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MultilayerPerceptron -L 0.3 -M 0.2 -N 500 -V 0 -S 0 -E 20 -H a</text:p>
      <text:p text:style-name="Standard">Relation: <text:s text:c="4"/>Rand_FeatureFileAllMT_Reg</text:p>
      <text:p text:style-name="Standard">Instances: <text:s text:c="3"/>1000</text:p>
      <text:p text:style-name="Standard">Attributes: <text:s text:c="2"/>43</text:p>
      <text:p text:style-name="Standard"><text:s text:c="14"/>Bi_lemma_overlap_count</text:p>
      <text:p text:style-name="Standard"><text:s text:c="14"/>Dist_Sim_Adj</text:p>
      <text:p text:style-name="Standard"><text:s text:c="14"/>Dist_Sim_Noun</text:p>
      <text:p text:style-name="Standard"><text:s text:c="14"/>Dist_Sim_Verb</text:p>
      <text:p text:style-name="Standard"><text:s text:c="14"/>LIWC_Catg_Achievement</text:p>
      <text:p text:style-name="Standard"><text:s text:c="14"/>LIWC_Catg_Affective Processes</text:p>
      <text:p text:style-name="Standard"><text:s text:c="14"/>LIWC_Catg_Biological Processes</text:p>
      <text:p text:style-name="Standard"><text:s text:c="14"/>LIWC_Catg_Causation</text:p>
      <text:p text:style-name="Standard"><text:s text:c="14"/>LIWC_Catg_Certainty</text:p>
      <text:p text:style-name="Standard"><text:s text:c="14"/>LIWC_Catg_Cognitive Processes</text:p>
      <text:p text:style-name="Standard"><text:s text:c="14"/>LIWC_Catg_Discrepancy</text:p>
      <text:p text:style-name="Standard"><text:s text:c="14"/>LIWC_Catg_Family</text:p>
      <text:p text:style-name="Standard"><text:s text:c="14"/>LIWC_Catg_Hear</text:p>
      <text:p text:style-name="Standard"><text:s text:c="14"/>LIWC_Catg_Humans</text:p>
      <text:p text:style-name="Standard"><text:s text:c="14"/>LIWC_Catg_Insight</text:p>
      <text:p text:style-name="Standard"><text:s text:c="14"/>LIWC_Catg_Motion</text:p>
      <text:p text:style-name="Standard"><text:s text:c="14"/>LIWC_Catg_Negative Emotion</text:p>
      <text:p text:style-name="Standard"><text:s text:c="14"/>LIWC_Catg_Perceptual Processes</text:p>
      <text:p text:style-name="Standard"><text:s text:c="14"/>LIWC_Catg_Positive Emotion</text:p>
      <text:p text:style-name="Standard"><text:s text:c="14"/>LIWC_Catg_Relativity</text:p>
      <text:p text:style-name="Standard"><text:s text:c="14"/>LIWC_Catg_Religion</text:p>
      <text:p text:style-name="Standard"><text:s text:c="14"/>LIWC_Catg_See</text:p>
      <text:p text:style-name="Standard"><text:s text:c="14"/>LIWC_Catg_Sexual</text:p>
      <text:p text:style-name="Standard"><text:s text:c="14"/>LIWC_Catg_Social Processes</text:p>
      <text:p text:style-name="Standard"><text:s text:c="14"/>LIWC_Catg_Tentative</text:p>
      <text:p text:style-name="Standard"><text:s text:c="14"/>LIWC_Catg_Time</text:p>
      <text:p text:style-name="Standard"><text:s text:c="14"/>LIWC_Catg_Work</text:p>
      <text:p text:style-name="Standard"><text:s text:c="14"/>Lev_Dist</text:p>
      <text:p text:style-name="Standard"><text:s text:c="14"/>MeanSimLabel</text:p>
      <text:p text:style-name="Standard"><text:s text:c="14"/>Tri_lemma_overlap_count</text:p>
      <text:p text:style-name="Standard"><text:s text:c="14"/>UMBC</text:p>
      <text:p text:style-name="Standard"><text:s text:c="14"/>Uni_lemma_overlap_count</text:p>
      <text:p text:style-name="Standard"><text:s text:c="14"/>diff_len</text:p>
      <text:p text:style-name="Standard"><text:s text:c="14"/>noun_Path</text:p>
      <text:p text:style-name="Standard"><text:s text:c="14"/>rouge_1_f_score</text:p>
      <text:p text:style-name="Standard"><text:s text:c="14"/>rouge_2_f_score</text:p>
      <text:p text:style-name="Standard"><text:s text:c="14"/>rouge_3_f_score</text:p>
      <text:p text:style-name="Standard"><text:s text:c="14"/>rouge_4_f_score</text:p>
      <text:p text:style-name="Standard"><text:s text:c="14"/>rouge_l_f_score</text:p>
      <text:p text:style-name="Standard"><text:s text:c="14"/>rouge_s*_f_score</text:p>
      <text:p text:style-name="Standard"><text:s text:c="14"/>rouge_su*_f_score</text:p>
      <text:p text:style-name="Standard"><text:s text:c="14"/>rouge_w_1.2_f_score</text:p>
      <text:p text:style-name="Standard"><text:s text:c="14"/>verb_Path</text:p>
      <text:p text:style-name="Standard">Test mode: <text:s text:c="3"/>10-fold cross-validation</text:p>
      <text:p text:style-name="Standard"/>
      <text:p text:style-name="Standard"><text:soft-page-break/>=== Classifier model (full training set) ===</text:p>
      <text:p text:style-name="Standard"/>
      <text:p text:style-name="Standard">Linear Node 0</text:p>
      <text:p text:style-name="Standard"><text:s text:c="4"/>Inputs <text:s text:c="3"/>Weights</text:p>
      <text:p text:style-name="Standard"><text:s text:c="4"/>Threshold <text:s text:c="3"/>-0.674251303916121</text:p>
      <text:p text:style-name="Standard"><text:s text:c="4"/>Node 1 <text:s text:c="3"/>0.9119091863231863</text:p>
      <text:p text:style-name="Standard"><text:s text:c="4"/>Node 2 <text:s text:c="3"/>1.2764266478418702</text:p>
      <text:p text:style-name="Standard"><text:s text:c="4"/>Node 3 <text:s text:c="3"/>2.0842755039719325</text:p>
      <text:p text:style-name="Standard"><text:s text:c="4"/>Node 4 <text:s text:c="3"/>0.7775337424890413</text:p>
      <text:p text:style-name="Standard"><text:s text:c="4"/>Node 5 <text:s text:c="3"/>0.7431860914465097</text:p>
      <text:p text:style-name="Standard"><text:s text:c="4"/>Node 6 <text:s text:c="3"/>0.3725376680543161</text:p>
      <text:p text:style-name="Standard"><text:s text:c="4"/>Node 7 <text:s text:c="3"/>1.2974772526510947</text:p>
      <text:p text:style-name="Standard"><text:s text:c="4"/>Node 8 <text:s text:c="3"/>0.964570276096981</text:p>
      <text:p text:style-name="Standard"><text:s text:c="4"/>Node 9 <text:s text:c="3"/>0.6222395412455367</text:p>
      <text:p text:style-name="Standard"><text:s text:c="4"/>Node 10 <text:s text:c="3"/>0.714756917964522</text:p>
      <text:p text:style-name="Standard"><text:s text:c="4"/>Node 11 <text:s text:c="3"/>1.0444685488667615</text:p>
      <text:p text:style-name="Standard"><text:s text:c="4"/>Node 12 <text:s text:c="3"/>0.9483547719726845</text:p>
      <text:p text:style-name="Standard"><text:s text:c="4"/>Node 13 <text:s text:c="3"/>2.0638507154500103</text:p>
      <text:p text:style-name="Standard"><text:s text:c="4"/>Node 14 <text:s text:c="3"/>1.1151214698745902</text:p>
      <text:p text:style-name="Standard"><text:s text:c="4"/>Node 15 <text:s text:c="3"/>-0.9081897589572545</text:p>
      <text:p text:style-name="Standard"><text:s text:c="4"/>Node 16 <text:s text:c="3"/>0.5380175065151807</text:p>
      <text:p text:style-name="Standard"><text:s text:c="4"/>Node 17 <text:s text:c="3"/>0.7366864676221592</text:p>
      <text:p text:style-name="Standard"><text:s text:c="4"/>Node 18 <text:s text:c="3"/>0.8631051606991689</text:p>
      <text:p text:style-name="Standard"><text:s text:c="4"/>Node 19 <text:s text:c="3"/>0.9156316790870151</text:p>
      <text:p text:style-name="Standard"><text:s text:c="4"/>Node 20 <text:s text:c="3"/>0.7390908540766824</text:p>
      <text:p text:style-name="Standard"><text:s text:c="4"/>Node 21 <text:s text:c="3"/>1.0281869810937068</text:p>
      <text:p text:style-name="Standard">Sigmoid Node 1</text:p>
      <text:p text:style-name="Standard"><text:s text:c="4"/>Inputs <text:s text:c="3"/>Weights</text:p>
      <text:p text:style-name="Standard"><text:s text:c="4"/>Threshold <text:s text:c="3"/>-4.169295137938903</text:p>
      <text:p text:style-name="Standard"><text:s text:c="4"/>Attrib Bi_lemma_overlap_count <text:s text:c="3"/>2.996867209180856</text:p>
      <text:p text:style-name="Standard"><text:s text:c="4"/>Attrib Dist_Sim_Adj <text:s text:c="3"/>5.365974729367009</text:p>
      <text:p text:style-name="Standard"><text:s text:c="4"/>Attrib Dist_Sim_Noun <text:s text:c="3"/>-2.121564847000593</text:p>
      <text:p text:style-name="Standard"><text:s text:c="4"/>Attrib Dist_Sim_Verb <text:s text:c="3"/>-4.730383653228156</text:p>
      <text:p text:style-name="Standard"><text:s text:c="4"/>Attrib LIWC_Catg_Achievement <text:s text:c="3"/>0.03083324583379484</text:p>
      <text:p text:style-name="Standard"><text:s text:c="4"/>Attrib LIWC_Catg_Affective Processes <text:s text:c="3"/>2.823471406102617</text:p>
      <text:p text:style-name="Standard"><text:s text:c="4"/>Attrib LIWC_Catg_Biological Processes <text:s text:c="3"/>-3.4098234456665453</text:p>
      <text:p text:style-name="Standard"><text:s text:c="4"/>Attrib LIWC_Catg_Causation <text:s text:c="3"/>1.507905083017756</text:p>
      <text:p text:style-name="Standard"><text:s text:c="4"/>Attrib LIWC_Catg_Certainty <text:s text:c="3"/>1.4136978923777075</text:p>
      <text:p text:style-name="Standard"><text:s text:c="4"/>Attrib LIWC_Catg_Cognitive Processes <text:s text:c="3"/>0.22362146984402262</text:p>
      <text:p text:style-name="Standard"><text:s text:c="4"/>Attrib LIWC_Catg_Discrepancy <text:s text:c="3"/>-2.24615899358532</text:p>
      <text:p text:style-name="Standard"><text:s text:c="4"/>Attrib LIWC_Catg_Family <text:s text:c="3"/>1.4168245780097326</text:p>
      <text:p text:style-name="Standard"><text:s text:c="4"/>Attrib LIWC_Catg_Hear <text:s text:c="3"/>1.4003160513216897</text:p>
      <text:p text:style-name="Standard"><text:s text:c="4"/>Attrib LIWC_Catg_Humans <text:s text:c="3"/>-2.9111568540508856</text:p>
      <text:p text:style-name="Standard"><text:s text:c="4"/>Attrib LIWC_Catg_Insight <text:s text:c="3"/>0.06878186983115825</text:p>
      <text:p text:style-name="Standard"><text:s text:c="4"/>Attrib LIWC_Catg_Motion <text:s text:c="3"/>1.8876630931880605</text:p>
      <text:p text:style-name="Standard"><text:s text:c="4"/>Attrib LIWC_Catg_Negative Emotion <text:s text:c="3"/>-0.4233872723366024</text:p>
      <text:p text:style-name="Standard"><text:s text:c="4"/>Attrib LIWC_Catg_Perceptual Processes <text:s text:c="3"/>0.8062230003530461</text:p>
      <text:p text:style-name="Standard"><text:s text:c="4"/>Attrib LIWC_Catg_Positive Emotion <text:s text:c="3"/>-2.306694120351201</text:p>
      <text:p text:style-name="Standard"><text:s text:c="4"/>Attrib LIWC_Catg_Relativity <text:s text:c="3"/>-0.8546185531185523</text:p>
      <text:p text:style-name="Standard"><text:s text:c="4"/>Attrib LIWC_Catg_Religion <text:s text:c="3"/>-0.2239638327492947</text:p>
      <text:p text:style-name="Standard"><text:s text:c="4"/>Attrib LIWC_Catg_See <text:s text:c="3"/>3.5163919103782737</text:p>
      <text:p text:style-name="Standard"><text:soft-page-break/><text:s text:c="4"/>Attrib LIWC_Catg_Sexual <text:s text:c="3"/>-3.8700693344278654</text:p>
      <text:p text:style-name="Standard"><text:s text:c="4"/>Attrib LIWC_Catg_Social Processes <text:s text:c="3"/>-1.1753636633672975</text:p>
      <text:p text:style-name="Standard"><text:s text:c="4"/>Attrib LIWC_Catg_Tentative <text:s text:c="3"/>-1.5428412591074492</text:p>
      <text:p text:style-name="Standard"><text:s text:c="4"/>Attrib LIWC_Catg_Time <text:s text:c="3"/>0.5104967376260992</text:p>
      <text:p text:style-name="Standard"><text:s text:c="4"/>Attrib LIWC_Catg_Work <text:s text:c="3"/>0.5680813145831083</text:p>
      <text:p text:style-name="Standard"><text:s text:c="4"/>Attrib Lev_Dist <text:s text:c="3"/>-5.60406945049292</text:p>
      <text:p text:style-name="Standard"><text:s text:c="4"/>Attrib Tri_lemma_overlap_count <text:s text:c="3"/>3.27554577868495</text:p>
      <text:p text:style-name="Standard"><text:s text:c="4"/>Attrib UMBC <text:s text:c="3"/>4.872508604425974</text:p>
      <text:p text:style-name="Standard"><text:s text:c="4"/>Attrib Uni_lemma_overlap_count <text:s text:c="3"/>1.4959310520062175</text:p>
      <text:p text:style-name="Standard"><text:s text:c="4"/>Attrib diff_len <text:s text:c="3"/>7.329009639556175</text:p>
      <text:p text:style-name="Standard"><text:s text:c="4"/>Attrib noun_Path <text:s text:c="3"/>0.38409722546022007</text:p>
      <text:p text:style-name="Standard"><text:s text:c="4"/>Attrib rouge_1_f_score <text:s text:c="3"/>2.169282705766351</text:p>
      <text:p text:style-name="Standard"><text:s text:c="4"/>Attrib rouge_2_f_score <text:s text:c="3"/>-4.2116493435438445</text:p>
      <text:p text:style-name="Standard"><text:s text:c="4"/>Attrib rouge_3_f_score <text:s text:c="3"/>-4.4356006231945155</text:p>
      <text:p text:style-name="Standard"><text:s text:c="4"/>Attrib rouge_4_f_score <text:s text:c="3"/>-2.192832034597572</text:p>
      <text:p text:style-name="Standard"><text:s text:c="4"/>Attrib rouge_l_f_score <text:s text:c="3"/>-0.19659411770227977</text:p>
      <text:p text:style-name="Standard"><text:s text:c="4"/>Attrib rouge_s*_f_score <text:s text:c="3"/>2.2502607334401916</text:p>
      <text:p text:style-name="Standard"><text:s text:c="4"/>Attrib rouge_su*_f_score <text:s text:c="3"/>2.198745158973497</text:p>
      <text:p text:style-name="Standard"><text:s text:c="4"/>Attrib rouge_w_1.2_f_score <text:s text:c="3"/>-2.198660473807482</text:p>
      <text:p text:style-name="Standard"><text:s text:c="4"/>Attrib verb_Path <text:s text:c="3"/>-2.4940680626573313</text:p>
      <text:p text:style-name="Standard">Sigmoid Node 2</text:p>
      <text:p text:style-name="Standard"><text:s text:c="4"/>Inputs <text:s text:c="3"/>Weights</text:p>
      <text:p text:style-name="Standard"><text:s text:c="4"/>Threshold <text:s text:c="3"/>-2.0818978345298205</text:p>
      <text:p text:style-name="Standard"><text:s text:c="4"/>Attrib Bi_lemma_overlap_count <text:s text:c="3"/>-0.49143506921124963</text:p>
      <text:p text:style-name="Standard"><text:s text:c="4"/>Attrib Dist_Sim_Adj <text:s text:c="3"/>3.108931721339952</text:p>
      <text:p text:style-name="Standard"><text:s text:c="4"/>Attrib Dist_Sim_Noun <text:s text:c="3"/>5.727101278281283</text:p>
      <text:p text:style-name="Standard"><text:s text:c="4"/>Attrib Dist_Sim_Verb <text:s text:c="3"/>-2.912378587070308</text:p>
      <text:p text:style-name="Standard"><text:s text:c="4"/>Attrib LIWC_Catg_Achievement <text:s text:c="3"/>0.9590280227752436</text:p>
      <text:p text:style-name="Standard"><text:s text:c="4"/>Attrib LIWC_Catg_Affective Processes <text:s text:c="3"/>2.698336690175417</text:p>
      <text:p text:style-name="Standard"><text:s text:c="4"/>Attrib LIWC_Catg_Biological Processes <text:s text:c="3"/>-3.2554505548092387</text:p>
      <text:p text:style-name="Standard"><text:s text:c="4"/>Attrib LIWC_Catg_Causation <text:s text:c="3"/>-3.835242178951592</text:p>
      <text:p text:style-name="Standard"><text:s text:c="4"/>Attrib LIWC_Catg_Certainty <text:s text:c="3"/>4.920637940606291</text:p>
      <text:p text:style-name="Standard"><text:s text:c="4"/>Attrib LIWC_Catg_Cognitive Processes <text:s text:c="3"/>-1.5798496459743</text:p>
      <text:p text:style-name="Standard"><text:s text:c="4"/>Attrib LIWC_Catg_Discrepancy <text:s text:c="3"/>7.455311229983685</text:p>
      <text:p text:style-name="Standard"><text:s text:c="4"/>Attrib LIWC_Catg_Family <text:s text:c="3"/>-0.8124364743162762</text:p>
      <text:p text:style-name="Standard"><text:s text:c="4"/>Attrib LIWC_Catg_Hear <text:s text:c="3"/>1.1030964932498095</text:p>
      <text:p text:style-name="Standard"><text:s text:c="4"/>Attrib LIWC_Catg_Humans <text:s text:c="3"/>-2.236188116942702</text:p>
      <text:p text:style-name="Standard"><text:s text:c="4"/>Attrib LIWC_Catg_Insight <text:s text:c="3"/>-5.5718898981234375</text:p>
      <text:p text:style-name="Standard"><text:s text:c="4"/>Attrib LIWC_Catg_Motion <text:s text:c="3"/>3.203930199992513</text:p>
      <text:p text:style-name="Standard"><text:s text:c="4"/>Attrib LIWC_Catg_Negative Emotion <text:s text:c="3"/>6.376574462431712</text:p>
      <text:p text:style-name="Standard"><text:s text:c="4"/>Attrib LIWC_Catg_Perceptual Processes <text:s text:c="3"/>0.7084693740897735</text:p>
      <text:p text:style-name="Standard"><text:s text:c="4"/>Attrib LIWC_Catg_Positive Emotion <text:s text:c="3"/>-0.5724651775521321</text:p>
      <text:p text:style-name="Standard"><text:s text:c="4"/>Attrib LIWC_Catg_Relativity <text:s text:c="3"/>2.9465367163810794</text:p>
      <text:p text:style-name="Standard"><text:s text:c="4"/>Attrib LIWC_Catg_Religion <text:s text:c="3"/>0.4156581786830222</text:p>
      <text:p text:style-name="Standard"><text:s text:c="4"/>Attrib LIWC_Catg_See <text:s text:c="3"/>1.74924593745224</text:p>
      <text:p text:style-name="Standard"><text:s text:c="4"/>Attrib LIWC_Catg_Sexual <text:s text:c="3"/>2.160950596981119</text:p>
      <text:p text:style-name="Standard"><text:s text:c="4"/>Attrib LIWC_Catg_Social Processes <text:s text:c="3"/>2.0632439882202</text:p>
      <text:p text:style-name="Standard"><text:s text:c="4"/>Attrib LIWC_Catg_Tentative <text:s text:c="3"/>-2.61306653746415</text:p>
      <text:p text:style-name="Standard"><text:s text:c="4"/>Attrib LIWC_Catg_Time <text:s text:c="3"/>1.733434143496357</text:p>
      <text:p text:style-name="Standard"><text:s text:c="4"/>Attrib LIWC_Catg_Work <text:s text:c="3"/>3.174372859220465</text:p>
      <text:p text:style-name="Standard"><text:s text:c="4"/>Attrib Lev_Dist <text:s text:c="3"/>0.6214251378039122</text:p>
      <text:p text:style-name="Standard"><text:soft-page-break/><text:s text:c="4"/>Attrib Tri_lemma_overlap_count <text:s text:c="3"/>-0.35989687513469426</text:p>
      <text:p text:style-name="Standard"><text:s text:c="4"/>Attrib UMBC <text:s text:c="3"/>-3.7178364306003036</text:p>
      <text:p text:style-name="Standard"><text:s text:c="4"/>Attrib Uni_lemma_overlap_count <text:s text:c="3"/>5.314211797411934</text:p>
      <text:p text:style-name="Standard"><text:s text:c="4"/>Attrib diff_len <text:s text:c="3"/>-1.8382710041540404</text:p>
      <text:p text:style-name="Standard"><text:s text:c="4"/>Attrib noun_Path <text:s text:c="3"/>-4.300961054172198</text:p>
      <text:p text:style-name="Standard"><text:s text:c="4"/>Attrib rouge_1_f_score <text:s text:c="3"/>-1.3991832951882068</text:p>
      <text:p text:style-name="Standard"><text:s text:c="4"/>Attrib rouge_2_f_score <text:s text:c="3"/>-1.4208943501916098</text:p>
      <text:p text:style-name="Standard"><text:s text:c="4"/>Attrib rouge_3_f_score <text:s text:c="3"/>3.449315627937486</text:p>
      <text:p text:style-name="Standard"><text:s text:c="4"/>Attrib rouge_4_f_score <text:s text:c="3"/>4.095551732556969</text:p>
      <text:p text:style-name="Standard"><text:s text:c="4"/>Attrib rouge_l_f_score <text:s text:c="3"/>-3.1386013280879097</text:p>
      <text:p text:style-name="Standard"><text:s text:c="4"/>Attrib rouge_s*_f_score <text:s text:c="3"/>-1.5605956768247529</text:p>
      <text:p text:style-name="Standard"><text:s text:c="4"/>Attrib rouge_su*_f_score <text:s text:c="3"/>-1.5359758744414846</text:p>
      <text:p text:style-name="Standard"><text:s text:c="4"/>Attrib rouge_w_1.2_f_score <text:s text:c="3"/>-5.731957550170512</text:p>
      <text:p text:style-name="Standard"><text:s text:c="4"/>Attrib verb_Path <text:s text:c="3"/>-6.009727389744049</text:p>
      <text:p text:style-name="Standard">Sigmoid Node 3</text:p>
      <text:p text:style-name="Standard"><text:s text:c="4"/>Inputs <text:s text:c="3"/>Weights</text:p>
      <text:p text:style-name="Standard"><text:s text:c="4"/>Threshold <text:s text:c="3"/>-2.3291805184436036</text:p>
      <text:p text:style-name="Standard"><text:s text:c="4"/>Attrib Bi_lemma_overlap_count <text:s text:c="3"/>2.9028541855927417</text:p>
      <text:p text:style-name="Standard"><text:s text:c="4"/>Attrib Dist_Sim_Adj <text:s text:c="3"/>3.6154004892440104</text:p>
      <text:p text:style-name="Standard"><text:s text:c="4"/>Attrib Dist_Sim_Noun <text:s text:c="3"/>-1.2016139809337627</text:p>
      <text:p text:style-name="Standard"><text:s text:c="4"/>Attrib Dist_Sim_Verb <text:s text:c="3"/>-5.116977064595091</text:p>
      <text:p text:style-name="Standard"><text:s text:c="4"/>Attrib LIWC_Catg_Achievement <text:s text:c="3"/>-0.7427735953426884</text:p>
      <text:p text:style-name="Standard"><text:s text:c="4"/>Attrib LIWC_Catg_Affective Processes <text:s text:c="3"/>-2.8838959150586647</text:p>
      <text:p text:style-name="Standard"><text:s text:c="4"/>Attrib LIWC_Catg_Biological Processes <text:s text:c="3"/>0.8648390270677846</text:p>
      <text:p text:style-name="Standard"><text:s text:c="4"/>Attrib LIWC_Catg_Causation <text:s text:c="3"/>-0.4973644260723747</text:p>
      <text:p text:style-name="Standard"><text:s text:c="4"/>Attrib LIWC_Catg_Certainty <text:s text:c="3"/>0.1887687381120482</text:p>
      <text:p text:style-name="Standard"><text:s text:c="4"/>Attrib LIWC_Catg_Cognitive Processes <text:s text:c="3"/>1.4153690270326083</text:p>
      <text:p text:style-name="Standard"><text:s text:c="4"/>Attrib LIWC_Catg_Discrepancy <text:s text:c="3"/>1.7256975565007922</text:p>
      <text:p text:style-name="Standard"><text:s text:c="4"/>Attrib LIWC_Catg_Family <text:s text:c="3"/>0.6765038465575854</text:p>
      <text:p text:style-name="Standard"><text:s text:c="4"/>Attrib LIWC_Catg_Hear <text:s text:c="3"/>-0.1940308971544259</text:p>
      <text:p text:style-name="Standard"><text:s text:c="4"/>Attrib LIWC_Catg_Humans <text:s text:c="3"/>-1.5477030379364225</text:p>
      <text:p text:style-name="Standard"><text:s text:c="4"/>Attrib LIWC_Catg_Insight <text:s text:c="3"/>-0.8820913156552127</text:p>
      <text:p text:style-name="Standard"><text:s text:c="4"/>Attrib LIWC_Catg_Motion <text:s text:c="3"/>0.35837687528985324</text:p>
      <text:p text:style-name="Standard"><text:s text:c="4"/>Attrib LIWC_Catg_Negative Emotion <text:s text:c="3"/>1.1527630718928825</text:p>
      <text:p text:style-name="Standard"><text:s text:c="4"/>Attrib LIWC_Catg_Perceptual Processes <text:s text:c="3"/>-0.563430842183451</text:p>
      <text:p text:style-name="Standard"><text:s text:c="4"/>Attrib LIWC_Catg_Positive Emotion <text:s text:c="3"/>3.158222545623677</text:p>
      <text:p text:style-name="Standard"><text:s text:c="4"/>Attrib LIWC_Catg_Relativity <text:s text:c="3"/>3.5529541906377995</text:p>
      <text:p text:style-name="Standard"><text:s text:c="4"/>Attrib LIWC_Catg_Religion <text:s text:c="3"/>0.7669971161606346</text:p>
      <text:p text:style-name="Standard"><text:s text:c="4"/>Attrib LIWC_Catg_See <text:s text:c="3"/>1.9389792917524107</text:p>
      <text:p text:style-name="Standard"><text:s text:c="4"/>Attrib LIWC_Catg_Sexual <text:s text:c="3"/>1.1791998569567153</text:p>
      <text:p text:style-name="Standard"><text:s text:c="4"/>Attrib LIWC_Catg_Social Processes <text:s text:c="3"/>0.4452553587407026</text:p>
      <text:p text:style-name="Standard"><text:s text:c="4"/>Attrib LIWC_Catg_Tentative <text:s text:c="3"/>-2.178470433267169</text:p>
      <text:p text:style-name="Standard"><text:s text:c="4"/>Attrib LIWC_Catg_Time <text:s text:c="3"/>0.5128049384487039</text:p>
      <text:p text:style-name="Standard"><text:s text:c="4"/>Attrib LIWC_Catg_Work <text:s text:c="3"/>1.1292932895783878</text:p>
      <text:p text:style-name="Standard"><text:s text:c="4"/>Attrib Lev_Dist <text:s text:c="3"/>-0.9717532524992856</text:p>
      <text:p text:style-name="Standard"><text:s text:c="4"/>Attrib Tri_lemma_overlap_count <text:s text:c="3"/>3.743168966752242</text:p>
      <text:p text:style-name="Standard"><text:s text:c="4"/>Attrib UMBC <text:s text:c="3"/>4.9434342958158535</text:p>
      <text:p text:style-name="Standard"><text:s text:c="4"/>Attrib Uni_lemma_overlap_count <text:s text:c="3"/>-2.1864027262955243</text:p>
      <text:p text:style-name="Standard"><text:s text:c="4"/>Attrib diff_len <text:s text:c="3"/>4.4779685181287405</text:p>
      <text:p text:style-name="Standard"><text:s text:c="4"/>Attrib noun_Path <text:s text:c="3"/>-0.696051607374393</text:p>
      <text:p text:style-name="Standard"><text:s text:c="4"/>Attrib rouge_1_f_score <text:s text:c="3"/>2.0161001729731987</text:p>
      <text:p text:style-name="Standard"><text:soft-page-break/><text:s text:c="4"/>Attrib rouge_2_f_score <text:s text:c="3"/>1.9318498581485755</text:p>
      <text:p text:style-name="Standard"><text:s text:c="4"/>Attrib rouge_3_f_score <text:s text:c="3"/>0.8567435631127341</text:p>
      <text:p text:style-name="Standard"><text:s text:c="4"/>Attrib rouge_4_f_score <text:s text:c="3"/>-0.8015384515429519</text:p>
      <text:p text:style-name="Standard"><text:s text:c="4"/>Attrib rouge_l_f_score <text:s text:c="3"/>1.8793232921112915</text:p>
      <text:p text:style-name="Standard"><text:s text:c="4"/>Attrib rouge_s*_f_score <text:s text:c="3"/>1.859696737912711</text:p>
      <text:p text:style-name="Standard"><text:s text:c="4"/>Attrib rouge_su*_f_score <text:s text:c="3"/>1.8875995432907857</text:p>
      <text:p text:style-name="Standard"><text:s text:c="4"/>Attrib rouge_w_1.2_f_score <text:s text:c="3"/>-2.2865313541553096</text:p>
      <text:p text:style-name="Standard"><text:s text:c="4"/>Attrib verb_Path <text:s text:c="3"/>-0.4577576752056287</text:p>
      <text:p text:style-name="Standard">Sigmoid Node 4</text:p>
      <text:p text:style-name="Standard"><text:s text:c="4"/>Inputs <text:s text:c="3"/>Weights</text:p>
      <text:p text:style-name="Standard"><text:s text:c="4"/>Threshold <text:s text:c="3"/>-3.4668444151448607</text:p>
      <text:p text:style-name="Standard"><text:s text:c="4"/>Attrib Bi_lemma_overlap_count <text:s text:c="3"/>1.1808434614982086</text:p>
      <text:p text:style-name="Standard"><text:s text:c="4"/>Attrib Dist_Sim_Adj <text:s text:c="3"/>0.034719128716643975</text:p>
      <text:p text:style-name="Standard"><text:s text:c="4"/>Attrib Dist_Sim_Noun <text:s text:c="3"/>-4.097842271357963</text:p>
      <text:p text:style-name="Standard"><text:s text:c="4"/>Attrib Dist_Sim_Verb <text:s text:c="3"/>-1.6658414448822583</text:p>
      <text:p text:style-name="Standard"><text:s text:c="4"/>Attrib LIWC_Catg_Achievement <text:s text:c="3"/>1.275847294584862</text:p>
      <text:p text:style-name="Standard"><text:s text:c="4"/>Attrib LIWC_Catg_Affective Processes <text:s text:c="3"/>-0.424771280978706</text:p>
      <text:p text:style-name="Standard"><text:s text:c="4"/>Attrib LIWC_Catg_Biological Processes <text:s text:c="3"/>2.582461971997084</text:p>
      <text:p text:style-name="Standard"><text:s text:c="4"/>Attrib LIWC_Catg_Causation <text:s text:c="3"/>-0.8284687332938823</text:p>
      <text:p text:style-name="Standard"><text:s text:c="4"/>Attrib LIWC_Catg_Certainty <text:s text:c="3"/>1.589135035498058</text:p>
      <text:p text:style-name="Standard"><text:s text:c="4"/>Attrib LIWC_Catg_Cognitive Processes <text:s text:c="3"/>-0.586049994877442</text:p>
      <text:p text:style-name="Standard"><text:s text:c="4"/>Attrib LIWC_Catg_Discrepancy <text:s text:c="3"/>-0.3206861672120368</text:p>
      <text:p text:style-name="Standard"><text:s text:c="4"/>Attrib LIWC_Catg_Family <text:s text:c="3"/>2.4250749650283194</text:p>
      <text:p text:style-name="Standard"><text:s text:c="4"/>Attrib LIWC_Catg_Hear <text:s text:c="3"/>2.5721126203921933</text:p>
      <text:p text:style-name="Standard"><text:s text:c="4"/>Attrib LIWC_Catg_Humans <text:s text:c="3"/>1.1336917219014002</text:p>
      <text:p text:style-name="Standard"><text:s text:c="4"/>Attrib LIWC_Catg_Insight <text:s text:c="3"/>0.34713397730277495</text:p>
      <text:p text:style-name="Standard"><text:s text:c="4"/>Attrib LIWC_Catg_Motion <text:s text:c="3"/>-0.14220154663139975</text:p>
      <text:p text:style-name="Standard"><text:s text:c="4"/>Attrib LIWC_Catg_Negative Emotion <text:s text:c="3"/>2.7542875438996566</text:p>
      <text:p text:style-name="Standard"><text:s text:c="4"/>Attrib LIWC_Catg_Perceptual Processes <text:s text:c="3"/>1.9008608579557424</text:p>
      <text:p text:style-name="Standard"><text:s text:c="4"/>Attrib LIWC_Catg_Positive Emotion <text:s text:c="3"/>-0.21082578506467342</text:p>
      <text:p text:style-name="Standard"><text:s text:c="4"/>Attrib LIWC_Catg_Relativity <text:s text:c="3"/>-2.628429657876176</text:p>
      <text:p text:style-name="Standard"><text:s text:c="4"/>Attrib LIWC_Catg_Religion <text:s text:c="3"/>0.701834550579405</text:p>
      <text:p text:style-name="Standard"><text:s text:c="4"/>Attrib LIWC_Catg_See <text:s text:c="3"/>2.727800748304441</text:p>
      <text:p text:style-name="Standard"><text:s text:c="4"/>Attrib LIWC_Catg_Sexual <text:s text:c="3"/>5.192484044255148</text:p>
      <text:p text:style-name="Standard"><text:s text:c="4"/>Attrib LIWC_Catg_Social Processes <text:s text:c="3"/>-1.7562648520035595</text:p>
      <text:p text:style-name="Standard"><text:s text:c="4"/>Attrib LIWC_Catg_Tentative <text:s text:c="3"/>0.6010617901858971</text:p>
      <text:p text:style-name="Standard"><text:s text:c="4"/>Attrib LIWC_Catg_Time <text:s text:c="3"/>-2.067061037280359</text:p>
      <text:p text:style-name="Standard"><text:s text:c="4"/>Attrib LIWC_Catg_Work <text:s text:c="3"/>2.480534523608122</text:p>
      <text:p text:style-name="Standard"><text:s text:c="4"/>Attrib Lev_Dist <text:s text:c="3"/>2.166153110945873</text:p>
      <text:p text:style-name="Standard"><text:s text:c="4"/>Attrib Tri_lemma_overlap_count <text:s text:c="3"/>1.1021383525777437</text:p>
      <text:p text:style-name="Standard"><text:s text:c="4"/>Attrib UMBC <text:s text:c="3"/>-4.541577987205131</text:p>
      <text:p text:style-name="Standard"><text:s text:c="4"/>Attrib Uni_lemma_overlap_count <text:s text:c="3"/>4.468159164469983</text:p>
      <text:p text:style-name="Standard"><text:s text:c="4"/>Attrib diff_len <text:s text:c="3"/>-6.875895563803183</text:p>
      <text:p text:style-name="Standard"><text:s text:c="4"/>Attrib noun_Path <text:s text:c="3"/>-2.398945095032455</text:p>
      <text:p text:style-name="Standard"><text:s text:c="4"/>Attrib rouge_1_f_score <text:s text:c="3"/>2.6462521784135182</text:p>
      <text:p text:style-name="Standard"><text:s text:c="4"/>Attrib rouge_2_f_score <text:s text:c="3"/>-0.09371234177736738</text:p>
      <text:p text:style-name="Standard"><text:s text:c="4"/>Attrib rouge_3_f_score <text:s text:c="3"/>0.8041135968277486</text:p>
      <text:p text:style-name="Standard"><text:s text:c="4"/>Attrib rouge_4_f_score <text:s text:c="3"/>1.0318336563814459</text:p>
      <text:p text:style-name="Standard"><text:s text:c="4"/>Attrib rouge_l_f_score <text:s text:c="3"/>2.126352967142384</text:p>
      <text:p text:style-name="Standard"><text:s text:c="4"/>Attrib rouge_s*_f_score <text:s text:c="3"/>3.1312800790538735</text:p>
      <text:p text:style-name="Standard"><text:s text:c="4"/>Attrib rouge_su*_f_score <text:s text:c="3"/>3.0411114516775997</text:p>
      <text:p text:style-name="Standard"><text:soft-page-break/><text:s text:c="4"/>Attrib rouge_w_1.2_f_score <text:s text:c="3"/>-5.462595127763614</text:p>
      <text:p text:style-name="Standard"><text:s text:c="4"/>Attrib verb_Path <text:s text:c="3"/>-2.6426246541735154</text:p>
      <text:p text:style-name="Standard">Sigmoid Node 5</text:p>
      <text:p text:style-name="Standard"><text:s text:c="4"/>Inputs <text:s text:c="3"/>Weights</text:p>
      <text:p text:style-name="Standard"><text:s text:c="4"/>Threshold <text:s text:c="3"/>-3.9900730395114707</text:p>
      <text:p text:style-name="Standard"><text:s text:c="4"/>Attrib Bi_lemma_overlap_count <text:s text:c="3"/>0.45755464338909113</text:p>
      <text:p text:style-name="Standard"><text:s text:c="4"/>Attrib Dist_Sim_Adj <text:s text:c="3"/>2.179992833018726</text:p>
      <text:p text:style-name="Standard"><text:s text:c="4"/>Attrib Dist_Sim_Noun <text:s text:c="3"/>2.4676381231422484</text:p>
      <text:p text:style-name="Standard"><text:s text:c="4"/>Attrib Dist_Sim_Verb <text:s text:c="3"/>-0.9250884933954936</text:p>
      <text:p text:style-name="Standard"><text:s text:c="4"/>Attrib LIWC_Catg_Achievement <text:s text:c="3"/>2.569179275043467</text:p>
      <text:p text:style-name="Standard"><text:s text:c="4"/>Attrib LIWC_Catg_Affective Processes <text:s text:c="3"/>-2.6048464881193865</text:p>
      <text:p text:style-name="Standard"><text:s text:c="4"/>Attrib LIWC_Catg_Biological Processes <text:s text:c="3"/>-0.4645642889067843</text:p>
      <text:p text:style-name="Standard"><text:s text:c="4"/>Attrib LIWC_Catg_Causation <text:s text:c="3"/>0.5225056318923349</text:p>
      <text:p text:style-name="Standard"><text:s text:c="4"/>Attrib LIWC_Catg_Certainty <text:s text:c="3"/>2.0933806809697186</text:p>
      <text:p text:style-name="Standard"><text:s text:c="4"/>Attrib LIWC_Catg_Cognitive Processes <text:s text:c="3"/>0.19284984188874382</text:p>
      <text:p text:style-name="Standard"><text:s text:c="4"/>Attrib LIWC_Catg_Discrepancy <text:s text:c="3"/>1.0470806819755283</text:p>
      <text:p text:style-name="Standard"><text:s text:c="4"/>Attrib LIWC_Catg_Family <text:s text:c="3"/>1.1511508815566338</text:p>
      <text:p text:style-name="Standard"><text:s text:c="4"/>Attrib LIWC_Catg_Hear <text:s text:c="3"/>1.0616227765170925</text:p>
      <text:p text:style-name="Standard"><text:s text:c="4"/>Attrib LIWC_Catg_Humans <text:s text:c="3"/>-1.25558308191455</text:p>
      <text:p text:style-name="Standard"><text:s text:c="4"/>Attrib LIWC_Catg_Insight <text:s text:c="3"/>0.15676923313574914</text:p>
      <text:p text:style-name="Standard"><text:s text:c="4"/>Attrib LIWC_Catg_Motion <text:s text:c="3"/>1.2824779160266453</text:p>
      <text:p text:style-name="Standard"><text:s text:c="4"/>Attrib LIWC_Catg_Negative Emotion <text:s text:c="3"/>-1.919358081532128</text:p>
      <text:p text:style-name="Standard"><text:s text:c="4"/>Attrib LIWC_Catg_Perceptual Processes <text:s text:c="3"/>-0.3384757457546817</text:p>
      <text:p text:style-name="Standard"><text:s text:c="4"/>Attrib LIWC_Catg_Positive Emotion <text:s text:c="3"/>-1.5781046467172415</text:p>
      <text:p text:style-name="Standard"><text:s text:c="4"/>Attrib LIWC_Catg_Relativity <text:s text:c="3"/>-2.280547083186582</text:p>
      <text:p text:style-name="Standard"><text:s text:c="4"/>Attrib LIWC_Catg_Religion <text:s text:c="3"/>2.5812390924302013</text:p>
      <text:p text:style-name="Standard"><text:s text:c="4"/>Attrib LIWC_Catg_See <text:s text:c="3"/>2.713359153365136</text:p>
      <text:p text:style-name="Standard"><text:s text:c="4"/>Attrib LIWC_Catg_Sexual <text:s text:c="3"/>4.1721832520204085</text:p>
      <text:p text:style-name="Standard"><text:s text:c="4"/>Attrib LIWC_Catg_Social Processes <text:s text:c="3"/>-1.8586994078102193</text:p>
      <text:p text:style-name="Standard"><text:s text:c="4"/>Attrib LIWC_Catg_Tentative <text:s text:c="3"/>-1.0464678962255436</text:p>
      <text:p text:style-name="Standard"><text:s text:c="4"/>Attrib LIWC_Catg_Time <text:s text:c="3"/>-0.6140721257684048</text:p>
      <text:p text:style-name="Standard"><text:s text:c="4"/>Attrib LIWC_Catg_Work <text:s text:c="3"/>2.1401007082871994</text:p>
      <text:p text:style-name="Standard"><text:s text:c="4"/>Attrib Lev_Dist <text:s text:c="3"/>0.5703001730292527</text:p>
      <text:p text:style-name="Standard"><text:s text:c="4"/>Attrib Tri_lemma_overlap_count <text:s text:c="3"/>-1.6467119972129802</text:p>
      <text:p text:style-name="Standard"><text:s text:c="4"/>Attrib UMBC <text:s text:c="3"/>2.598203114313015</text:p>
      <text:p text:style-name="Standard"><text:s text:c="4"/>Attrib Uni_lemma_overlap_count <text:s text:c="3"/>-1.3126464225497332</text:p>
      <text:p text:style-name="Standard"><text:s text:c="4"/>Attrib diff_len <text:s text:c="3"/>0.954045345315571</text:p>
      <text:p text:style-name="Standard"><text:s text:c="4"/>Attrib noun_Path <text:s text:c="3"/>-4.341776308456742</text:p>
      <text:p text:style-name="Standard"><text:s text:c="4"/>Attrib rouge_1_f_score <text:s text:c="3"/>-2.4540308270973568</text:p>
      <text:p text:style-name="Standard"><text:s text:c="4"/>Attrib rouge_2_f_score <text:s text:c="3"/>0.4230511774078318</text:p>
      <text:p text:style-name="Standard"><text:s text:c="4"/>Attrib rouge_3_f_score <text:s text:c="3"/>0.20030549814774287</text:p>
      <text:p text:style-name="Standard"><text:s text:c="4"/>Attrib rouge_4_f_score <text:s text:c="3"/>0.7711828460902097</text:p>
      <text:p text:style-name="Standard"><text:s text:c="4"/>Attrib rouge_l_f_score <text:s text:c="3"/>0.4552413325635658</text:p>
      <text:p text:style-name="Standard"><text:s text:c="4"/>Attrib rouge_s*_f_score <text:s text:c="3"/>-2.3250340859141505</text:p>
      <text:p text:style-name="Standard"><text:s text:c="4"/>Attrib rouge_su*_f_score <text:s text:c="3"/>-2.3073875243669733</text:p>
      <text:p text:style-name="Standard"><text:s text:c="4"/>Attrib rouge_w_1.2_f_score <text:s text:c="3"/>6.787131788460088</text:p>
      <text:p text:style-name="Standard"><text:s text:c="4"/>Attrib verb_Path <text:s text:c="3"/>-2.421089542396136</text:p>
      <text:p text:style-name="Standard">Sigmoid Node 6</text:p>
      <text:p text:style-name="Standard"><text:s text:c="4"/>Inputs <text:s text:c="3"/>Weights</text:p>
      <text:p text:style-name="Standard"><text:s text:c="4"/>Threshold <text:s text:c="3"/>-5.904563491366955</text:p>
      <text:p text:style-name="Standard"><text:s text:c="4"/>Attrib Bi_lemma_overlap_count <text:s text:c="3"/>0.6845382564599942</text:p>
      <text:p text:style-name="Standard"><text:soft-page-break/><text:s text:c="4"/>Attrib Dist_Sim_Adj <text:s text:c="3"/>-1.1347491879087568</text:p>
      <text:p text:style-name="Standard"><text:s text:c="4"/>Attrib Dist_Sim_Noun <text:s text:c="3"/>-0.3374507296172428</text:p>
      <text:p text:style-name="Standard"><text:s text:c="4"/>Attrib Dist_Sim_Verb <text:s text:c="3"/>0.0622964047254037</text:p>
      <text:p text:style-name="Standard"><text:s text:c="4"/>Attrib LIWC_Catg_Achievement <text:s text:c="3"/>0.5585616274005316</text:p>
      <text:p text:style-name="Standard"><text:s text:c="4"/>Attrib LIWC_Catg_Affective Processes <text:s text:c="3"/>-1.4358322580970022</text:p>
      <text:p text:style-name="Standard"><text:s text:c="4"/>Attrib LIWC_Catg_Biological Processes <text:s text:c="3"/>0.5274372238164349</text:p>
      <text:p text:style-name="Standard"><text:s text:c="4"/>Attrib LIWC_Catg_Causation <text:s text:c="3"/>-0.6614996375843165</text:p>
      <text:p text:style-name="Standard"><text:s text:c="4"/>Attrib LIWC_Catg_Certainty <text:s text:c="3"/>-0.31507988978881124</text:p>
      <text:p text:style-name="Standard"><text:s text:c="4"/>Attrib LIWC_Catg_Cognitive Processes <text:s text:c="3"/>2.6543312677016977</text:p>
      <text:p text:style-name="Standard"><text:s text:c="4"/>Attrib LIWC_Catg_Discrepancy <text:s text:c="3"/>-0.5105640016163797</text:p>
      <text:p text:style-name="Standard"><text:s text:c="4"/>Attrib LIWC_Catg_Family <text:s text:c="3"/>0.06651058929573177</text:p>
      <text:p text:style-name="Standard"><text:s text:c="4"/>Attrib LIWC_Catg_Hear <text:s text:c="3"/>2.34443851951658</text:p>
      <text:p text:style-name="Standard"><text:s text:c="4"/>Attrib LIWC_Catg_Humans <text:s text:c="3"/>-1.4634204265235549</text:p>
      <text:p text:style-name="Standard"><text:s text:c="4"/>Attrib LIWC_Catg_Insight <text:s text:c="3"/>-2.276343875207191</text:p>
      <text:p text:style-name="Standard"><text:s text:c="4"/>Attrib LIWC_Catg_Motion <text:s text:c="3"/>-0.08635846719862539</text:p>
      <text:p text:style-name="Standard"><text:s text:c="4"/>Attrib LIWC_Catg_Negative Emotion <text:s text:c="3"/>-0.36382563008668206</text:p>
      <text:p text:style-name="Standard"><text:s text:c="4"/>Attrib LIWC_Catg_Perceptual Processes <text:s text:c="3"/>-1.6029452659763743</text:p>
      <text:p text:style-name="Standard"><text:s text:c="4"/>Attrib LIWC_Catg_Positive Emotion <text:s text:c="3"/>0.7067796154334163</text:p>
      <text:p text:style-name="Standard"><text:s text:c="4"/>Attrib LIWC_Catg_Relativity <text:s text:c="3"/>-1.4268966216621495</text:p>
      <text:p text:style-name="Standard"><text:s text:c="4"/>Attrib LIWC_Catg_Religion <text:s text:c="3"/>-0.3148797295489213</text:p>
      <text:p text:style-name="Standard"><text:s text:c="4"/>Attrib LIWC_Catg_See <text:s text:c="3"/>1.9608902430812143</text:p>
      <text:p text:style-name="Standard"><text:s text:c="4"/>Attrib LIWC_Catg_Sexual <text:s text:c="3"/>0.057505328517981236</text:p>
      <text:p text:style-name="Standard"><text:s text:c="4"/>Attrib LIWC_Catg_Social Processes <text:s text:c="3"/>1.54875167197748</text:p>
      <text:p text:style-name="Standard"><text:s text:c="4"/>Attrib LIWC_Catg_Tentative <text:s text:c="3"/>-0.7046162002222209</text:p>
      <text:p text:style-name="Standard"><text:s text:c="4"/>Attrib LIWC_Catg_Time <text:s text:c="3"/>1.1029407838331307</text:p>
      <text:p text:style-name="Standard"><text:s text:c="4"/>Attrib LIWC_Catg_Work <text:s text:c="3"/>0.3667410711655533</text:p>
      <text:p text:style-name="Standard"><text:s text:c="4"/>Attrib Lev_Dist <text:s text:c="3"/>-0.1648179913124015</text:p>
      <text:p text:style-name="Standard"><text:s text:c="4"/>Attrib Tri_lemma_overlap_count <text:s text:c="3"/>0.33595916524481456</text:p>
      <text:p text:style-name="Standard"><text:s text:c="4"/>Attrib UMBC <text:s text:c="3"/>1.1666821618560625</text:p>
      <text:p text:style-name="Standard"><text:s text:c="4"/>Attrib Uni_lemma_overlap_count <text:s text:c="3"/>-0.9633001887166802</text:p>
      <text:p text:style-name="Standard"><text:s text:c="4"/>Attrib diff_len <text:s text:c="3"/>-0.9835239220489181</text:p>
      <text:p text:style-name="Standard"><text:s text:c="4"/>Attrib noun_Path <text:s text:c="3"/>-0.4840151129850721</text:p>
      <text:p text:style-name="Standard"><text:s text:c="4"/>Attrib rouge_1_f_score <text:s text:c="3"/>0.5455767425134835</text:p>
      <text:p text:style-name="Standard"><text:s text:c="4"/>Attrib rouge_2_f_score <text:s text:c="3"/>0.3754986640330141</text:p>
      <text:p text:style-name="Standard"><text:s text:c="4"/>Attrib rouge_3_f_score <text:s text:c="3"/>-0.5749592026548472</text:p>
      <text:p text:style-name="Standard"><text:s text:c="4"/>Attrib rouge_4_f_score <text:s text:c="3"/>0.5511525700752934</text:p>
      <text:p text:style-name="Standard"><text:s text:c="4"/>Attrib rouge_l_f_score <text:s text:c="3"/>2.705572084665677</text:p>
      <text:p text:style-name="Standard"><text:s text:c="4"/>Attrib rouge_s*_f_score <text:s text:c="3"/>-0.18579078782099065</text:p>
      <text:p text:style-name="Standard"><text:s text:c="4"/>Attrib rouge_su*_f_score <text:s text:c="3"/>-0.08765376286263447</text:p>
      <text:p text:style-name="Standard"><text:s text:c="4"/>Attrib rouge_w_1.2_f_score <text:s text:c="3"/>-1.7077597441037162</text:p>
      <text:p text:style-name="Standard"><text:s text:c="4"/>Attrib verb_Path <text:s text:c="3"/>-1.0058658717820306</text:p>
      <text:p text:style-name="Standard">Sigmoid Node 7</text:p>
      <text:p text:style-name="Standard"><text:s text:c="4"/>Inputs <text:s text:c="3"/>Weights</text:p>
      <text:p text:style-name="Standard"><text:s text:c="4"/>Threshold <text:s text:c="3"/>-5.3826237012077245</text:p>
      <text:p text:style-name="Standard"><text:s text:c="4"/>Attrib Bi_lemma_overlap_count <text:s text:c="3"/>-2.904864809983747</text:p>
      <text:p text:style-name="Standard"><text:s text:c="4"/>Attrib Dist_Sim_Adj <text:s text:c="3"/>-4.824436638840293</text:p>
      <text:p text:style-name="Standard"><text:s text:c="4"/>Attrib Dist_Sim_Noun <text:s text:c="3"/>0.5905157745710575</text:p>
      <text:p text:style-name="Standard"><text:s text:c="4"/>Attrib Dist_Sim_Verb <text:s text:c="3"/>-0.9943777657091916</text:p>
      <text:p text:style-name="Standard"><text:s text:c="4"/>Attrib LIWC_Catg_Achievement <text:s text:c="3"/>0.7147749445924959</text:p>
      <text:p text:style-name="Standard"><text:s text:c="4"/>Attrib LIWC_Catg_Affective Processes <text:s text:c="3"/>-2.4063316940677826</text:p>
      <text:p text:style-name="Standard"><text:s text:c="4"/>Attrib LIWC_Catg_Biological Processes <text:s text:c="3"/>0.7020375304356186</text:p>
      <text:p text:style-name="Standard"><text:soft-page-break/><text:s text:c="4"/>Attrib LIWC_Catg_Causation <text:s text:c="3"/>5.029218436981894</text:p>
      <text:p text:style-name="Standard"><text:s text:c="4"/>Attrib LIWC_Catg_Certainty <text:s text:c="3"/>-1.2196428007732505</text:p>
      <text:p text:style-name="Standard"><text:s text:c="4"/>Attrib LIWC_Catg_Cognitive Processes <text:s text:c="3"/>-4.817848743040842</text:p>
      <text:p text:style-name="Standard"><text:s text:c="4"/>Attrib LIWC_Catg_Discrepancy <text:s text:c="3"/>0.5438568747649486</text:p>
      <text:p text:style-name="Standard"><text:s text:c="4"/>Attrib LIWC_Catg_Family <text:s text:c="3"/>2.5974613241275613</text:p>
      <text:p text:style-name="Standard"><text:s text:c="4"/>Attrib LIWC_Catg_Hear <text:s text:c="3"/>2.44193040578249</text:p>
      <text:p text:style-name="Standard"><text:s text:c="4"/>Attrib LIWC_Catg_Humans <text:s text:c="3"/>-0.009257421560432189</text:p>
      <text:p text:style-name="Standard"><text:s text:c="4"/>Attrib LIWC_Catg_Insight <text:s text:c="3"/>0.7178036874198866</text:p>
      <text:p text:style-name="Standard"><text:s text:c="4"/>Attrib LIWC_Catg_Motion <text:s text:c="3"/>-0.3535134778249745</text:p>
      <text:p text:style-name="Standard"><text:s text:c="4"/>Attrib LIWC_Catg_Negative Emotion <text:s text:c="3"/>-1.5233366158654422</text:p>
      <text:p text:style-name="Standard"><text:s text:c="4"/>Attrib LIWC_Catg_Perceptual Processes <text:s text:c="3"/>-0.21257806537252205</text:p>
      <text:p text:style-name="Standard"><text:s text:c="4"/>Attrib LIWC_Catg_Positive Emotion <text:s text:c="3"/>0.3547330398579243</text:p>
      <text:p text:style-name="Standard"><text:s text:c="4"/>Attrib LIWC_Catg_Relativity <text:s text:c="3"/>4.390443160840148</text:p>
      <text:p text:style-name="Standard"><text:s text:c="4"/>Attrib LIWC_Catg_Religion <text:s text:c="3"/>3.2745642743465604</text:p>
      <text:p text:style-name="Standard"><text:s text:c="4"/>Attrib LIWC_Catg_See <text:s text:c="3"/>2.728165952710358</text:p>
      <text:p text:style-name="Standard"><text:s text:c="4"/>Attrib LIWC_Catg_Sexual <text:s text:c="3"/>-0.669441836072681</text:p>
      <text:p text:style-name="Standard"><text:s text:c="4"/>Attrib LIWC_Catg_Social Processes <text:s text:c="3"/>-2.4359718733007494</text:p>
      <text:p text:style-name="Standard"><text:s text:c="4"/>Attrib LIWC_Catg_Tentative <text:s text:c="3"/>1.3439957466271866</text:p>
      <text:p text:style-name="Standard"><text:s text:c="4"/>Attrib LIWC_Catg_Time <text:s text:c="3"/>-5.775981797468797</text:p>
      <text:p text:style-name="Standard"><text:s text:c="4"/>Attrib LIWC_Catg_Work <text:s text:c="3"/>-0.6161887099094298</text:p>
      <text:p text:style-name="Standard"><text:s text:c="4"/>Attrib Lev_Dist <text:s text:c="3"/>-7.323040887345394</text:p>
      <text:p text:style-name="Standard"><text:s text:c="4"/>Attrib Tri_lemma_overlap_count <text:s text:c="3"/>-1.6503697879307453</text:p>
      <text:p text:style-name="Standard"><text:s text:c="4"/>Attrib UMBC <text:s text:c="3"/>-1.9334680573568261</text:p>
      <text:p text:style-name="Standard"><text:s text:c="4"/>Attrib Uni_lemma_overlap_count <text:s text:c="3"/>3.0624423135126517</text:p>
      <text:p text:style-name="Standard"><text:s text:c="4"/>Attrib diff_len <text:s text:c="3"/>5.160214784213985</text:p>
      <text:p text:style-name="Standard"><text:s text:c="4"/>Attrib noun_Path <text:s text:c="3"/>-0.938032531150668</text:p>
      <text:p text:style-name="Standard"><text:s text:c="4"/>Attrib rouge_1_f_score <text:s text:c="3"/>2.6075600661482374</text:p>
      <text:p text:style-name="Standard"><text:s text:c="4"/>Attrib rouge_2_f_score <text:s text:c="3"/>-3.56876053990676</text:p>
      <text:p text:style-name="Standard"><text:s text:c="4"/>Attrib rouge_3_f_score <text:s text:c="3"/>-4.387542438203164</text:p>
      <text:p text:style-name="Standard"><text:s text:c="4"/>Attrib rouge_4_f_score <text:s text:c="3"/>-3.0617554226790222</text:p>
      <text:p text:style-name="Standard"><text:s text:c="4"/>Attrib rouge_l_f_score <text:s text:c="3"/>2.962835749025692</text:p>
      <text:p text:style-name="Standard"><text:s text:c="4"/>Attrib rouge_s*_f_score <text:s text:c="3"/>1.4306926430061844</text:p>
      <text:p text:style-name="Standard"><text:s text:c="4"/>Attrib rouge_su*_f_score <text:s text:c="3"/>1.427002741978724</text:p>
      <text:p text:style-name="Standard"><text:s text:c="4"/>Attrib rouge_w_1.2_f_score <text:s text:c="3"/>-0.5121893138076851</text:p>
      <text:p text:style-name="Standard"><text:s text:c="4"/>Attrib verb_Path <text:s text:c="3"/>-0.4783518549388128</text:p>
      <text:p text:style-name="Standard">Sigmoid Node 8</text:p>
      <text:p text:style-name="Standard"><text:s text:c="4"/>Inputs <text:s text:c="3"/>Weights</text:p>
      <text:p text:style-name="Standard"><text:s text:c="4"/>Threshold <text:s text:c="3"/>-5.394475923561077</text:p>
      <text:p text:style-name="Standard"><text:s text:c="4"/>Attrib Bi_lemma_overlap_count <text:s text:c="3"/>1.2005920221599453</text:p>
      <text:p text:style-name="Standard"><text:s text:c="4"/>Attrib Dist_Sim_Adj <text:s text:c="3"/>-0.6304218152686087</text:p>
      <text:p text:style-name="Standard"><text:s text:c="4"/>Attrib Dist_Sim_Noun <text:s text:c="3"/>1.9390788055557648</text:p>
      <text:p text:style-name="Standard"><text:s text:c="4"/>Attrib Dist_Sim_Verb <text:s text:c="3"/>-3.465119313155964</text:p>
      <text:p text:style-name="Standard"><text:s text:c="4"/>Attrib LIWC_Catg_Achievement <text:s text:c="3"/>0.14453083373181794</text:p>
      <text:p text:style-name="Standard"><text:s text:c="4"/>Attrib LIWC_Catg_Affective Processes <text:s text:c="3"/>-0.4044367032181912</text:p>
      <text:p text:style-name="Standard"><text:s text:c="4"/>Attrib LIWC_Catg_Biological Processes <text:s text:c="3"/>-0.08079289341459368</text:p>
      <text:p text:style-name="Standard"><text:s text:c="4"/>Attrib LIWC_Catg_Causation <text:s text:c="3"/>0.8373798016095554</text:p>
      <text:p text:style-name="Standard"><text:s text:c="4"/>Attrib LIWC_Catg_Certainty <text:s text:c="3"/>-0.3391308422475024</text:p>
      <text:p text:style-name="Standard"><text:s text:c="4"/>Attrib LIWC_Catg_Cognitive Processes <text:s text:c="3"/>-2.7888294427033467</text:p>
      <text:p text:style-name="Standard"><text:s text:c="4"/>Attrib LIWC_Catg_Discrepancy <text:s text:c="3"/>1.5298433972745547</text:p>
      <text:p text:style-name="Standard"><text:s text:c="4"/>Attrib LIWC_Catg_Family <text:s text:c="3"/>1.1876314284329437</text:p>
      <text:p text:style-name="Standard"><text:s text:c="4"/>Attrib LIWC_Catg_Hear <text:s text:c="3"/>1.0570477569642882</text:p>
      <text:p text:style-name="Standard"><text:soft-page-break/><text:s text:c="4"/>Attrib LIWC_Catg_Humans <text:s text:c="3"/>0.0486831305695648</text:p>
      <text:p text:style-name="Standard"><text:s text:c="4"/>Attrib LIWC_Catg_Insight <text:s text:c="3"/>0.21875466829713638</text:p>
      <text:p text:style-name="Standard"><text:s text:c="4"/>Attrib LIWC_Catg_Motion <text:s text:c="3"/>1.5613053056985025</text:p>
      <text:p text:style-name="Standard"><text:s text:c="4"/>Attrib LIWC_Catg_Negative Emotion <text:s text:c="3"/>-0.7328593340823307</text:p>
      <text:p text:style-name="Standard"><text:s text:c="4"/>Attrib LIWC_Catg_Perceptual Processes <text:s text:c="3"/>-1.4704053356490692</text:p>
      <text:p text:style-name="Standard"><text:s text:c="4"/>Attrib LIWC_Catg_Positive Emotion <text:s text:c="3"/>-2.1976377512938376</text:p>
      <text:p text:style-name="Standard"><text:s text:c="4"/>Attrib LIWC_Catg_Relativity <text:s text:c="3"/>-0.5737732438626416</text:p>
      <text:p text:style-name="Standard"><text:s text:c="4"/>Attrib LIWC_Catg_Religion <text:s text:c="3"/>-1.5558553094237062</text:p>
      <text:p text:style-name="Standard"><text:s text:c="4"/>Attrib LIWC_Catg_See <text:s text:c="3"/>2.8700597897884825</text:p>
      <text:p text:style-name="Standard"><text:s text:c="4"/>Attrib LIWC_Catg_Sexual <text:s text:c="3"/>-2.3089462947904194</text:p>
      <text:p text:style-name="Standard"><text:s text:c="4"/>Attrib LIWC_Catg_Social Processes <text:s text:c="3"/>-6.355888991066435</text:p>
      <text:p text:style-name="Standard"><text:s text:c="4"/>Attrib LIWC_Catg_Tentative <text:s text:c="3"/>2.0472003925736137</text:p>
      <text:p text:style-name="Standard"><text:s text:c="4"/>Attrib LIWC_Catg_Time <text:s text:c="3"/>0.4024000154833163</text:p>
      <text:p text:style-name="Standard"><text:s text:c="4"/>Attrib LIWC_Catg_Work <text:s text:c="3"/>4.099887349671905</text:p>
      <text:p text:style-name="Standard"><text:s text:c="4"/>Attrib Lev_Dist <text:s text:c="3"/>2.062357676667206</text:p>
      <text:p text:style-name="Standard"><text:s text:c="4"/>Attrib Tri_lemma_overlap_count <text:s text:c="3"/>-1.3555246585850549</text:p>
      <text:p text:style-name="Standard"><text:s text:c="4"/>Attrib UMBC <text:s text:c="3"/>3.3369384187946687</text:p>
      <text:p text:style-name="Standard"><text:s text:c="4"/>Attrib Uni_lemma_overlap_count <text:s text:c="3"/>3.0560977839296997</text:p>
      <text:p text:style-name="Standard"><text:s text:c="4"/>Attrib diff_len <text:s text:c="3"/>-4.249361759243372</text:p>
      <text:p text:style-name="Standard"><text:s text:c="4"/>Attrib noun_Path <text:s text:c="3"/>-3.422744685559741</text:p>
      <text:p text:style-name="Standard"><text:s text:c="4"/>Attrib rouge_1_f_score <text:s text:c="3"/>1.168162660127763</text:p>
      <text:p text:style-name="Standard"><text:s text:c="4"/>Attrib rouge_2_f_score <text:s text:c="3"/>0.3926831825403933</text:p>
      <text:p text:style-name="Standard"><text:s text:c="4"/>Attrib rouge_3_f_score <text:s text:c="3"/>-3.1301198924776634</text:p>
      <text:p text:style-name="Standard"><text:s text:c="4"/>Attrib rouge_4_f_score <text:s text:c="3"/>-2.0798110906129623</text:p>
      <text:p text:style-name="Standard"><text:s text:c="4"/>Attrib rouge_l_f_score <text:s text:c="3"/>1.4036101557895166</text:p>
      <text:p text:style-name="Standard"><text:s text:c="4"/>Attrib rouge_s*_f_score <text:s text:c="3"/>1.1619036319553362</text:p>
      <text:p text:style-name="Standard"><text:s text:c="4"/>Attrib rouge_su*_f_score <text:s text:c="3"/>1.2082964722933913</text:p>
      <text:p text:style-name="Standard"><text:s text:c="4"/>Attrib rouge_w_1.2_f_score <text:s text:c="3"/>0.0808171409123203</text:p>
      <text:p text:style-name="Standard"><text:s text:c="4"/>Attrib verb_Path <text:s text:c="3"/>5.5241033432189655</text:p>
      <text:p text:style-name="Standard">Sigmoid Node 9</text:p>
      <text:p text:style-name="Standard"><text:s text:c="4"/>Inputs <text:s text:c="3"/>Weights</text:p>
      <text:p text:style-name="Standard"><text:s text:c="4"/>Threshold <text:s text:c="3"/>-5.789798117116453</text:p>
      <text:p text:style-name="Standard"><text:s text:c="4"/>Attrib Bi_lemma_overlap_count <text:s text:c="3"/>0.9132871971001396</text:p>
      <text:p text:style-name="Standard"><text:s text:c="4"/>Attrib Dist_Sim_Adj <text:s text:c="3"/>-0.805779203763644</text:p>
      <text:p text:style-name="Standard"><text:s text:c="4"/>Attrib Dist_Sim_Noun <text:s text:c="3"/>0.5257537241028996</text:p>
      <text:p text:style-name="Standard"><text:s text:c="4"/>Attrib Dist_Sim_Verb <text:s text:c="3"/>-0.6678076241104048</text:p>
      <text:p text:style-name="Standard"><text:s text:c="4"/>Attrib LIWC_Catg_Achievement <text:s text:c="3"/>-0.6866952404357745</text:p>
      <text:p text:style-name="Standard"><text:s text:c="4"/>Attrib LIWC_Catg_Affective Processes <text:s text:c="3"/>-0.8786870729548254</text:p>
      <text:p text:style-name="Standard"><text:s text:c="4"/>Attrib LIWC_Catg_Biological Processes <text:s text:c="3"/>-0.3304096624138191</text:p>
      <text:p text:style-name="Standard"><text:s text:c="4"/>Attrib LIWC_Catg_Causation <text:s text:c="3"/>0.039875355920296535</text:p>
      <text:p text:style-name="Standard"><text:s text:c="4"/>Attrib LIWC_Catg_Certainty <text:s text:c="3"/>2.031765642821178</text:p>
      <text:p text:style-name="Standard"><text:s text:c="4"/>Attrib LIWC_Catg_Cognitive Processes <text:s text:c="3"/>-5.978749419923629</text:p>
      <text:p text:style-name="Standard"><text:s text:c="4"/>Attrib LIWC_Catg_Discrepancy <text:s text:c="3"/>-0.05879471145732708</text:p>
      <text:p text:style-name="Standard"><text:s text:c="4"/>Attrib LIWC_Catg_Family <text:s text:c="3"/>0.0018930636809859824</text:p>
      <text:p text:style-name="Standard"><text:s text:c="4"/>Attrib LIWC_Catg_Hear <text:s text:c="3"/>1.0009026817573445</text:p>
      <text:p text:style-name="Standard"><text:s text:c="4"/>Attrib LIWC_Catg_Humans <text:s text:c="3"/>-3.8078638426912153</text:p>
      <text:p text:style-name="Standard"><text:s text:c="4"/>Attrib LIWC_Catg_Insight <text:s text:c="3"/>1.5770291470221445</text:p>
      <text:p text:style-name="Standard"><text:s text:c="4"/>Attrib LIWC_Catg_Motion <text:s text:c="3"/>-0.01840295003165444</text:p>
      <text:p text:style-name="Standard"><text:s text:c="4"/>Attrib LIWC_Catg_Negative Emotion <text:s text:c="3"/>-1.3007665900084144</text:p>
      <text:p text:style-name="Standard"><text:s text:c="4"/>Attrib LIWC_Catg_Perceptual Processes <text:s text:c="3"/>-1.9173981194276595</text:p>
      <text:p text:style-name="Standard"><text:s text:c="4"/>Attrib LIWC_Catg_Positive Emotion <text:s text:c="3"/>0.392784427159704</text:p>
      <text:p text:style-name="Standard"><text:soft-page-break/><text:s text:c="4"/>Attrib LIWC_Catg_Relativity <text:s text:c="3"/>-0.8692721366080747</text:p>
      <text:p text:style-name="Standard"><text:s text:c="4"/>Attrib LIWC_Catg_Religion <text:s text:c="3"/>0.33002933376097165</text:p>
      <text:p text:style-name="Standard"><text:s text:c="4"/>Attrib LIWC_Catg_See <text:s text:c="3"/>2.8099687426031363</text:p>
      <text:p text:style-name="Standard"><text:s text:c="4"/>Attrib LIWC_Catg_Sexual <text:s text:c="3"/>0.7518096633431225</text:p>
      <text:p text:style-name="Standard"><text:s text:c="4"/>Attrib LIWC_Catg_Social Processes <text:s text:c="3"/>2.403317785905861</text:p>
      <text:p text:style-name="Standard"><text:s text:c="4"/>Attrib LIWC_Catg_Tentative <text:s text:c="3"/>0.42845896806041356</text:p>
      <text:p text:style-name="Standard"><text:s text:c="4"/>Attrib LIWC_Catg_Time <text:s text:c="3"/>0.9582708652312093</text:p>
      <text:p text:style-name="Standard"><text:s text:c="4"/>Attrib LIWC_Catg_Work <text:s text:c="3"/>1.6301287698986926</text:p>
      <text:p text:style-name="Standard"><text:s text:c="4"/>Attrib Lev_Dist <text:s text:c="3"/>2.3248935361465684</text:p>
      <text:p text:style-name="Standard"><text:s text:c="4"/>Attrib Tri_lemma_overlap_count <text:s text:c="3"/>-0.8585083539171946</text:p>
      <text:p text:style-name="Standard"><text:s text:c="4"/>Attrib UMBC <text:s text:c="3"/>1.0829345552984135</text:p>
      <text:p text:style-name="Standard"><text:s text:c="4"/>Attrib Uni_lemma_overlap_count <text:s text:c="3"/>-0.041691315660423944</text:p>
      <text:p text:style-name="Standard"><text:s text:c="4"/>Attrib diff_len <text:s text:c="3"/>-0.2654734196167182</text:p>
      <text:p text:style-name="Standard"><text:s text:c="4"/>Attrib noun_Path <text:s text:c="3"/>0.616476003856943</text:p>
      <text:p text:style-name="Standard"><text:s text:c="4"/>Attrib rouge_1_f_score <text:s text:c="3"/>0.35556040160557645</text:p>
      <text:p text:style-name="Standard"><text:s text:c="4"/>Attrib rouge_2_f_score <text:s text:c="3"/>-0.784602409249605</text:p>
      <text:p text:style-name="Standard"><text:s text:c="4"/>Attrib rouge_3_f_score <text:s text:c="3"/>-3.3044186120568897</text:p>
      <text:p text:style-name="Standard"><text:s text:c="4"/>Attrib rouge_4_f_score <text:s text:c="3"/>-1.753835997157957</text:p>
      <text:p text:style-name="Standard"><text:s text:c="4"/>Attrib rouge_l_f_score <text:s text:c="3"/>2.891688066890664</text:p>
      <text:p text:style-name="Standard"><text:s text:c="4"/>Attrib rouge_s*_f_score <text:s text:c="3"/>0.8410512164032807</text:p>
      <text:p text:style-name="Standard"><text:s text:c="4"/>Attrib rouge_su*_f_score <text:s text:c="3"/>0.7956868058858525</text:p>
      <text:p text:style-name="Standard"><text:s text:c="4"/>Attrib rouge_w_1.2_f_score <text:s text:c="3"/>-0.3868877725090257</text:p>
      <text:p text:style-name="Standard"><text:s text:c="4"/>Attrib verb_Path <text:s text:c="3"/>-0.5184250751112789</text:p>
      <text:p text:style-name="Standard">Sigmoid Node 10</text:p>
      <text:p text:style-name="Standard"><text:s text:c="4"/>Inputs <text:s text:c="3"/>Weights</text:p>
      <text:p text:style-name="Standard"><text:s text:c="4"/>Threshold <text:s text:c="3"/>-3.6295309232895696</text:p>
      <text:p text:style-name="Standard"><text:s text:c="4"/>Attrib Bi_lemma_overlap_count <text:s text:c="3"/>0.38384166852430274</text:p>
      <text:p text:style-name="Standard"><text:s text:c="4"/>Attrib Dist_Sim_Adj <text:s text:c="3"/>-3.470082743460653</text:p>
      <text:p text:style-name="Standard"><text:s text:c="4"/>Attrib Dist_Sim_Noun <text:s text:c="3"/>-1.0745214480543346</text:p>
      <text:p text:style-name="Standard"><text:s text:c="4"/>Attrib Dist_Sim_Verb <text:s text:c="3"/>1.6962918283532387</text:p>
      <text:p text:style-name="Standard"><text:s text:c="4"/>Attrib LIWC_Catg_Achievement <text:s text:c="3"/>2.651563874580119</text:p>
      <text:p text:style-name="Standard"><text:s text:c="4"/>Attrib LIWC_Catg_Affective Processes <text:s text:c="3"/>1.848912287382161</text:p>
      <text:p text:style-name="Standard"><text:s text:c="4"/>Attrib LIWC_Catg_Biological Processes <text:s text:c="3"/>-0.8035866737270606</text:p>
      <text:p text:style-name="Standard"><text:s text:c="4"/>Attrib LIWC_Catg_Causation <text:s text:c="3"/>-1.7926717784582897</text:p>
      <text:p text:style-name="Standard"><text:s text:c="4"/>Attrib LIWC_Catg_Certainty <text:s text:c="3"/>0.2462242843774784</text:p>
      <text:p text:style-name="Standard"><text:s text:c="4"/>Attrib LIWC_Catg_Cognitive Processes <text:s text:c="3"/>-1.7220155972818818</text:p>
      <text:p text:style-name="Standard"><text:s text:c="4"/>Attrib LIWC_Catg_Discrepancy <text:s text:c="3"/>-0.31080939379431527</text:p>
      <text:p text:style-name="Standard"><text:s text:c="4"/>Attrib LIWC_Catg_Family <text:s text:c="3"/>1.5823110735085444</text:p>
      <text:p text:style-name="Standard"><text:s text:c="4"/>Attrib LIWC_Catg_Hear <text:s text:c="3"/>1.114667714326374</text:p>
      <text:p text:style-name="Standard"><text:s text:c="4"/>Attrib LIWC_Catg_Humans <text:s text:c="3"/>1.0753251962514867</text:p>
      <text:p text:style-name="Standard"><text:s text:c="4"/>Attrib LIWC_Catg_Insight <text:s text:c="3"/>-0.8483928515378643</text:p>
      <text:p text:style-name="Standard"><text:s text:c="4"/>Attrib LIWC_Catg_Motion <text:s text:c="3"/>0.3582242833693035</text:p>
      <text:p text:style-name="Standard"><text:s text:c="4"/>Attrib LIWC_Catg_Negative Emotion <text:s text:c="3"/>4.207340505159646</text:p>
      <text:p text:style-name="Standard"><text:s text:c="4"/>Attrib LIWC_Catg_Perceptual Processes <text:s text:c="3"/>-0.7455212683058315</text:p>
      <text:p text:style-name="Standard"><text:s text:c="4"/>Attrib LIWC_Catg_Positive Emotion <text:s text:c="3"/>-2.838238281976569</text:p>
      <text:p text:style-name="Standard"><text:s text:c="4"/>Attrib LIWC_Catg_Relativity <text:s text:c="3"/>-1.838653588403741</text:p>
      <text:p text:style-name="Standard"><text:s text:c="4"/>Attrib LIWC_Catg_Religion <text:s text:c="3"/>-1.924665591188386</text:p>
      <text:p text:style-name="Standard"><text:s text:c="4"/>Attrib LIWC_Catg_See <text:s text:c="3"/>1.7712819258701336</text:p>
      <text:p text:style-name="Standard"><text:s text:c="4"/>Attrib LIWC_Catg_Sexual <text:s text:c="3"/>-0.13857740048129072</text:p>
      <text:p text:style-name="Standard"><text:s text:c="4"/>Attrib LIWC_Catg_Social Processes <text:s text:c="3"/>-0.7111166113268553</text:p>
      <text:p text:style-name="Standard"><text:s text:c="4"/>Attrib LIWC_Catg_Tentative <text:s text:c="3"/>0.842283108850587</text:p>
      <text:p text:style-name="Standard"><text:soft-page-break/><text:s text:c="4"/>Attrib LIWC_Catg_Time <text:s text:c="3"/>1.3938802970081317</text:p>
      <text:p text:style-name="Standard"><text:s text:c="4"/>Attrib LIWC_Catg_Work <text:s text:c="3"/>2.1425033749957447</text:p>
      <text:p text:style-name="Standard"><text:s text:c="4"/>Attrib Lev_Dist <text:s text:c="3"/>2.649454043693107</text:p>
      <text:p text:style-name="Standard"><text:s text:c="4"/>Attrib Tri_lemma_overlap_count <text:s text:c="3"/>-0.03461507096022795</text:p>
      <text:p text:style-name="Standard"><text:s text:c="4"/>Attrib UMBC <text:s text:c="3"/>2.233214491695716</text:p>
      <text:p text:style-name="Standard"><text:s text:c="4"/>Attrib Uni_lemma_overlap_count <text:s text:c="3"/>0.06293003645781851</text:p>
      <text:p text:style-name="Standard"><text:s text:c="4"/>Attrib diff_len <text:s text:c="3"/>0.7101397212925159</text:p>
      <text:p text:style-name="Standard"><text:s text:c="4"/>Attrib noun_Path <text:s text:c="3"/>-0.5380909138449457</text:p>
      <text:p text:style-name="Standard"><text:s text:c="4"/>Attrib rouge_1_f_score <text:s text:c="3"/>1.6595259286106494</text:p>
      <text:p text:style-name="Standard"><text:s text:c="4"/>Attrib rouge_2_f_score <text:s text:c="3"/>0.7393983386095879</text:p>
      <text:p text:style-name="Standard"><text:s text:c="4"/>Attrib rouge_3_f_score <text:s text:c="3"/>0.5351112406998207</text:p>
      <text:p text:style-name="Standard"><text:s text:c="4"/>Attrib rouge_4_f_score <text:s text:c="3"/>0.768467560225593</text:p>
      <text:p text:style-name="Standard"><text:s text:c="4"/>Attrib rouge_l_f_score <text:s text:c="3"/>2.435924702956401</text:p>
      <text:p text:style-name="Standard"><text:s text:c="4"/>Attrib rouge_s*_f_score <text:s text:c="3"/>1.711121990875231</text:p>
      <text:p text:style-name="Standard"><text:s text:c="4"/>Attrib rouge_su*_f_score <text:s text:c="3"/>1.7138404268933383</text:p>
      <text:p text:style-name="Standard"><text:s text:c="4"/>Attrib rouge_w_1.2_f_score <text:s text:c="3"/>-5.114093537065786</text:p>
      <text:p text:style-name="Standard"><text:s text:c="4"/>Attrib verb_Path <text:s text:c="3"/>4.157325261417465</text:p>
      <text:p text:style-name="Standard">Sigmoid Node 11</text:p>
      <text:p text:style-name="Standard"><text:s text:c="4"/>Inputs <text:s text:c="3"/>Weights</text:p>
      <text:p text:style-name="Standard"><text:s text:c="4"/>Threshold <text:s text:c="3"/>-3.7630574641218266</text:p>
      <text:p text:style-name="Standard"><text:s text:c="4"/>Attrib Bi_lemma_overlap_count <text:s text:c="3"/>-0.06357530566562063</text:p>
      <text:p text:style-name="Standard"><text:s text:c="4"/>Attrib Dist_Sim_Adj <text:s text:c="3"/>-1.5306388441613836</text:p>
      <text:p text:style-name="Standard"><text:s text:c="4"/>Attrib Dist_Sim_Noun <text:s text:c="3"/>2.825099325785151</text:p>
      <text:p text:style-name="Standard"><text:s text:c="4"/>Attrib Dist_Sim_Verb <text:s text:c="3"/>-3.103288853366191</text:p>
      <text:p text:style-name="Standard"><text:s text:c="4"/>Attrib LIWC_Catg_Achievement <text:s text:c="3"/>5.058103936638121</text:p>
      <text:p text:style-name="Standard"><text:s text:c="4"/>Attrib LIWC_Catg_Affective Processes <text:s text:c="3"/>0.8476296859446655</text:p>
      <text:p text:style-name="Standard"><text:s text:c="4"/>Attrib LIWC_Catg_Biological Processes <text:s text:c="3"/>-4.00845027158192</text:p>
      <text:p text:style-name="Standard"><text:s text:c="4"/>Attrib LIWC_Catg_Causation <text:s text:c="3"/>-3.372641593991791</text:p>
      <text:p text:style-name="Standard"><text:s text:c="4"/>Attrib LIWC_Catg_Certainty <text:s text:c="3"/>1.9428476694988615</text:p>
      <text:p text:style-name="Standard"><text:s text:c="4"/>Attrib LIWC_Catg_Cognitive Processes <text:s text:c="3"/>3.4784443459883105</text:p>
      <text:p text:style-name="Standard"><text:s text:c="4"/>Attrib LIWC_Catg_Discrepancy <text:s text:c="3"/>5.765326295129511</text:p>
      <text:p text:style-name="Standard"><text:s text:c="4"/>Attrib LIWC_Catg_Family <text:s text:c="3"/>0.2766736560899472</text:p>
      <text:p text:style-name="Standard"><text:s text:c="4"/>Attrib LIWC_Catg_Hear <text:s text:c="3"/>-2.44092791200794</text:p>
      <text:p text:style-name="Standard"><text:s text:c="4"/>Attrib LIWC_Catg_Humans <text:s text:c="3"/>2.449400684173548</text:p>
      <text:p text:style-name="Standard"><text:s text:c="4"/>Attrib LIWC_Catg_Insight <text:s text:c="3"/>-1.5950667370023104</text:p>
      <text:p text:style-name="Standard"><text:s text:c="4"/>Attrib LIWC_Catg_Motion <text:s text:c="3"/>-1.0884621688334377</text:p>
      <text:p text:style-name="Standard"><text:s text:c="4"/>Attrib LIWC_Catg_Negative Emotion <text:s text:c="3"/>2.802936826753957</text:p>
      <text:p text:style-name="Standard"><text:s text:c="4"/>Attrib LIWC_Catg_Perceptual Processes <text:s text:c="3"/>-2.8912288586122643</text:p>
      <text:p text:style-name="Standard"><text:s text:c="4"/>Attrib LIWC_Catg_Positive Emotion <text:s text:c="3"/>-0.12782612932537876</text:p>
      <text:p text:style-name="Standard"><text:s text:c="4"/>Attrib LIWC_Catg_Relativity <text:s text:c="3"/>-0.6167560484417675</text:p>
      <text:p text:style-name="Standard"><text:s text:c="4"/>Attrib LIWC_Catg_Religion <text:s text:c="3"/>-4.041318529800312</text:p>
      <text:p text:style-name="Standard"><text:s text:c="4"/>Attrib LIWC_Catg_See <text:s text:c="3"/>3.2181892620413484</text:p>
      <text:p text:style-name="Standard"><text:s text:c="4"/>Attrib LIWC_Catg_Sexual <text:s text:c="3"/>0.5852726823848688</text:p>
      <text:p text:style-name="Standard"><text:s text:c="4"/>Attrib LIWC_Catg_Social Processes <text:s text:c="3"/>-2.040509772520865</text:p>
      <text:p text:style-name="Standard"><text:s text:c="4"/>Attrib LIWC_Catg_Tentative <text:s text:c="3"/>1.9220691938000323</text:p>
      <text:p text:style-name="Standard"><text:s text:c="4"/>Attrib LIWC_Catg_Time <text:s text:c="3"/>-0.5563654408669658</text:p>
      <text:p text:style-name="Standard"><text:s text:c="4"/>Attrib LIWC_Catg_Work <text:s text:c="3"/>0.3468077568318812</text:p>
      <text:p text:style-name="Standard"><text:s text:c="4"/>Attrib Lev_Dist <text:s text:c="3"/>3.858052390989577</text:p>
      <text:p text:style-name="Standard"><text:s text:c="4"/>Attrib Tri_lemma_overlap_count <text:s text:c="3"/>-0.5269988000767385</text:p>
      <text:p text:style-name="Standard"><text:s text:c="4"/>Attrib UMBC <text:s text:c="3"/>4.508588881181155</text:p>
      <text:p text:style-name="Standard"><text:s text:c="4"/>Attrib Uni_lemma_overlap_count <text:s text:c="3"/>3.720398927629678</text:p>
      <text:p text:style-name="Standard"><text:soft-page-break/><text:s text:c="4"/>Attrib diff_len <text:s text:c="3"/>4.654456324832339</text:p>
      <text:p text:style-name="Standard"><text:s text:c="4"/>Attrib noun_Path <text:s text:c="3"/>1.7689246262054756</text:p>
      <text:p text:style-name="Standard"><text:s text:c="4"/>Attrib rouge_1_f_score <text:s text:c="3"/>1.559993345859532</text:p>
      <text:p text:style-name="Standard"><text:s text:c="4"/>Attrib rouge_2_f_score <text:s text:c="3"/>2.3199572807765962</text:p>
      <text:p text:style-name="Standard"><text:s text:c="4"/>Attrib rouge_3_f_score <text:s text:c="3"/>2.0381617842260664</text:p>
      <text:p text:style-name="Standard"><text:s text:c="4"/>Attrib rouge_4_f_score <text:s text:c="3"/>4.217532896899669</text:p>
      <text:p text:style-name="Standard"><text:s text:c="4"/>Attrib rouge_l_f_score <text:s text:c="3"/>1.6555298705093064</text:p>
      <text:p text:style-name="Standard"><text:s text:c="4"/>Attrib rouge_s*_f_score <text:s text:c="3"/>1.1244381188499737</text:p>
      <text:p text:style-name="Standard"><text:s text:c="4"/>Attrib rouge_su*_f_score <text:s text:c="3"/>1.143298704611083</text:p>
      <text:p text:style-name="Standard"><text:s text:c="4"/>Attrib rouge_w_1.2_f_score <text:s text:c="3"/>-2.3330480872067914</text:p>
      <text:p text:style-name="Standard"><text:s text:c="4"/>Attrib verb_Path <text:s text:c="3"/>-4.540521266241836</text:p>
      <text:p text:style-name="Standard">Sigmoid Node 12</text:p>
      <text:p text:style-name="Standard"><text:s text:c="4"/>Inputs <text:s text:c="3"/>Weights</text:p>
      <text:p text:style-name="Standard"><text:s text:c="4"/>Threshold <text:s text:c="3"/>-5.142940367421891</text:p>
      <text:p text:style-name="Standard"><text:s text:c="4"/>Attrib Bi_lemma_overlap_count <text:s text:c="3"/>-1.1182458758499108</text:p>
      <text:p text:style-name="Standard"><text:s text:c="4"/>Attrib Dist_Sim_Adj <text:s text:c="3"/>1.3779680872810627</text:p>
      <text:p text:style-name="Standard"><text:s text:c="4"/>Attrib Dist_Sim_Noun <text:s text:c="3"/>-1.217468925621941</text:p>
      <text:p text:style-name="Standard"><text:s text:c="4"/>Attrib Dist_Sim_Verb <text:s text:c="3"/>-1.4481329231389122</text:p>
      <text:p text:style-name="Standard"><text:s text:c="4"/>Attrib LIWC_Catg_Achievement <text:s text:c="3"/>1.802890032959489</text:p>
      <text:p text:style-name="Standard"><text:s text:c="4"/>Attrib LIWC_Catg_Affective Processes <text:s text:c="3"/>-0.49494351062419567</text:p>
      <text:p text:style-name="Standard"><text:s text:c="4"/>Attrib LIWC_Catg_Biological Processes <text:s text:c="3"/>-0.5512196539756912</text:p>
      <text:p text:style-name="Standard"><text:s text:c="4"/>Attrib LIWC_Catg_Causation <text:s text:c="3"/>-0.8148226541152133</text:p>
      <text:p text:style-name="Standard"><text:s text:c="4"/>Attrib LIWC_Catg_Certainty <text:s text:c="3"/>-1.3024877021536043</text:p>
      <text:p text:style-name="Standard"><text:s text:c="4"/>Attrib LIWC_Catg_Cognitive Processes <text:s text:c="3"/>-1.4040981280685596</text:p>
      <text:p text:style-name="Standard"><text:s text:c="4"/>Attrib LIWC_Catg_Discrepancy <text:s text:c="3"/>-1.2722344437787665</text:p>
      <text:p text:style-name="Standard"><text:s text:c="4"/>Attrib LIWC_Catg_Family <text:s text:c="3"/>0.4351778991981088</text:p>
      <text:p text:style-name="Standard"><text:s text:c="4"/>Attrib LIWC_Catg_Hear <text:s text:c="3"/>2.1628344821223915</text:p>
      <text:p text:style-name="Standard"><text:s text:c="4"/>Attrib LIWC_Catg_Humans <text:s text:c="3"/>2.4943411539272393</text:p>
      <text:p text:style-name="Standard"><text:s text:c="4"/>Attrib LIWC_Catg_Insight <text:s text:c="3"/>2.184545462649998</text:p>
      <text:p text:style-name="Standard"><text:s text:c="4"/>Attrib LIWC_Catg_Motion <text:s text:c="3"/>0.3115645889632086</text:p>
      <text:p text:style-name="Standard"><text:s text:c="4"/>Attrib LIWC_Catg_Negative Emotion <text:s text:c="3"/>-0.019024554551938622</text:p>
      <text:p text:style-name="Standard"><text:s text:c="4"/>Attrib LIWC_Catg_Perceptual Processes <text:s text:c="3"/>-0.9168645178043412</text:p>
      <text:p text:style-name="Standard"><text:s text:c="4"/>Attrib LIWC_Catg_Positive Emotion <text:s text:c="3"/>-1.0923968904845447</text:p>
      <text:p text:style-name="Standard"><text:s text:c="4"/>Attrib LIWC_Catg_Relativity <text:s text:c="3"/>0.35187691669110893</text:p>
      <text:p text:style-name="Standard"><text:s text:c="4"/>Attrib LIWC_Catg_Religion <text:s text:c="3"/>0.17899563229424592</text:p>
      <text:p text:style-name="Standard"><text:s text:c="4"/>Attrib LIWC_Catg_See <text:s text:c="3"/>2.137707536100278</text:p>
      <text:p text:style-name="Standard"><text:s text:c="4"/>Attrib LIWC_Catg_Sexual <text:s text:c="3"/>-2.106003279487779</text:p>
      <text:p text:style-name="Standard"><text:s text:c="4"/>Attrib LIWC_Catg_Social Processes <text:s text:c="3"/>-2.090965151525983</text:p>
      <text:p text:style-name="Standard"><text:s text:c="4"/>Attrib LIWC_Catg_Tentative <text:s text:c="3"/>-0.6519806469759185</text:p>
      <text:p text:style-name="Standard"><text:s text:c="4"/>Attrib LIWC_Catg_Time <text:s text:c="3"/>-0.25040748871302976</text:p>
      <text:p text:style-name="Standard"><text:s text:c="4"/>Attrib LIWC_Catg_Work <text:s text:c="3"/>-0.9991459696847004</text:p>
      <text:p text:style-name="Standard"><text:s text:c="4"/>Attrib Lev_Dist <text:s text:c="3"/>0.42691753243072</text:p>
      <text:p text:style-name="Standard"><text:s text:c="4"/>Attrib Tri_lemma_overlap_count <text:s text:c="3"/>-0.5444558599714477</text:p>
      <text:p text:style-name="Standard"><text:s text:c="4"/>Attrib UMBC <text:s text:c="3"/>1.9247671352414975</text:p>
      <text:p text:style-name="Standard"><text:s text:c="4"/>Attrib Uni_lemma_overlap_count <text:s text:c="3"/>-1.9696147446708856</text:p>
      <text:p text:style-name="Standard"><text:s text:c="4"/>Attrib diff_len <text:s text:c="3"/>-0.9751159933741395</text:p>
      <text:p text:style-name="Standard"><text:s text:c="4"/>Attrib noun_Path <text:s text:c="3"/>2.8579248069322403</text:p>
      <text:p text:style-name="Standard"><text:s text:c="4"/>Attrib rouge_1_f_score <text:s text:c="3"/>-0.29557939539291317</text:p>
      <text:p text:style-name="Standard"><text:s text:c="4"/>Attrib rouge_2_f_score <text:s text:c="3"/>0.23230897539876658</text:p>
      <text:p text:style-name="Standard"><text:s text:c="4"/>Attrib rouge_3_f_score <text:s text:c="3"/>0.14457353927052422</text:p>
      <text:p text:style-name="Standard"><text:s text:c="4"/>Attrib rouge_4_f_score <text:s text:c="3"/>1.554239432759572</text:p>
      <text:p text:style-name="Standard"><text:soft-page-break/><text:s text:c="4"/>Attrib rouge_l_f_score <text:s text:c="3"/>1.088959608663204</text:p>
      <text:p text:style-name="Standard"><text:s text:c="4"/>Attrib rouge_s*_f_score <text:s text:c="3"/>-0.09360135090909054</text:p>
      <text:p text:style-name="Standard"><text:s text:c="4"/>Attrib rouge_su*_f_score <text:s text:c="3"/>-0.12620558440544932</text:p>
      <text:p text:style-name="Standard"><text:s text:c="4"/>Attrib rouge_w_1.2_f_score <text:s text:c="3"/>-1.897346099086818</text:p>
      <text:p text:style-name="Standard"><text:s text:c="4"/>Attrib verb_Path <text:s text:c="3"/>2.4042906510498847</text:p>
      <text:p text:style-name="Standard">Sigmoid Node 13</text:p>
      <text:p text:style-name="Standard"><text:s text:c="4"/>Inputs <text:s text:c="3"/>Weights</text:p>
      <text:p text:style-name="Standard"><text:s text:c="4"/>Threshold <text:s text:c="3"/>-8.290445231865258</text:p>
      <text:p text:style-name="Standard"><text:s text:c="4"/>Attrib Bi_lemma_overlap_count <text:s text:c="3"/>-1.7371373037014473</text:p>
      <text:p text:style-name="Standard"><text:s text:c="4"/>Attrib Dist_Sim_Adj <text:s text:c="3"/>-0.8827544925217768</text:p>
      <text:p text:style-name="Standard"><text:s text:c="4"/>Attrib Dist_Sim_Noun <text:s text:c="3"/>1.410519363830261</text:p>
      <text:p text:style-name="Standard"><text:s text:c="4"/>Attrib Dist_Sim_Verb <text:s text:c="3"/>0.3239319766223657</text:p>
      <text:p text:style-name="Standard"><text:s text:c="4"/>Attrib LIWC_Catg_Achievement <text:s text:c="3"/>0.6680492229198416</text:p>
      <text:p text:style-name="Standard"><text:s text:c="4"/>Attrib LIWC_Catg_Affective Processes <text:s text:c="3"/>0.06257407317084172</text:p>
      <text:p text:style-name="Standard"><text:s text:c="4"/>Attrib LIWC_Catg_Biological Processes <text:s text:c="3"/>1.6143078556901798</text:p>
      <text:p text:style-name="Standard"><text:s text:c="4"/>Attrib LIWC_Catg_Causation <text:s text:c="3"/>-1.441453912079182</text:p>
      <text:p text:style-name="Standard"><text:s text:c="4"/>Attrib LIWC_Catg_Certainty <text:s text:c="3"/>-0.791376107088429</text:p>
      <text:p text:style-name="Standard"><text:s text:c="4"/>Attrib LIWC_Catg_Cognitive Processes <text:s text:c="3"/>0.9502866845457354</text:p>
      <text:p text:style-name="Standard"><text:s text:c="4"/>Attrib LIWC_Catg_Discrepancy <text:s text:c="3"/>-0.8364567844794641</text:p>
      <text:p text:style-name="Standard"><text:s text:c="4"/>Attrib LIWC_Catg_Family <text:s text:c="3"/>1.3455074304723122</text:p>
      <text:p text:style-name="Standard"><text:s text:c="4"/>Attrib LIWC_Catg_Hear <text:s text:c="3"/>2.3853589356326514</text:p>
      <text:p text:style-name="Standard"><text:s text:c="4"/>Attrib LIWC_Catg_Humans <text:s text:c="3"/>-2.023220487673129</text:p>
      <text:p text:style-name="Standard"><text:s text:c="4"/>Attrib LIWC_Catg_Insight <text:s text:c="3"/>-0.17756305626381239</text:p>
      <text:p text:style-name="Standard"><text:s text:c="4"/>Attrib LIWC_Catg_Motion <text:s text:c="3"/>-0.5897532733440709</text:p>
      <text:p text:style-name="Standard"><text:s text:c="4"/>Attrib LIWC_Catg_Negative Emotion <text:s text:c="3"/>-1.8526335780353322</text:p>
      <text:p text:style-name="Standard"><text:s text:c="4"/>Attrib LIWC_Catg_Perceptual Processes <text:s text:c="3"/>-1.6537373825884114</text:p>
      <text:p text:style-name="Standard"><text:s text:c="4"/>Attrib LIWC_Catg_Positive Emotion <text:s text:c="3"/>-0.6263793881781148</text:p>
      <text:p text:style-name="Standard"><text:s text:c="4"/>Attrib LIWC_Catg_Relativity <text:s text:c="3"/>2.6276098042854072</text:p>
      <text:p text:style-name="Standard"><text:s text:c="4"/>Attrib LIWC_Catg_Religion <text:s text:c="3"/>1.8483081704431465</text:p>
      <text:p text:style-name="Standard"><text:s text:c="4"/>Attrib LIWC_Catg_See <text:s text:c="3"/>4.195932233195501</text:p>
      <text:p text:style-name="Standard"><text:s text:c="4"/>Attrib LIWC_Catg_Sexual <text:s text:c="3"/>-0.2034544509907423</text:p>
      <text:p text:style-name="Standard"><text:s text:c="4"/>Attrib LIWC_Catg_Social Processes <text:s text:c="3"/>-1.8378688412080573</text:p>
      <text:p text:style-name="Standard"><text:s text:c="4"/>Attrib LIWC_Catg_Tentative <text:s text:c="3"/>-0.20862525275445062</text:p>
      <text:p text:style-name="Standard"><text:s text:c="4"/>Attrib LIWC_Catg_Time <text:s text:c="3"/>-1.3595162870753756</text:p>
      <text:p text:style-name="Standard"><text:s text:c="4"/>Attrib LIWC_Catg_Work <text:s text:c="3"/>-2.694462983652087</text:p>
      <text:p text:style-name="Standard"><text:s text:c="4"/>Attrib Lev_Dist <text:s text:c="3"/>2.8408314170475113</text:p>
      <text:p text:style-name="Standard"><text:s text:c="4"/>Attrib Tri_lemma_overlap_count <text:s text:c="3"/>0.8410775739948193</text:p>
      <text:p text:style-name="Standard"><text:s text:c="4"/>Attrib UMBC <text:s text:c="3"/>4.511845491106343</text:p>
      <text:p text:style-name="Standard"><text:s text:c="4"/>Attrib Uni_lemma_overlap_count <text:s text:c="3"/>-2.0483752707002965</text:p>
      <text:p text:style-name="Standard"><text:s text:c="4"/>Attrib diff_len <text:s text:c="3"/>-0.5498075270203776</text:p>
      <text:p text:style-name="Standard"><text:s text:c="4"/>Attrib noun_Path <text:s text:c="3"/>3.8191881994663537</text:p>
      <text:p text:style-name="Standard"><text:s text:c="4"/>Attrib rouge_1_f_score <text:s text:c="3"/>0.8760239572431372</text:p>
      <text:p text:style-name="Standard"><text:s text:c="4"/>Attrib rouge_2_f_score <text:s text:c="3"/>-2.7483587611497087</text:p>
      <text:p text:style-name="Standard"><text:s text:c="4"/>Attrib rouge_3_f_score <text:s text:c="3"/>-0.9970003379421021</text:p>
      <text:p text:style-name="Standard"><text:s text:c="4"/>Attrib rouge_4_f_score <text:s text:c="3"/>1.8528104816713202</text:p>
      <text:p text:style-name="Standard"><text:s text:c="4"/>Attrib rouge_l_f_score <text:s text:c="3"/>0.46439514786559793</text:p>
      <text:p text:style-name="Standard"><text:s text:c="4"/>Attrib rouge_s*_f_score <text:s text:c="3"/>0.5726845877041729</text:p>
      <text:p text:style-name="Standard"><text:s text:c="4"/>Attrib rouge_su*_f_score <text:s text:c="3"/>0.5704472038070061</text:p>
      <text:p text:style-name="Standard"><text:s text:c="4"/>Attrib rouge_w_1.2_f_score <text:s text:c="3"/>1.075825809677587</text:p>
      <text:p text:style-name="Standard"><text:s text:c="4"/>Attrib verb_Path <text:s text:c="3"/>-1.4804817810471285</text:p>
      <text:p text:style-name="Standard">Sigmoid Node 14</text:p>
      <text:p text:style-name="Standard"><text:soft-page-break/><text:s text:c="4"/>Inputs <text:s text:c="3"/>Weights</text:p>
      <text:p text:style-name="Standard"><text:s text:c="4"/>Threshold <text:s text:c="3"/>-2.24056709376382</text:p>
      <text:p text:style-name="Standard"><text:s text:c="4"/>Attrib Bi_lemma_overlap_count <text:s text:c="3"/>-0.5353954980496759</text:p>
      <text:p text:style-name="Standard"><text:s text:c="4"/>Attrib Dist_Sim_Adj <text:s text:c="3"/>-0.11674016659135335</text:p>
      <text:p text:style-name="Standard"><text:s text:c="4"/>Attrib Dist_Sim_Noun <text:s text:c="3"/>-1.1053293460437998</text:p>
      <text:p text:style-name="Standard"><text:s text:c="4"/>Attrib Dist_Sim_Verb <text:s text:c="3"/>1.7292734949176405</text:p>
      <text:p text:style-name="Standard"><text:s text:c="4"/>Attrib LIWC_Catg_Achievement <text:s text:c="3"/>2.48935688444343</text:p>
      <text:p text:style-name="Standard"><text:s text:c="4"/>Attrib LIWC_Catg_Affective Processes <text:s text:c="3"/>-0.5903758288250787</text:p>
      <text:p text:style-name="Standard"><text:s text:c="4"/>Attrib LIWC_Catg_Biological Processes <text:s text:c="3"/>-1.6030124334614593</text:p>
      <text:p text:style-name="Standard"><text:s text:c="4"/>Attrib LIWC_Catg_Causation <text:s text:c="3"/>-0.3921734690826529</text:p>
      <text:p text:style-name="Standard"><text:s text:c="4"/>Attrib LIWC_Catg_Certainty <text:s text:c="3"/>-0.29772794978531614</text:p>
      <text:p text:style-name="Standard"><text:s text:c="4"/>Attrib LIWC_Catg_Cognitive Processes <text:s text:c="3"/>-0.05047196635974034</text:p>
      <text:p text:style-name="Standard"><text:s text:c="4"/>Attrib LIWC_Catg_Discrepancy <text:s text:c="3"/>0.2512994602796255</text:p>
      <text:p text:style-name="Standard"><text:s text:c="4"/>Attrib LIWC_Catg_Family <text:s text:c="3"/>-0.6725343373600481</text:p>
      <text:p text:style-name="Standard"><text:s text:c="4"/>Attrib LIWC_Catg_Hear <text:s text:c="3"/>0.08652984894327113</text:p>
      <text:p text:style-name="Standard"><text:s text:c="4"/>Attrib LIWC_Catg_Humans <text:s text:c="3"/>1.612044471701283</text:p>
      <text:p text:style-name="Standard"><text:s text:c="4"/>Attrib LIWC_Catg_Insight <text:s text:c="3"/>2.4664534772398934</text:p>
      <text:p text:style-name="Standard"><text:s text:c="4"/>Attrib LIWC_Catg_Motion <text:s text:c="3"/>0.2619753687013543</text:p>
      <text:p text:style-name="Standard"><text:s text:c="4"/>Attrib LIWC_Catg_Negative Emotion <text:s text:c="3"/>0.39121633216912255</text:p>
      <text:p text:style-name="Standard"><text:s text:c="4"/>Attrib LIWC_Catg_Perceptual Processes <text:s text:c="3"/>-1.1027885363731398</text:p>
      <text:p text:style-name="Standard"><text:s text:c="4"/>Attrib LIWC_Catg_Positive Emotion <text:s text:c="3"/>1.259011460878768</text:p>
      <text:p text:style-name="Standard"><text:s text:c="4"/>Attrib LIWC_Catg_Relativity <text:s text:c="3"/>-0.9534909104518995</text:p>
      <text:p text:style-name="Standard"><text:s text:c="4"/>Attrib LIWC_Catg_Religion <text:s text:c="3"/>-0.05234500778717321</text:p>
      <text:p text:style-name="Standard"><text:s text:c="4"/>Attrib LIWC_Catg_See <text:s text:c="3"/>1.145121381041479</text:p>
      <text:p text:style-name="Standard"><text:s text:c="4"/>Attrib LIWC_Catg_Sexual <text:s text:c="3"/>-3.192692884642604</text:p>
      <text:p text:style-name="Standard"><text:s text:c="4"/>Attrib LIWC_Catg_Social Processes <text:s text:c="3"/>2.9808350211176946</text:p>
      <text:p text:style-name="Standard"><text:s text:c="4"/>Attrib LIWC_Catg_Tentative <text:s text:c="3"/>-0.7040656907043454</text:p>
      <text:p text:style-name="Standard"><text:s text:c="4"/>Attrib LIWC_Catg_Time <text:s text:c="3"/>0.7330952656870873</text:p>
      <text:p text:style-name="Standard"><text:s text:c="4"/>Attrib LIWC_Catg_Work <text:s text:c="3"/>2.8784719740763713</text:p>
      <text:p text:style-name="Standard"><text:s text:c="4"/>Attrib Lev_Dist <text:s text:c="3"/>1.2456049178711825</text:p>
      <text:p text:style-name="Standard"><text:s text:c="4"/>Attrib Tri_lemma_overlap_count <text:s text:c="3"/>0.5041539622099498</text:p>
      <text:p text:style-name="Standard"><text:s text:c="4"/>Attrib UMBC <text:s text:c="3"/>1.353355797080715</text:p>
      <text:p text:style-name="Standard"><text:s text:c="4"/>Attrib Uni_lemma_overlap_count <text:s text:c="3"/>0.8686467799285383</text:p>
      <text:p text:style-name="Standard"><text:s text:c="4"/>Attrib diff_len <text:s text:c="3"/>-0.037728472531337306</text:p>
      <text:p text:style-name="Standard"><text:s text:c="4"/>Attrib noun_Path <text:s text:c="3"/>0.33513977127414685</text:p>
      <text:p text:style-name="Standard"><text:s text:c="4"/>Attrib rouge_1_f_score <text:s text:c="3"/>-0.7740267181500807</text:p>
      <text:p text:style-name="Standard"><text:s text:c="4"/>Attrib rouge_2_f_score <text:s text:c="3"/>-0.9942825681625173</text:p>
      <text:p text:style-name="Standard"><text:s text:c="4"/>Attrib rouge_3_f_score <text:s text:c="3"/>-0.30674544927138986</text:p>
      <text:p text:style-name="Standard"><text:s text:c="4"/>Attrib rouge_4_f_score <text:s text:c="3"/>0.38519605313738425</text:p>
      <text:p text:style-name="Standard"><text:s text:c="4"/>Attrib rouge_l_f_score <text:s text:c="3"/>0.29906945642660226</text:p>
      <text:p text:style-name="Standard"><text:s text:c="4"/>Attrib rouge_s*_f_score <text:s text:c="3"/>-0.7187823174702929</text:p>
      <text:p text:style-name="Standard"><text:s text:c="4"/>Attrib rouge_su*_f_score <text:s text:c="3"/>-0.7187131279810062</text:p>
      <text:p text:style-name="Standard"><text:s text:c="4"/>Attrib rouge_w_1.2_f_score <text:s text:c="3"/>0.342950380161907</text:p>
      <text:p text:style-name="Standard"><text:s text:c="4"/>Attrib verb_Path <text:s text:c="3"/>-0.2059956841179012</text:p>
      <text:p text:style-name="Standard">Sigmoid Node 15</text:p>
      <text:p text:style-name="Standard"><text:s text:c="4"/>Inputs <text:s text:c="3"/>Weights</text:p>
      <text:p text:style-name="Standard"><text:s text:c="4"/>Threshold <text:s text:c="3"/>0.13539309837830277</text:p>
      <text:p text:style-name="Standard"><text:s text:c="4"/>Attrib Bi_lemma_overlap_count <text:s text:c="3"/>2.2809118532745125</text:p>
      <text:p text:style-name="Standard"><text:s text:c="4"/>Attrib Dist_Sim_Adj <text:s text:c="3"/>-2.7052594481946803</text:p>
      <text:p text:style-name="Standard"><text:s text:c="4"/>Attrib Dist_Sim_Noun <text:s text:c="3"/>-0.42561432396200854</text:p>
      <text:p text:style-name="Standard"><text:s text:c="4"/>Attrib Dist_Sim_Verb <text:s text:c="3"/>6.200751893273309</text:p>
      <text:p text:style-name="Standard"><text:soft-page-break/><text:s text:c="4"/>Attrib LIWC_Catg_Achievement <text:s text:c="3"/>6.71710931556229</text:p>
      <text:p text:style-name="Standard"><text:s text:c="4"/>Attrib LIWC_Catg_Affective Processes <text:s text:c="3"/>-3.817147419105714</text:p>
      <text:p text:style-name="Standard"><text:s text:c="4"/>Attrib LIWC_Catg_Biological Processes <text:s text:c="3"/>-3.3101437565211045</text:p>
      <text:p text:style-name="Standard"><text:s text:c="4"/>Attrib LIWC_Catg_Causation <text:s text:c="3"/>2.2832718604023694</text:p>
      <text:p text:style-name="Standard"><text:s text:c="4"/>Attrib LIWC_Catg_Certainty <text:s text:c="3"/>-0.6141683481083063</text:p>
      <text:p text:style-name="Standard"><text:s text:c="4"/>Attrib LIWC_Catg_Cognitive Processes <text:s text:c="3"/>1.973662147919157</text:p>
      <text:p text:style-name="Standard"><text:s text:c="4"/>Attrib LIWC_Catg_Discrepancy <text:s text:c="3"/>0.3869425396568393</text:p>
      <text:p text:style-name="Standard"><text:s text:c="4"/>Attrib LIWC_Catg_Family <text:s text:c="3"/>2.891507271160751</text:p>
      <text:p text:style-name="Standard"><text:s text:c="4"/>Attrib LIWC_Catg_Hear <text:s text:c="3"/>-2.21697312188802</text:p>
      <text:p text:style-name="Standard"><text:s text:c="4"/>Attrib LIWC_Catg_Humans <text:s text:c="3"/>-1.9636824648048001</text:p>
      <text:p text:style-name="Standard"><text:s text:c="4"/>Attrib LIWC_Catg_Insight <text:s text:c="3"/>2.7768717376868266</text:p>
      <text:p text:style-name="Standard"><text:s text:c="4"/>Attrib LIWC_Catg_Motion <text:s text:c="3"/>-3.5461003908428608</text:p>
      <text:p text:style-name="Standard"><text:s text:c="4"/>Attrib LIWC_Catg_Negative Emotion <text:s text:c="3"/>-0.9065480167705963</text:p>
      <text:p text:style-name="Standard"><text:s text:c="4"/>Attrib LIWC_Catg_Perceptual Processes <text:s text:c="3"/>-2.7769776397601187</text:p>
      <text:p text:style-name="Standard"><text:s text:c="4"/>Attrib LIWC_Catg_Positive Emotion <text:s text:c="3"/>1.8742907543887817</text:p>
      <text:p text:style-name="Standard"><text:s text:c="4"/>Attrib LIWC_Catg_Relativity <text:s text:c="3"/>2.0694932463173683</text:p>
      <text:p text:style-name="Standard"><text:s text:c="4"/>Attrib LIWC_Catg_Religion <text:s text:c="3"/>-2.2864449056738407</text:p>
      <text:p text:style-name="Standard"><text:s text:c="4"/>Attrib LIWC_Catg_See <text:s text:c="3"/>-0.7879396648126752</text:p>
      <text:p text:style-name="Standard"><text:s text:c="4"/>Attrib LIWC_Catg_Sexual <text:s text:c="3"/>-3.052339948146657</text:p>
      <text:p text:style-name="Standard"><text:s text:c="4"/>Attrib LIWC_Catg_Social Processes <text:s text:c="3"/>0.7125295501841706</text:p>
      <text:p text:style-name="Standard"><text:s text:c="4"/>Attrib LIWC_Catg_Tentative <text:s text:c="3"/>2.3789402331115714</text:p>
      <text:p text:style-name="Standard"><text:s text:c="4"/>Attrib LIWC_Catg_Time <text:s text:c="3"/>0.8558629026826692</text:p>
      <text:p text:style-name="Standard"><text:s text:c="4"/>Attrib LIWC_Catg_Work <text:s text:c="3"/>-1.679055927339486</text:p>
      <text:p text:style-name="Standard"><text:s text:c="4"/>Attrib Lev_Dist <text:s text:c="3"/>5.818414543534349</text:p>
      <text:p text:style-name="Standard"><text:s text:c="4"/>Attrib Tri_lemma_overlap_count <text:s text:c="3"/>2.6343237844315963</text:p>
      <text:p text:style-name="Standard"><text:s text:c="4"/>Attrib UMBC <text:s text:c="3"/>-6.134952643534581</text:p>
      <text:p text:style-name="Standard"><text:s text:c="4"/>Attrib Uni_lemma_overlap_count <text:s text:c="3"/>-1.1177401635191762</text:p>
      <text:p text:style-name="Standard"><text:s text:c="4"/>Attrib diff_len <text:s text:c="3"/>0.3513156897501767</text:p>
      <text:p text:style-name="Standard"><text:s text:c="4"/>Attrib noun_Path <text:s text:c="3"/>-4.354859898971328</text:p>
      <text:p text:style-name="Standard"><text:s text:c="4"/>Attrib rouge_1_f_score <text:s text:c="3"/>0.657339124095221</text:p>
      <text:p text:style-name="Standard"><text:s text:c="4"/>Attrib rouge_2_f_score <text:s text:c="3"/>1.2053481309968421</text:p>
      <text:p text:style-name="Standard"><text:s text:c="4"/>Attrib rouge_3_f_score <text:s text:c="3"/>0.3912171194971987</text:p>
      <text:p text:style-name="Standard"><text:s text:c="4"/>Attrib rouge_4_f_score <text:s text:c="3"/>-0.5815927216408634</text:p>
      <text:p text:style-name="Standard"><text:s text:c="4"/>Attrib rouge_l_f_score <text:s text:c="3"/>4.271269502454931</text:p>
      <text:p text:style-name="Standard"><text:s text:c="4"/>Attrib rouge_s*_f_score <text:s text:c="3"/>1.995824282443067</text:p>
      <text:p text:style-name="Standard"><text:s text:c="4"/>Attrib rouge_su*_f_score <text:s text:c="3"/>1.9417106657192107</text:p>
      <text:p text:style-name="Standard"><text:s text:c="4"/>Attrib rouge_w_1.2_f_score <text:s text:c="3"/>1.3531185364838108</text:p>
      <text:p text:style-name="Standard"><text:s text:c="4"/>Attrib verb_Path <text:s text:c="3"/>3.7577122185193415</text:p>
      <text:p text:style-name="Standard">Sigmoid Node 16</text:p>
      <text:p text:style-name="Standard"><text:s text:c="4"/>Inputs <text:s text:c="3"/>Weights</text:p>
      <text:p text:style-name="Standard"><text:s text:c="4"/>Threshold <text:s text:c="3"/>-5.365956911658099</text:p>
      <text:p text:style-name="Standard"><text:s text:c="4"/>Attrib Bi_lemma_overlap_count <text:s text:c="3"/>2.3388774756737303</text:p>
      <text:p text:style-name="Standard"><text:s text:c="4"/>Attrib Dist_Sim_Adj <text:s text:c="3"/>-2.8360293221010004</text:p>
      <text:p text:style-name="Standard"><text:s text:c="4"/>Attrib Dist_Sim_Noun <text:s text:c="3"/>0.15930000640489717</text:p>
      <text:p text:style-name="Standard"><text:s text:c="4"/>Attrib Dist_Sim_Verb <text:s text:c="3"/>4.01284326171265</text:p>
      <text:p text:style-name="Standard"><text:s text:c="4"/>Attrib LIWC_Catg_Achievement <text:s text:c="3"/>-0.013267169427022909</text:p>
      <text:p text:style-name="Standard"><text:s text:c="4"/>Attrib LIWC_Catg_Affective Processes <text:s text:c="3"/>-1.1550780533858602</text:p>
      <text:p text:style-name="Standard"><text:s text:c="4"/>Attrib LIWC_Catg_Biological Processes <text:s text:c="3"/>-0.4904037272987975</text:p>
      <text:p text:style-name="Standard"><text:s text:c="4"/>Attrib LIWC_Catg_Causation <text:s text:c="3"/>-1.757168347726499</text:p>
      <text:p text:style-name="Standard"><text:s text:c="4"/>Attrib LIWC_Catg_Certainty <text:s text:c="3"/>-0.7932152480416521</text:p>
      <text:p text:style-name="Standard"><text:s text:c="4"/>Attrib LIWC_Catg_Cognitive Processes <text:s text:c="3"/>-0.47241777350953307</text:p>
      <text:p text:style-name="Standard"><text:soft-page-break/><text:s text:c="4"/>Attrib LIWC_Catg_Discrepancy <text:s text:c="3"/>-1.895734747424293</text:p>
      <text:p text:style-name="Standard"><text:s text:c="4"/>Attrib LIWC_Catg_Family <text:s text:c="3"/>0.7702122221083834</text:p>
      <text:p text:style-name="Standard"><text:s text:c="4"/>Attrib LIWC_Catg_Hear <text:s text:c="3"/>3.1566274553357307</text:p>
      <text:p text:style-name="Standard"><text:s text:c="4"/>Attrib LIWC_Catg_Humans <text:s text:c="3"/>-0.924616591717705</text:p>
      <text:p text:style-name="Standard"><text:s text:c="4"/>Attrib LIWC_Catg_Insight <text:s text:c="3"/>2.0105030892467863</text:p>
      <text:p text:style-name="Standard"><text:s text:c="4"/>Attrib LIWC_Catg_Motion <text:s text:c="3"/>1.994507383998011</text:p>
      <text:p text:style-name="Standard"><text:s text:c="4"/>Attrib LIWC_Catg_Negative Emotion <text:s text:c="3"/>0.31118564793139514</text:p>
      <text:p text:style-name="Standard"><text:s text:c="4"/>Attrib LIWC_Catg_Perceptual Processes <text:s text:c="3"/>-1.6380903880737296</text:p>
      <text:p text:style-name="Standard"><text:s text:c="4"/>Attrib LIWC_Catg_Positive Emotion <text:s text:c="3"/>-1.3973455841597902</text:p>
      <text:p text:style-name="Standard"><text:s text:c="4"/>Attrib LIWC_Catg_Relativity <text:s text:c="3"/>-0.795708527389644</text:p>
      <text:p text:style-name="Standard"><text:s text:c="4"/>Attrib LIWC_Catg_Religion <text:s text:c="3"/>-0.09999277236429426</text:p>
      <text:p text:style-name="Standard"><text:s text:c="4"/>Attrib LIWC_Catg_See <text:s text:c="3"/>0.5264145487085056</text:p>
      <text:p text:style-name="Standard"><text:s text:c="4"/>Attrib LIWC_Catg_Sexual <text:s text:c="3"/>-0.03498400504757029</text:p>
      <text:p text:style-name="Standard"><text:s text:c="4"/>Attrib LIWC_Catg_Social Processes <text:s text:c="3"/>-3.6430535651045486</text:p>
      <text:p text:style-name="Standard"><text:s text:c="4"/>Attrib LIWC_Catg_Tentative <text:s text:c="3"/>1.375256475776355</text:p>
      <text:p text:style-name="Standard"><text:s text:c="4"/>Attrib LIWC_Catg_Time <text:s text:c="3"/>-0.008614326393344649</text:p>
      <text:p text:style-name="Standard"><text:s text:c="4"/>Attrib LIWC_Catg_Work <text:s text:c="3"/>-0.4417996127177989</text:p>
      <text:p text:style-name="Standard"><text:s text:c="4"/>Attrib Lev_Dist <text:s text:c="3"/>-2.5656703670275838</text:p>
      <text:p text:style-name="Standard"><text:s text:c="4"/>Attrib Tri_lemma_overlap_count <text:s text:c="3"/>-0.7173764608714417</text:p>
      <text:p text:style-name="Standard"><text:s text:c="4"/>Attrib UMBC <text:s text:c="3"/>0.16539446803197314</text:p>
      <text:p text:style-name="Standard"><text:s text:c="4"/>Attrib Uni_lemma_overlap_count <text:s text:c="3"/>1.738312425683071</text:p>
      <text:p text:style-name="Standard"><text:s text:c="4"/>Attrib diff_len <text:s text:c="3"/>-1.3399866671051222</text:p>
      <text:p text:style-name="Standard"><text:s text:c="4"/>Attrib noun_Path <text:s text:c="3"/>-2.3633968958446854</text:p>
      <text:p text:style-name="Standard"><text:s text:c="4"/>Attrib rouge_1_f_score <text:s text:c="3"/>0.748671130828565</text:p>
      <text:p text:style-name="Standard"><text:s text:c="4"/>Attrib rouge_2_f_score <text:s text:c="3"/>1.9025593088810104</text:p>
      <text:p text:style-name="Standard"><text:s text:c="4"/>Attrib rouge_3_f_score <text:s text:c="3"/>-2.111073722332799</text:p>
      <text:p text:style-name="Standard"><text:s text:c="4"/>Attrib rouge_4_f_score <text:s text:c="3"/>-2.1668443247234865</text:p>
      <text:p text:style-name="Standard"><text:s text:c="4"/>Attrib rouge_l_f_score <text:s text:c="3"/>2.5793791669130086</text:p>
      <text:p text:style-name="Standard"><text:s text:c="4"/>Attrib rouge_s*_f_score <text:s text:c="3"/>0.3152022965889042</text:p>
      <text:p text:style-name="Standard"><text:s text:c="4"/>Attrib rouge_su*_f_score <text:s text:c="3"/>0.32462202210078234</text:p>
      <text:p text:style-name="Standard"><text:s text:c="4"/>Attrib rouge_w_1.2_f_score <text:s text:c="3"/>-6.47120994969133</text:p>
      <text:p text:style-name="Standard"><text:s text:c="4"/>Attrib verb_Path <text:s text:c="3"/>2.3811228120684365</text:p>
      <text:p text:style-name="Standard">Sigmoid Node 17</text:p>
      <text:p text:style-name="Standard"><text:s text:c="4"/>Inputs <text:s text:c="3"/>Weights</text:p>
      <text:p text:style-name="Standard"><text:s text:c="4"/>Threshold <text:s text:c="3"/>-6.991096798569461</text:p>
      <text:p text:style-name="Standard"><text:s text:c="4"/>Attrib Bi_lemma_overlap_count <text:s text:c="3"/>0.35038560274492925</text:p>
      <text:p text:style-name="Standard"><text:s text:c="4"/>Attrib Dist_Sim_Adj <text:s text:c="3"/>0.3150756383714033</text:p>
      <text:p text:style-name="Standard"><text:s text:c="4"/>Attrib Dist_Sim_Noun <text:s text:c="3"/>0.1750152872296749</text:p>
      <text:p text:style-name="Standard"><text:s text:c="4"/>Attrib Dist_Sim_Verb <text:s text:c="3"/>2.8739270831651584</text:p>
      <text:p text:style-name="Standard"><text:s text:c="4"/>Attrib LIWC_Catg_Achievement <text:s text:c="3"/>-1.746092569676851</text:p>
      <text:p text:style-name="Standard"><text:s text:c="4"/>Attrib LIWC_Catg_Affective Processes <text:s text:c="3"/>-3.644264396187173</text:p>
      <text:p text:style-name="Standard"><text:s text:c="4"/>Attrib LIWC_Catg_Biological Processes <text:s text:c="3"/>0.4380433538209597</text:p>
      <text:p text:style-name="Standard"><text:s text:c="4"/>Attrib LIWC_Catg_Causation <text:s text:c="3"/>-1.0513649695318685</text:p>
      <text:p text:style-name="Standard"><text:s text:c="4"/>Attrib LIWC_Catg_Certainty <text:s text:c="3"/>-0.04839166520253779</text:p>
      <text:p text:style-name="Standard"><text:s text:c="4"/>Attrib LIWC_Catg_Cognitive Processes <text:s text:c="3"/>4.047836192382793</text:p>
      <text:p text:style-name="Standard"><text:s text:c="4"/>Attrib LIWC_Catg_Discrepancy <text:s text:c="3"/>-4.374690657514124</text:p>
      <text:p text:style-name="Standard"><text:s text:c="4"/>Attrib LIWC_Catg_Family <text:s text:c="3"/>1.0276526984465595</text:p>
      <text:p text:style-name="Standard"><text:s text:c="4"/>Attrib LIWC_Catg_Hear <text:s text:c="3"/>6.409121194319055</text:p>
      <text:p text:style-name="Standard"><text:s text:c="4"/>Attrib LIWC_Catg_Humans <text:s text:c="3"/>-0.8239353313247532</text:p>
      <text:p text:style-name="Standard"><text:s text:c="4"/>Attrib LIWC_Catg_Insight <text:s text:c="3"/>1.469354078100046</text:p>
      <text:p text:style-name="Standard"><text:s text:c="4"/>Attrib LIWC_Catg_Motion <text:s text:c="3"/>-0.06541724371708668</text:p>
      <text:p text:style-name="Standard"><text:soft-page-break/><text:s text:c="4"/>Attrib LIWC_Catg_Negative Emotion <text:s text:c="3"/>0.22801813656989303</text:p>
      <text:p text:style-name="Standard"><text:s text:c="4"/>Attrib LIWC_Catg_Perceptual Processes <text:s text:c="3"/>-0.22822942094358034</text:p>
      <text:p text:style-name="Standard"><text:s text:c="4"/>Attrib LIWC_Catg_Positive Emotion <text:s text:c="3"/>0.4988557981777899</text:p>
      <text:p text:style-name="Standard"><text:s text:c="4"/>Attrib LIWC_Catg_Relativity <text:s text:c="3"/>-5.712328499391302</text:p>
      <text:p text:style-name="Standard"><text:s text:c="4"/>Attrib LIWC_Catg_Religion <text:s text:c="3"/>0.08319002997286394</text:p>
      <text:p text:style-name="Standard"><text:s text:c="4"/>Attrib LIWC_Catg_See <text:s text:c="3"/>0.3149508423347426</text:p>
      <text:p text:style-name="Standard"><text:s text:c="4"/>Attrib LIWC_Catg_Sexual <text:s text:c="3"/>2.339586019388473</text:p>
      <text:p text:style-name="Standard"><text:s text:c="4"/>Attrib LIWC_Catg_Social Processes <text:s text:c="3"/>1.1494141787290395</text:p>
      <text:p text:style-name="Standard"><text:s text:c="4"/>Attrib LIWC_Catg_Tentative <text:s text:c="3"/>-1.1875997813623809</text:p>
      <text:p text:style-name="Standard"><text:s text:c="4"/>Attrib LIWC_Catg_Time <text:s text:c="3"/>2.699649607447708</text:p>
      <text:p text:style-name="Standard"><text:s text:c="4"/>Attrib LIWC_Catg_Work <text:s text:c="3"/>-0.9110813945556261</text:p>
      <text:p text:style-name="Standard"><text:s text:c="4"/>Attrib Lev_Dist <text:s text:c="3"/>-0.8040675346730973</text:p>
      <text:p text:style-name="Standard"><text:s text:c="4"/>Attrib Tri_lemma_overlap_count <text:s text:c="3"/>-1.3446923141540512</text:p>
      <text:p text:style-name="Standard"><text:s text:c="4"/>Attrib UMBC <text:s text:c="3"/>1.605281316552869</text:p>
      <text:p text:style-name="Standard"><text:s text:c="4"/>Attrib Uni_lemma_overlap_count <text:s text:c="3"/>2.222779601120026</text:p>
      <text:p text:style-name="Standard"><text:s text:c="4"/>Attrib diff_len <text:s text:c="3"/>0.6937891120647776</text:p>
      <text:p text:style-name="Standard"><text:s text:c="4"/>Attrib noun_Path <text:s text:c="3"/>-7.003991887413751</text:p>
      <text:p text:style-name="Standard"><text:s text:c="4"/>Attrib rouge_1_f_score <text:s text:c="3"/>-1.5958302886006928</text:p>
      <text:p text:style-name="Standard"><text:s text:c="4"/>Attrib rouge_2_f_score <text:s text:c="3"/>-0.7352678443199809</text:p>
      <text:p text:style-name="Standard"><text:s text:c="4"/>Attrib rouge_3_f_score <text:s text:c="3"/>0.712829219586941</text:p>
      <text:p text:style-name="Standard"><text:s text:c="4"/>Attrib rouge_4_f_score <text:s text:c="3"/>2.2888923712124587</text:p>
      <text:p text:style-name="Standard"><text:s text:c="4"/>Attrib rouge_l_f_score <text:s text:c="3"/>3.0912551116618165</text:p>
      <text:p text:style-name="Standard"><text:s text:c="4"/>Attrib rouge_s*_f_score <text:s text:c="3"/>-2.181477577747475</text:p>
      <text:p text:style-name="Standard"><text:s text:c="4"/>Attrib rouge_su*_f_score <text:s text:c="3"/>-2.148702150761719</text:p>
      <text:p text:style-name="Standard"><text:s text:c="4"/>Attrib rouge_w_1.2_f_score <text:s text:c="3"/>0.639491727086288</text:p>
      <text:p text:style-name="Standard"><text:s text:c="4"/>Attrib verb_Path <text:s text:c="3"/>1.5172852131217514</text:p>
      <text:p text:style-name="Standard">Sigmoid Node 18</text:p>
      <text:p text:style-name="Standard"><text:s text:c="4"/>Inputs <text:s text:c="3"/>Weights</text:p>
      <text:p text:style-name="Standard"><text:s text:c="4"/>Threshold <text:s text:c="3"/>-5.889634271034116</text:p>
      <text:p text:style-name="Standard"><text:s text:c="4"/>Attrib Bi_lemma_overlap_count <text:s text:c="3"/>-3.7361124794802842</text:p>
      <text:p text:style-name="Standard"><text:s text:c="4"/>Attrib Dist_Sim_Adj <text:s text:c="3"/>-1.3447742079658644</text:p>
      <text:p text:style-name="Standard"><text:s text:c="4"/>Attrib Dist_Sim_Noun <text:s text:c="3"/>0.9749801537110122</text:p>
      <text:p text:style-name="Standard"><text:s text:c="4"/>Attrib Dist_Sim_Verb <text:s text:c="3"/>0.10729531488714156</text:p>
      <text:p text:style-name="Standard"><text:s text:c="4"/>Attrib LIWC_Catg_Achievement <text:s text:c="3"/>2.297831231044282</text:p>
      <text:p text:style-name="Standard"><text:s text:c="4"/>Attrib LIWC_Catg_Affective Processes <text:s text:c="3"/>1.6643320329671571</text:p>
      <text:p text:style-name="Standard"><text:s text:c="4"/>Attrib LIWC_Catg_Biological Processes <text:s text:c="3"/>0.7549032215136131</text:p>
      <text:p text:style-name="Standard"><text:s text:c="4"/>Attrib LIWC_Catg_Causation <text:s text:c="3"/>1.375830530647096</text:p>
      <text:p text:style-name="Standard"><text:s text:c="4"/>Attrib LIWC_Catg_Certainty <text:s text:c="3"/>1.57016167681172</text:p>
      <text:p text:style-name="Standard"><text:s text:c="4"/>Attrib LIWC_Catg_Cognitive Processes <text:s text:c="3"/>2.456927425079108</text:p>
      <text:p text:style-name="Standard"><text:s text:c="4"/>Attrib LIWC_Catg_Discrepancy <text:s text:c="3"/>-1.4966147871538922</text:p>
      <text:p text:style-name="Standard"><text:s text:c="4"/>Attrib LIWC_Catg_Family <text:s text:c="3"/>1.0458667820185077</text:p>
      <text:p text:style-name="Standard"><text:s text:c="4"/>Attrib LIWC_Catg_Hear <text:s text:c="3"/>1.7397796217317478</text:p>
      <text:p text:style-name="Standard"><text:s text:c="4"/>Attrib LIWC_Catg_Humans <text:s text:c="3"/>-3.031750673849163</text:p>
      <text:p text:style-name="Standard"><text:s text:c="4"/>Attrib LIWC_Catg_Insight <text:s text:c="3"/>-3.8435037870201523</text:p>
      <text:p text:style-name="Standard"><text:s text:c="4"/>Attrib LIWC_Catg_Motion <text:s text:c="3"/>-1.2267264676759773</text:p>
      <text:p text:style-name="Standard"><text:s text:c="4"/>Attrib LIWC_Catg_Negative Emotion <text:s text:c="3"/>-1.849021942250085</text:p>
      <text:p text:style-name="Standard"><text:s text:c="4"/>Attrib LIWC_Catg_Perceptual Processes <text:s text:c="3"/>-1.686933236976821</text:p>
      <text:p text:style-name="Standard"><text:s text:c="4"/>Attrib LIWC_Catg_Positive Emotion <text:s text:c="3"/>-1.3479144167266839</text:p>
      <text:p text:style-name="Standard"><text:s text:c="4"/>Attrib LIWC_Catg_Relativity <text:s text:c="3"/>5.654970785212795</text:p>
      <text:p text:style-name="Standard"><text:s text:c="4"/>Attrib LIWC_Catg_Religion <text:s text:c="3"/>-0.12510911514266265</text:p>
      <text:p text:style-name="Standard"><text:s text:c="4"/>Attrib LIWC_Catg_See <text:s text:c="3"/>2.494333473528039</text:p>
      <text:p text:style-name="Standard"><text:soft-page-break/><text:s text:c="4"/>Attrib LIWC_Catg_Sexual <text:s text:c="3"/>-0.41793326120713276</text:p>
      <text:p text:style-name="Standard"><text:s text:c="4"/>Attrib LIWC_Catg_Social Processes <text:s text:c="3"/>0.8286046841063788</text:p>
      <text:p text:style-name="Standard"><text:s text:c="4"/>Attrib LIWC_Catg_Tentative <text:s text:c="3"/>-0.4283426525136357</text:p>
      <text:p text:style-name="Standard"><text:s text:c="4"/>Attrib LIWC_Catg_Time <text:s text:c="3"/>-1.6463232878454093</text:p>
      <text:p text:style-name="Standard"><text:s text:c="4"/>Attrib LIWC_Catg_Work <text:s text:c="3"/>-1.0679877204839618</text:p>
      <text:p text:style-name="Standard"><text:s text:c="4"/>Attrib Lev_Dist <text:s text:c="3"/>-3.9853809211399374</text:p>
      <text:p text:style-name="Standard"><text:s text:c="4"/>Attrib Tri_lemma_overlap_count <text:s text:c="3"/>-1.8411416483698393</text:p>
      <text:p text:style-name="Standard"><text:s text:c="4"/>Attrib UMBC <text:s text:c="3"/>2.1638160413477623</text:p>
      <text:p text:style-name="Standard"><text:s text:c="4"/>Attrib Uni_lemma_overlap_count <text:s text:c="3"/>-0.16558508680833836</text:p>
      <text:p text:style-name="Standard"><text:s text:c="4"/>Attrib diff_len <text:s text:c="3"/>-3.2104841143158755</text:p>
      <text:p text:style-name="Standard"><text:s text:c="4"/>Attrib noun_Path <text:s text:c="3"/>4.182558911409055</text:p>
      <text:p text:style-name="Standard"><text:s text:c="4"/>Attrib rouge_1_f_score <text:s text:c="3"/>-0.22733252403505244</text:p>
      <text:p text:style-name="Standard"><text:s text:c="4"/>Attrib rouge_2_f_score <text:s text:c="3"/>-2.2954115821293932</text:p>
      <text:p text:style-name="Standard"><text:s text:c="4"/>Attrib rouge_3_f_score <text:s text:c="3"/>-0.936997272878021</text:p>
      <text:p text:style-name="Standard"><text:s text:c="4"/>Attrib rouge_4_f_score <text:s text:c="3"/>0.955952113999744</text:p>
      <text:p text:style-name="Standard"><text:s text:c="4"/>Attrib rouge_l_f_score <text:s text:c="3"/>3.1804492013310814</text:p>
      <text:p text:style-name="Standard"><text:s text:c="4"/>Attrib rouge_s*_f_score <text:s text:c="3"/>-0.2130735644448842</text:p>
      <text:p text:style-name="Standard"><text:s text:c="4"/>Attrib rouge_su*_f_score <text:s text:c="3"/>-0.23937102379534064</text:p>
      <text:p text:style-name="Standard"><text:s text:c="4"/>Attrib rouge_w_1.2_f_score <text:s text:c="3"/>-2.0069375395122204</text:p>
      <text:p text:style-name="Standard"><text:s text:c="4"/>Attrib verb_Path <text:s text:c="3"/>1.782969100185298</text:p>
      <text:p text:style-name="Standard">Sigmoid Node 19</text:p>
      <text:p text:style-name="Standard"><text:s text:c="4"/>Inputs <text:s text:c="3"/>Weights</text:p>
      <text:p text:style-name="Standard"><text:s text:c="4"/>Threshold <text:s text:c="3"/>-6.880931062534142</text:p>
      <text:p text:style-name="Standard"><text:s text:c="4"/>Attrib Bi_lemma_overlap_count <text:s text:c="3"/>0.12967493375126826</text:p>
      <text:p text:style-name="Standard"><text:s text:c="4"/>Attrib Dist_Sim_Adj <text:s text:c="3"/>-0.22349653336766384</text:p>
      <text:p text:style-name="Standard"><text:s text:c="4"/>Attrib Dist_Sim_Noun <text:s text:c="3"/>-0.3005890828661289</text:p>
      <text:p text:style-name="Standard"><text:s text:c="4"/>Attrib Dist_Sim_Verb <text:s text:c="3"/>-0.3352783025844204</text:p>
      <text:p text:style-name="Standard"><text:s text:c="4"/>Attrib LIWC_Catg_Achievement <text:s text:c="3"/>1.1876596981723542</text:p>
      <text:p text:style-name="Standard"><text:s text:c="4"/>Attrib LIWC_Catg_Affective Processes <text:s text:c="3"/>0.24607213251571436</text:p>
      <text:p text:style-name="Standard"><text:s text:c="4"/>Attrib LIWC_Catg_Biological Processes <text:s text:c="3"/>0.5162480004601779</text:p>
      <text:p text:style-name="Standard"><text:s text:c="4"/>Attrib LIWC_Catg_Causation <text:s text:c="3"/>-1.2606898871254648</text:p>
      <text:p text:style-name="Standard"><text:s text:c="4"/>Attrib LIWC_Catg_Certainty <text:s text:c="3"/>-0.5417591802200779</text:p>
      <text:p text:style-name="Standard"><text:s text:c="4"/>Attrib LIWC_Catg_Cognitive Processes <text:s text:c="3"/>1.372622642964197</text:p>
      <text:p text:style-name="Standard"><text:s text:c="4"/>Attrib LIWC_Catg_Discrepancy <text:s text:c="3"/>-0.41632331075801265</text:p>
      <text:p text:style-name="Standard"><text:s text:c="4"/>Attrib LIWC_Catg_Family <text:s text:c="3"/>0.17107578163161877</text:p>
      <text:p text:style-name="Standard"><text:s text:c="4"/>Attrib LIWC_Catg_Hear <text:s text:c="3"/>2.39809066073016</text:p>
      <text:p text:style-name="Standard"><text:s text:c="4"/>Attrib LIWC_Catg_Humans <text:s text:c="3"/>-1.143779757735988</text:p>
      <text:p text:style-name="Standard"><text:s text:c="4"/>Attrib LIWC_Catg_Insight <text:s text:c="3"/>-2.2911037286007994</text:p>
      <text:p text:style-name="Standard"><text:s text:c="4"/>Attrib LIWC_Catg_Motion <text:s text:c="3"/>0.12182834834424684</text:p>
      <text:p text:style-name="Standard"><text:s text:c="4"/>Attrib LIWC_Catg_Negative Emotion <text:s text:c="3"/>-1.0306004863346283</text:p>
      <text:p text:style-name="Standard"><text:s text:c="4"/>Attrib LIWC_Catg_Perceptual Processes <text:s text:c="3"/>-1.8248028453030978</text:p>
      <text:p text:style-name="Standard"><text:s text:c="4"/>Attrib LIWC_Catg_Positive Emotion <text:s text:c="3"/>-0.5658905688272949</text:p>
      <text:p text:style-name="Standard"><text:s text:c="4"/>Attrib LIWC_Catg_Relativity <text:s text:c="3"/>1.132326795981774</text:p>
      <text:p text:style-name="Standard"><text:s text:c="4"/>Attrib LIWC_Catg_Religion <text:s text:c="3"/>1.0278307499444517</text:p>
      <text:p text:style-name="Standard"><text:s text:c="4"/>Attrib LIWC_Catg_See <text:s text:c="3"/>2.672273716519499</text:p>
      <text:p text:style-name="Standard"><text:s text:c="4"/>Attrib LIWC_Catg_Sexual <text:s text:c="3"/>0.2559343246111283</text:p>
      <text:p text:style-name="Standard"><text:s text:c="4"/>Attrib LIWC_Catg_Social Processes <text:s text:c="3"/>0.14002806774556695</text:p>
      <text:p text:style-name="Standard"><text:s text:c="4"/>Attrib LIWC_Catg_Tentative <text:s text:c="3"/>-0.8029135734972223</text:p>
      <text:p text:style-name="Standard"><text:s text:c="4"/>Attrib LIWC_Catg_Time <text:s text:c="3"/>-0.5819021864663171</text:p>
      <text:p text:style-name="Standard"><text:s text:c="4"/>Attrib LIWC_Catg_Work <text:s text:c="3"/>-2.0178747413551816</text:p>
      <text:p text:style-name="Standard"><text:s text:c="4"/>Attrib Lev_Dist <text:s text:c="3"/>1.9504744502542324</text:p>
      <text:p text:style-name="Standard"><text:soft-page-break/><text:s text:c="4"/>Attrib Tri_lemma_overlap_count <text:s text:c="3"/>-0.18184006880110545</text:p>
      <text:p text:style-name="Standard"><text:s text:c="4"/>Attrib UMBC <text:s text:c="3"/>0.8786835119397195</text:p>
      <text:p text:style-name="Standard"><text:s text:c="4"/>Attrib Uni_lemma_overlap_count <text:s text:c="3"/>-1.49882640133329</text:p>
      <text:p text:style-name="Standard"><text:s text:c="4"/>Attrib diff_len <text:s text:c="3"/>-1.6786159943906707</text:p>
      <text:p text:style-name="Standard"><text:s text:c="4"/>Attrib noun_Path <text:s text:c="3"/>3.4856804747985213</text:p>
      <text:p text:style-name="Standard"><text:s text:c="4"/>Attrib rouge_1_f_score <text:s text:c="3"/>0.21704520943698913</text:p>
      <text:p text:style-name="Standard"><text:s text:c="4"/>Attrib rouge_2_f_score <text:s text:c="3"/>0.33682228877819304</text:p>
      <text:p text:style-name="Standard"><text:s text:c="4"/>Attrib rouge_3_f_score <text:s text:c="3"/>0.7831063609765546</text:p>
      <text:p text:style-name="Standard"><text:s text:c="4"/>Attrib rouge_4_f_score <text:s text:c="3"/>1.754464387988811</text:p>
      <text:p text:style-name="Standard"><text:s text:c="4"/>Attrib rouge_l_f_score <text:s text:c="3"/>2.6483020088050586</text:p>
      <text:p text:style-name="Standard"><text:s text:c="4"/>Attrib rouge_s*_f_score <text:s text:c="3"/>-0.07306043514601837</text:p>
      <text:p text:style-name="Standard"><text:s text:c="4"/>Attrib rouge_su*_f_score <text:s text:c="3"/>-0.03844815113763273</text:p>
      <text:p text:style-name="Standard"><text:s text:c="4"/>Attrib rouge_w_1.2_f_score <text:s text:c="3"/>-0.7175393609882953</text:p>
      <text:p text:style-name="Standard"><text:s text:c="4"/>Attrib verb_Path <text:s text:c="3"/>-1.0038601373770555</text:p>
      <text:p text:style-name="Standard">Sigmoid Node 20</text:p>
      <text:p text:style-name="Standard"><text:s text:c="4"/>Inputs <text:s text:c="3"/>Weights</text:p>
      <text:p text:style-name="Standard"><text:s text:c="4"/>Threshold <text:s text:c="3"/>-5.58360135587907</text:p>
      <text:p text:style-name="Standard"><text:s text:c="4"/>Attrib Bi_lemma_overlap_count <text:s text:c="3"/>2.692287881368726</text:p>
      <text:p text:style-name="Standard"><text:s text:c="4"/>Attrib Dist_Sim_Adj <text:s text:c="3"/>-2.2260988958268384</text:p>
      <text:p text:style-name="Standard"><text:s text:c="4"/>Attrib Dist_Sim_Noun <text:s text:c="3"/>-0.865685728942571</text:p>
      <text:p text:style-name="Standard"><text:s text:c="4"/>Attrib Dist_Sim_Verb <text:s text:c="3"/>0.08371337784437313</text:p>
      <text:p text:style-name="Standard"><text:s text:c="4"/>Attrib LIWC_Catg_Achievement <text:s text:c="3"/>0.4363039263056879</text:p>
      <text:p text:style-name="Standard"><text:s text:c="4"/>Attrib LIWC_Catg_Affective Processes <text:s text:c="3"/>-2.269546309643195</text:p>
      <text:p text:style-name="Standard"><text:s text:c="4"/>Attrib LIWC_Catg_Biological Processes <text:s text:c="3"/>-0.6848051560332693</text:p>
      <text:p text:style-name="Standard"><text:s text:c="4"/>Attrib LIWC_Catg_Causation <text:s text:c="3"/>-1.4457332367963815</text:p>
      <text:p text:style-name="Standard"><text:s text:c="4"/>Attrib LIWC_Catg_Certainty <text:s text:c="3"/>0.23663637342791635</text:p>
      <text:p text:style-name="Standard"><text:s text:c="4"/>Attrib LIWC_Catg_Cognitive Processes <text:s text:c="3"/>0.10294338558872161</text:p>
      <text:p text:style-name="Standard"><text:s text:c="4"/>Attrib LIWC_Catg_Discrepancy <text:s text:c="3"/>-2.440159369536468</text:p>
      <text:p text:style-name="Standard"><text:s text:c="4"/>Attrib LIWC_Catg_Family <text:s text:c="3"/>0.4759697236194027</text:p>
      <text:p text:style-name="Standard"><text:s text:c="4"/>Attrib LIWC_Catg_Hear <text:s text:c="3"/>2.3931521246853777</text:p>
      <text:p text:style-name="Standard"><text:s text:c="4"/>Attrib LIWC_Catg_Humans <text:s text:c="3"/>-2.280060233476784</text:p>
      <text:p text:style-name="Standard"><text:s text:c="4"/>Attrib LIWC_Catg_Insight <text:s text:c="3"/>-0.9696077367419295</text:p>
      <text:p text:style-name="Standard"><text:s text:c="4"/>Attrib LIWC_Catg_Motion <text:s text:c="3"/>-0.12496799333974051</text:p>
      <text:p text:style-name="Standard"><text:s text:c="4"/>Attrib LIWC_Catg_Negative Emotion <text:s text:c="3"/>0.9701602182270932</text:p>
      <text:p text:style-name="Standard"><text:s text:c="4"/>Attrib LIWC_Catg_Perceptual Processes <text:s text:c="3"/>-1.6091956939821996</text:p>
      <text:p text:style-name="Standard"><text:s text:c="4"/>Attrib LIWC_Catg_Positive Emotion <text:s text:c="3"/>0.1748228089841694</text:p>
      <text:p text:style-name="Standard"><text:s text:c="4"/>Attrib LIWC_Catg_Relativity <text:s text:c="3"/>-1.199169352025664</text:p>
      <text:p text:style-name="Standard"><text:s text:c="4"/>Attrib LIWC_Catg_Religion <text:s text:c="3"/>0.901350836980711</text:p>
      <text:p text:style-name="Standard"><text:s text:c="4"/>Attrib LIWC_Catg_See <text:s text:c="3"/>1.598579729731911</text:p>
      <text:p text:style-name="Standard"><text:s text:c="4"/>Attrib LIWC_Catg_Sexual <text:s text:c="3"/>-0.43826672604914474</text:p>
      <text:p text:style-name="Standard"><text:s text:c="4"/>Attrib LIWC_Catg_Social Processes <text:s text:c="3"/>1.6143155792994066</text:p>
      <text:p text:style-name="Standard"><text:s text:c="4"/>Attrib LIWC_Catg_Tentative <text:s text:c="3"/>-0.16162222014943</text:p>
      <text:p text:style-name="Standard"><text:s text:c="4"/>Attrib LIWC_Catg_Time <text:s text:c="3"/>1.8100870615660556</text:p>
      <text:p text:style-name="Standard"><text:s text:c="4"/>Attrib LIWC_Catg_Work <text:s text:c="3"/>0.3064861179965642</text:p>
      <text:p text:style-name="Standard"><text:s text:c="4"/>Attrib Lev_Dist <text:s text:c="3"/>1.1136418648229756</text:p>
      <text:p text:style-name="Standard"><text:s text:c="4"/>Attrib Tri_lemma_overlap_count <text:s text:c="3"/>0.2844167164103564</text:p>
      <text:p text:style-name="Standard"><text:s text:c="4"/>Attrib UMBC <text:s text:c="3"/>0.9875035403554162</text:p>
      <text:p text:style-name="Standard"><text:s text:c="4"/>Attrib Uni_lemma_overlap_count <text:s text:c="3"/>1.05114012280255</text:p>
      <text:p text:style-name="Standard"><text:s text:c="4"/>Attrib diff_len <text:s text:c="3"/>-0.5498562390267051</text:p>
      <text:p text:style-name="Standard"><text:s text:c="4"/>Attrib noun_Path <text:s text:c="3"/>-1.6630607030003357</text:p>
      <text:p text:style-name="Standard"><text:s text:c="4"/>Attrib rouge_1_f_score <text:s text:c="3"/>0.31559530823209936</text:p>
      <text:p text:style-name="Standard"><text:soft-page-break/><text:s text:c="4"/>Attrib rouge_2_f_score <text:s text:c="3"/>1.569834440035487</text:p>
      <text:p text:style-name="Standard"><text:s text:c="4"/>Attrib rouge_3_f_score <text:s text:c="3"/>-1.088427402557458</text:p>
      <text:p text:style-name="Standard"><text:s text:c="4"/>Attrib rouge_4_f_score <text:s text:c="3"/>-0.6833829069939208</text:p>
      <text:p text:style-name="Standard"><text:s text:c="4"/>Attrib rouge_l_f_score <text:s text:c="3"/>2.0406875933819926</text:p>
      <text:p text:style-name="Standard"><text:s text:c="4"/>Attrib rouge_s*_f_score <text:s text:c="3"/>0.10903004784347267</text:p>
      <text:p text:style-name="Standard"><text:s text:c="4"/>Attrib rouge_su*_f_score <text:s text:c="3"/>0.1838770503538137</text:p>
      <text:p text:style-name="Standard"><text:s text:c="4"/>Attrib rouge_w_1.2_f_score <text:s text:c="3"/>-2.307608644882618</text:p>
      <text:p text:style-name="Standard"><text:s text:c="4"/>Attrib verb_Path <text:s text:c="3"/>1.3408512872832135</text:p>
      <text:p text:style-name="Standard">Sigmoid Node 21</text:p>
      <text:p text:style-name="Standard"><text:s text:c="4"/>Inputs <text:s text:c="3"/>Weights</text:p>
      <text:p text:style-name="Standard"><text:s text:c="4"/>Threshold <text:s text:c="3"/>-4.992228038639162</text:p>
      <text:p text:style-name="Standard"><text:s text:c="4"/>Attrib Bi_lemma_overlap_count <text:s text:c="3"/>-4.766820063788147</text:p>
      <text:p text:style-name="Standard"><text:s text:c="4"/>Attrib Dist_Sim_Adj <text:s text:c="3"/>0.032546597133363754</text:p>
      <text:p text:style-name="Standard"><text:s text:c="4"/>Attrib Dist_Sim_Noun <text:s text:c="3"/>1.2486111332896819</text:p>
      <text:p text:style-name="Standard"><text:s text:c="4"/>Attrib Dist_Sim_Verb <text:s text:c="3"/>1.1655492788048294</text:p>
      <text:p text:style-name="Standard"><text:s text:c="4"/>Attrib LIWC_Catg_Achievement <text:s text:c="3"/>0.7396796330427688</text:p>
      <text:p text:style-name="Standard"><text:s text:c="4"/>Attrib LIWC_Catg_Affective Processes <text:s text:c="3"/>-1.3949679986215824</text:p>
      <text:p text:style-name="Standard"><text:s text:c="4"/>Attrib LIWC_Catg_Biological Processes <text:s text:c="3"/>1.9585700724776876</text:p>
      <text:p text:style-name="Standard"><text:s text:c="4"/>Attrib LIWC_Catg_Causation <text:s text:c="3"/>8.392999237571633</text:p>
      <text:p text:style-name="Standard"><text:s text:c="4"/>Attrib LIWC_Catg_Certainty <text:s text:c="3"/>-1.6990126450463485</text:p>
      <text:p text:style-name="Standard"><text:s text:c="4"/>Attrib LIWC_Catg_Cognitive Processes <text:s text:c="3"/>6.999376590204196</text:p>
      <text:p text:style-name="Standard"><text:s text:c="4"/>Attrib LIWC_Catg_Discrepancy <text:s text:c="3"/>0.8309061357552496</text:p>
      <text:p text:style-name="Standard"><text:s text:c="4"/>Attrib LIWC_Catg_Family <text:s text:c="3"/>0.12843203286371985</text:p>
      <text:p text:style-name="Standard"><text:s text:c="4"/>Attrib LIWC_Catg_Hear <text:s text:c="3"/>2.949515855600745</text:p>
      <text:p text:style-name="Standard"><text:s text:c="4"/>Attrib LIWC_Catg_Humans <text:s text:c="3"/>-7.156120392627937</text:p>
      <text:p text:style-name="Standard"><text:s text:c="4"/>Attrib LIWC_Catg_Insight <text:s text:c="3"/>-5.6884149558793276</text:p>
      <text:p text:style-name="Standard"><text:s text:c="4"/>Attrib LIWC_Catg_Motion <text:s text:c="3"/>-3.544563555483413</text:p>
      <text:p text:style-name="Standard"><text:s text:c="4"/>Attrib LIWC_Catg_Negative Emotion <text:s text:c="3"/>-0.22460571526065937</text:p>
      <text:p text:style-name="Standard"><text:s text:c="4"/>Attrib LIWC_Catg_Perceptual Processes <text:s text:c="3"/>-0.23733804639318196</text:p>
      <text:p text:style-name="Standard"><text:s text:c="4"/>Attrib LIWC_Catg_Positive Emotion <text:s text:c="3"/>3.5244375808131143</text:p>
      <text:p text:style-name="Standard"><text:s text:c="4"/>Attrib LIWC_Catg_Relativity <text:s text:c="3"/>-0.058098609409447916</text:p>
      <text:p text:style-name="Standard"><text:s text:c="4"/>Attrib LIWC_Catg_Religion <text:s text:c="3"/>0.2692232338772805</text:p>
      <text:p text:style-name="Standard"><text:s text:c="4"/>Attrib LIWC_Catg_See <text:s text:c="3"/>1.7958059557776405</text:p>
      <text:p text:style-name="Standard"><text:s text:c="4"/>Attrib LIWC_Catg_Sexual <text:s text:c="3"/>0.6389648025316536</text:p>
      <text:p text:style-name="Standard"><text:s text:c="4"/>Attrib LIWC_Catg_Social Processes <text:s text:c="3"/>5.067705273564158</text:p>
      <text:p text:style-name="Standard"><text:s text:c="4"/>Attrib LIWC_Catg_Tentative <text:s text:c="3"/>-3.69612833837403</text:p>
      <text:p text:style-name="Standard"><text:s text:c="4"/>Attrib LIWC_Catg_Time <text:s text:c="3"/>5.560428236865972</text:p>
      <text:p text:style-name="Standard"><text:s text:c="4"/>Attrib LIWC_Catg_Work <text:s text:c="3"/>1.5551754153834296</text:p>
      <text:p text:style-name="Standard"><text:s text:c="4"/>Attrib Lev_Dist <text:s text:c="3"/>1.5071748871550026</text:p>
      <text:p text:style-name="Standard"><text:s text:c="4"/>Attrib Tri_lemma_overlap_count <text:s text:c="3"/>-0.3913988276982342</text:p>
      <text:p text:style-name="Standard"><text:s text:c="4"/>Attrib UMBC <text:s text:c="3"/>-3.1546058582944547</text:p>
      <text:p text:style-name="Standard"><text:s text:c="4"/>Attrib Uni_lemma_overlap_count <text:s text:c="3"/>-0.8246959083611947</text:p>
      <text:p text:style-name="Standard"><text:s text:c="4"/>Attrib diff_len <text:s text:c="3"/>-5.400535259555095</text:p>
      <text:p text:style-name="Standard"><text:s text:c="4"/>Attrib noun_Path <text:s text:c="3"/>-4.664990744769313</text:p>
      <text:p text:style-name="Standard"><text:s text:c="4"/>Attrib rouge_1_f_score <text:s text:c="3"/>4.201449899076603</text:p>
      <text:p text:style-name="Standard"><text:s text:c="4"/>Attrib rouge_2_f_score <text:s text:c="3"/>-2.5051884979787915</text:p>
      <text:p text:style-name="Standard"><text:s text:c="4"/>Attrib rouge_3_f_score <text:s text:c="3"/>0.9981630459393261</text:p>
      <text:p text:style-name="Standard"><text:s text:c="4"/>Attrib rouge_4_f_score <text:s text:c="3"/>2.612433240429179</text:p>
      <text:p text:style-name="Standard"><text:s text:c="4"/>Attrib rouge_l_f_score <text:s text:c="3"/>2.4947363152056257</text:p>
      <text:p text:style-name="Standard"><text:s text:c="4"/>Attrib rouge_s*_f_score <text:s text:c="3"/>2.014215575580547</text:p>
      <text:p text:style-name="Standard"><text:s text:c="4"/>Attrib rouge_su*_f_score <text:s text:c="3"/>2.135569884518923</text:p>
      <text:p text:style-name="Standard"><text:soft-page-break/><text:s text:c="4"/>Attrib rouge_w_1.2_f_score <text:s text:c="3"/>-4.808711058456861</text:p>
      <text:p text:style-name="Standard"><text:s text:c="4"/>Attrib verb_Path <text:s text:c="3"/>5.39793379035417</text:p>
      <text:p text:style-name="Standard">Class </text:p>
      <text:p text:style-name="Standard"><text:s text:c="4"/>Input</text:p>
      <text:p text:style-name="Standard"><text:s text:c="4"/>Node 0</text:p>
      <text:p text:style-name="Standard"/>
      <text:p text:style-name="Standard"/>
      <text:p text:style-name="Standard">Time taken to build model: 7.08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2.4,1.51,-0.89</text:p>
      <text:p text:style-name="Standard">2,3.8,3.57,-0.23</text:p>
      <text:p text:style-name="Standard">3,0.6,2.193,1.593</text:p>
      <text:p text:style-name="Standard">4,2.833,2.631,-0.203</text:p>
      <text:p text:style-name="Standard">5,3.2,2.599,-0.601</text:p>
      <text:p text:style-name="Standard">6,1.2,2.739,1.539</text:p>
      <text:p text:style-name="Standard">7,2.5,1.63,-0.87</text:p>
      <text:p text:style-name="Standard">8,0.429,2.489,2.06</text:p>
      <text:p text:style-name="Standard">9,2.2,3.126,0.926</text:p>
      <text:p text:style-name="Standard">10,3,2.653,-0.347</text:p>
      <text:p text:style-name="Standard">11,0,0,0</text:p>
      <text:p text:style-name="Standard">12,1.2,1.423,0.223</text:p>
      <text:p text:style-name="Standard">13,3.25,1.326,-1.924</text:p>
      <text:p text:style-name="Standard">14,2.333,2.088,-0.245</text:p>
      <text:p text:style-name="Standard">15,2.2,1.499,-0.701</text:p>
      <text:p text:style-name="Standard">16,2,1.608,-0.392</text:p>
      <text:p text:style-name="Standard">17,2,1.647,-0.353</text:p>
      <text:p text:style-name="Standard">18,1.167,0.248,-0.919</text:p>
      <text:p text:style-name="Standard">19,2,2.11,0.11</text:p>
      <text:p text:style-name="Standard">20,3,1.682,-1.318</text:p>
      <text:p text:style-name="Standard">21,1.75,3.436,1.686</text:p>
      <text:p text:style-name="Standard">22,0.75,1.317,0.567</text:p>
      <text:p text:style-name="Standard">23,4.4,1.675,-2.725</text:p>
      <text:p text:style-name="Standard">24,0.8,0.734,-0.066</text:p>
      <text:p text:style-name="Standard">25,2,1.53,-0.47</text:p>
      <text:p text:style-name="Standard">26,1,1.539,0.539</text:p>
      <text:p text:style-name="Standard">27,0.4,1.367,0.967</text:p>
      <text:p text:style-name="Standard">28,2.167,1.578,-0.589</text:p>
      <text:p text:style-name="Standard">29,0.6,0.732,0.132</text:p>
      <text:p text:style-name="Standard">30,3.4,2.503,-0.897</text:p>
      <text:p text:style-name="Standard">31,2.5,4.291,1.791</text:p>
      <text:p text:style-name="Standard">32,1.2,5.246,4.046</text:p>
      <text:p text:style-name="Standard">33,3.2,2.7,-0.5</text:p>
      <text:p text:style-name="Standard">34,1.25,2.172,0.922</text:p>
      <text:p text:style-name="Standard">35,2.6,2.33,-0.27</text:p>
      <text:p text:style-name="Standard">36,2.429,3.524,1.095</text:p>
      <text:p text:style-name="Standard">37,0.4,1.415,1.015</text:p>
      <text:p text:style-name="Standard">38,1.4,1.482,0.082</text:p>
      <text:p text:style-name="Standard">39,1.8,1.383,-0.417</text:p>
      <text:p text:style-name="Standard"><text:soft-page-break/>40,4.6,8.792,4.192</text:p>
      <text:p text:style-name="Standard">41,3.8,1.74,-2.06</text:p>
      <text:p text:style-name="Standard">42,3.333,1.598,-1.735</text:p>
      <text:p text:style-name="Standard">43,2,1.927,-0.073</text:p>
      <text:p text:style-name="Standard">44,2,1.499,-0.501</text:p>
      <text:p text:style-name="Standard">45,2,1.753,-0.247</text:p>
      <text:p text:style-name="Standard">46,0.4,1.586,1.186</text:p>
      <text:p text:style-name="Standard">47,0,-1.423,-1.423</text:p>
      <text:p text:style-name="Standard">48,1.6,1.579,-0.021</text:p>
      <text:p text:style-name="Standard">49,1,1.477,0.477</text:p>
      <text:p text:style-name="Standard">50,2.167,2.405,0.239</text:p>
      <text:p text:style-name="Standard">51,3.2,2.151,-1.049</text:p>
      <text:p text:style-name="Standard">52,4.5,9.082,4.582</text:p>
      <text:p text:style-name="Standard">53,3.2,2.475,-0.725</text:p>
      <text:p text:style-name="Standard">54,2.8,1.952,-0.848</text:p>
      <text:p text:style-name="Standard">55,3.2,5.72,2.52</text:p>
      <text:p text:style-name="Standard">56,3.333,1.809,-1.525</text:p>
      <text:p text:style-name="Standard">57,0.2,0.032,-0.168</text:p>
      <text:p text:style-name="Standard">58,3.833,1.985,-1.849</text:p>
      <text:p text:style-name="Standard">59,0.6,0.786,0.186</text:p>
      <text:p text:style-name="Standard">60,3,3.451,0.451</text:p>
      <text:p text:style-name="Standard">61,0,0.505,0.505</text:p>
      <text:p text:style-name="Standard">62,0,1.092,1.092</text:p>
      <text:p text:style-name="Standard">63,0.333,0.766,0.432</text:p>
      <text:p text:style-name="Standard">64,2,1.462,-0.538</text:p>
      <text:p text:style-name="Standard">65,1.6,4.258,2.658</text:p>
      <text:p text:style-name="Standard">66,1.6,2.194,0.594</text:p>
      <text:p text:style-name="Standard">67,2.833,1.383,-1.45</text:p>
      <text:p text:style-name="Standard">68,2.5,2.071,-0.429</text:p>
      <text:p text:style-name="Standard">69,0.8,1.448,0.648</text:p>
      <text:p text:style-name="Standard">70,3.6,4.22,0.62</text:p>
      <text:p text:style-name="Standard">71,3.333,3.216,-0.117</text:p>
      <text:p text:style-name="Standard">72,3.4,2.643,-0.757</text:p>
      <text:p text:style-name="Standard">73,3.167,2.664,-0.503</text:p>
      <text:p text:style-name="Standard">74,1.2,3.044,1.844</text:p>
      <text:p text:style-name="Standard">75,4,2.284,-1.716</text:p>
      <text:p text:style-name="Standard">76,1.167,1.445,0.279</text:p>
      <text:p text:style-name="Standard">77,2.5,1.637,-0.863</text:p>
      <text:p text:style-name="Standard">78,1,1.441,0.441</text:p>
      <text:p text:style-name="Standard">79,3.167,2.87,-0.296</text:p>
      <text:p text:style-name="Standard">80,0.25,0.647,0.397</text:p>
      <text:p text:style-name="Standard">81,1,3.403,2.403</text:p>
      <text:p text:style-name="Standard">82,1.4,2.975,1.575</text:p>
      <text:p text:style-name="Standard">83,2.5,1.977,-0.523</text:p>
      <text:p text:style-name="Standard">84,2,1.323,-0.677</text:p>
      <text:p text:style-name="Standard">85,1.833,1.594,-0.24</text:p>
      <text:p text:style-name="Standard">86,3.667,2.635,-1.032</text:p>
      <text:p text:style-name="Standard">87,2.8,1.881,-0.919</text:p>
      <text:p text:style-name="Standard">88,1.667,1.862,0.196</text:p>
      <text:p text:style-name="Standard">89,1.286,1.454,0.168</text:p>
      <text:p text:style-name="Standard">90,1.333,1.555,0.222</text:p>
      <text:p text:style-name="Standard"><text:soft-page-break/>91,2.8,1.474,-1.326</text:p>
      <text:p text:style-name="Standard">92,1.75,1.978,0.228</text:p>
      <text:p text:style-name="Standard">93,3,4.954,1.954</text:p>
      <text:p text:style-name="Standard">94,3.167,3.979,0.812</text:p>
      <text:p text:style-name="Standard">95,2.667,1.585,-1.082</text:p>
      <text:p text:style-name="Standard">96,2.4,1.701,-0.699</text:p>
      <text:p text:style-name="Standard">97,0.5,2.407,1.907</text:p>
      <text:p text:style-name="Standard">98,2.2,1.621,-0.579</text:p>
      <text:p text:style-name="Standard">99,3.6,3.978,0.378</text:p>
      <text:p text:style-name="Standard">100,2.2,1.099,-1.101</text:p>
      <text:p text:style-name="Standard">1,1.167,1.747,0.58</text:p>
      <text:p text:style-name="Standard">2,1.6,2.703,1.103</text:p>
      <text:p text:style-name="Standard">3,4.167,1.865,-2.301</text:p>
      <text:p text:style-name="Standard">4,1.6,2.011,0.411</text:p>
      <text:p text:style-name="Standard">5,0.833,2.112,1.279</text:p>
      <text:p text:style-name="Standard">6,2,2.959,0.959</text:p>
      <text:p text:style-name="Standard">7,1.5,2.722,1.222</text:p>
      <text:p text:style-name="Standard">8,2.2,1.684,-0.516</text:p>
      <text:p text:style-name="Standard">9,0.5,1.646,1.146</text:p>
      <text:p text:style-name="Standard">10,1.167,1.392,0.226</text:p>
      <text:p text:style-name="Standard">11,2.2,2.357,0.157</text:p>
      <text:p text:style-name="Standard">12,2,2.506,0.506</text:p>
      <text:p text:style-name="Standard">13,2.25,1.912,-0.338</text:p>
      <text:p text:style-name="Standard">14,2.8,3.126,0.326</text:p>
      <text:p text:style-name="Standard">15,3.75,-0.241,-3.991</text:p>
      <text:p text:style-name="Standard">16,2.8,3.168,0.368</text:p>
      <text:p text:style-name="Standard">17,3.333,2.578,-0.755</text:p>
      <text:p text:style-name="Standard">18,2.25,2.415,0.165</text:p>
      <text:p text:style-name="Standard">19,1.2,1.591,0.391</text:p>
      <text:p text:style-name="Standard">20,0.4,1.535,1.135</text:p>
      <text:p text:style-name="Standard">21,3,3.1,0.1</text:p>
      <text:p text:style-name="Standard">22,1.333,2.258,0.925</text:p>
      <text:p text:style-name="Standard">23,2.667,4.065,1.398</text:p>
      <text:p text:style-name="Standard">24,2.2,2.022,-0.178</text:p>
      <text:p text:style-name="Standard">25,4.25,4.918,0.668</text:p>
      <text:p text:style-name="Standard">26,0.4,1.757,1.357</text:p>
      <text:p text:style-name="Standard">27,3.333,1.804,-1.529</text:p>
      <text:p text:style-name="Standard">28,1,3.68,2.68</text:p>
      <text:p text:style-name="Standard">29,1.6,2.125,0.525</text:p>
      <text:p text:style-name="Standard">30,2.2,1.346,-0.854</text:p>
      <text:p text:style-name="Standard">31,2,1.876,-0.124</text:p>
      <text:p text:style-name="Standard">32,0.833,1.077,0.244</text:p>
      <text:p text:style-name="Standard">33,1.4,3.984,2.584</text:p>
      <text:p text:style-name="Standard">34,0.5,0.567,0.067</text:p>
      <text:p text:style-name="Standard">35,2.2,3.608,1.408</text:p>
      <text:p text:style-name="Standard">36,2.8,2.55,-0.25</text:p>
      <text:p text:style-name="Standard">37,0.8,2.306,1.506</text:p>
      <text:p text:style-name="Standard">38,1.8,3.117,1.317</text:p>
      <text:p text:style-name="Standard">39,4.4,4.094,-0.306</text:p>
      <text:p text:style-name="Standard">40,3.4,0.889,-2.511</text:p>
      <text:p text:style-name="Standard">41,2.6,2.058,-0.542</text:p>
      <text:p text:style-name="Standard"><text:soft-page-break/>42,1.167,0.573,-0.594</text:p>
      <text:p text:style-name="Standard">43,0.6,1.865,1.265</text:p>
      <text:p text:style-name="Standard">44,2.2,3.722,1.522</text:p>
      <text:p text:style-name="Standard">45,4.6,1.963,-2.637</text:p>
      <text:p text:style-name="Standard">46,1.2,1.928,0.728</text:p>
      <text:p text:style-name="Standard">47,0.167,0.857,0.691</text:p>
      <text:p text:style-name="Standard">48,1,2.581,1.581</text:p>
      <text:p text:style-name="Standard">49,1.2,1.93,0.73</text:p>
      <text:p text:style-name="Standard">50,1.75,2.01,0.26</text:p>
      <text:p text:style-name="Standard">51,0.25,1.753,1.503</text:p>
      <text:p text:style-name="Standard">52,4,3.009,-0.991</text:p>
      <text:p text:style-name="Standard">53,1,1.41,0.41</text:p>
      <text:p text:style-name="Standard">54,2.667,2.977,0.311</text:p>
      <text:p text:style-name="Standard">55,1.75,1.914,0.164</text:p>
      <text:p text:style-name="Standard">56,3,2.153,-0.847</text:p>
      <text:p text:style-name="Standard">57,3,3.719,0.719</text:p>
      <text:p text:style-name="Standard">58,2.5,3.389,0.889</text:p>
      <text:p text:style-name="Standard">59,3,3.422,0.422</text:p>
      <text:p text:style-name="Standard">60,1.2,1.638,0.438</text:p>
      <text:p text:style-name="Standard">61,3.2,2.912,-0.288</text:p>
      <text:p text:style-name="Standard">62,1.167,2.434,1.267</text:p>
      <text:p text:style-name="Standard">63,1.833,1.994,0.161</text:p>
      <text:p text:style-name="Standard">64,0.2,0.714,0.514</text:p>
      <text:p text:style-name="Standard">65,3.25,3.631,0.381</text:p>
      <text:p text:style-name="Standard">66,2.667,2.79,0.124</text:p>
      <text:p text:style-name="Standard">67,1,1.163,0.163</text:p>
      <text:p text:style-name="Standard">68,3.8,1.984,-1.816</text:p>
      <text:p text:style-name="Standard">69,0.333,1.713,1.38</text:p>
      <text:p text:style-name="Standard">70,1.6,1.881,0.281</text:p>
      <text:p text:style-name="Standard">71,0.667,0.503,-0.163</text:p>
      <text:p text:style-name="Standard">72,0,0.938,0.938</text:p>
      <text:p text:style-name="Standard">73,3,3.016,0.016</text:p>
      <text:p text:style-name="Standard">74,1,2.614,1.614</text:p>
      <text:p text:style-name="Standard">75,2.4,1.899,-0.501</text:p>
      <text:p text:style-name="Standard">76,3.6,3.308,-0.292</text:p>
      <text:p text:style-name="Standard">77,1.4,2.011,0.611</text:p>
      <text:p text:style-name="Standard">78,1.833,1.637,-0.196</text:p>
      <text:p text:style-name="Standard">79,4.333,2.687,-1.646</text:p>
      <text:p text:style-name="Standard">80,5,3.068,-1.932</text:p>
      <text:p text:style-name="Standard">81,0.6,-0.167,-0.767</text:p>
      <text:p text:style-name="Standard">82,2.833,2.529,-0.304</text:p>
      <text:p text:style-name="Standard">83,0.5,0.565,0.065</text:p>
      <text:p text:style-name="Standard">84,1.333,1.89,0.556</text:p>
      <text:p text:style-name="Standard">85,1.6,4.569,2.969</text:p>
      <text:p text:style-name="Standard">86,2.333,1.923,-0.41</text:p>
      <text:p text:style-name="Standard">87,1.4,2.151,0.751</text:p>
      <text:p text:style-name="Standard">88,1.5,1.579,0.079</text:p>
      <text:p text:style-name="Standard">89,1,1.467,0.467</text:p>
      <text:p text:style-name="Standard">90,0,0.758,0.758</text:p>
      <text:p text:style-name="Standard">91,0.5,0.571,0.071</text:p>
      <text:p text:style-name="Standard">92,2.6,1.63,-0.97</text:p>
      <text:p text:style-name="Standard"><text:soft-page-break/>93,2,1.97,-0.03</text:p>
      <text:p text:style-name="Standard">94,3,13.898,10.898</text:p>
      <text:p text:style-name="Standard">95,1.4,2.134,0.734</text:p>
      <text:p text:style-name="Standard">96,0.667,1.508,0.841</text:p>
      <text:p text:style-name="Standard">97,2.2,0.481,-1.719</text:p>
      <text:p text:style-name="Standard">98,2.25,0.718,-1.532</text:p>
      <text:p text:style-name="Standard">99,2.333,2.455,0.122</text:p>
      <text:p text:style-name="Standard">100,0.6,1.986,1.386</text:p>
      <text:p text:style-name="Standard">1,1.4,1.683,0.283</text:p>
      <text:p text:style-name="Standard">2,0.2,0.277,0.077</text:p>
      <text:p text:style-name="Standard">3,4.167,0.471,-3.696</text:p>
      <text:p text:style-name="Standard">4,0.75,-0.669,-1.419</text:p>
      <text:p text:style-name="Standard">5,1.5,1.985,0.485</text:p>
      <text:p text:style-name="Standard">6,2.8,3.935,1.135</text:p>
      <text:p text:style-name="Standard">7,2.333,3.96,1.626</text:p>
      <text:p text:style-name="Standard">8,3.6,3.044,-0.556</text:p>
      <text:p text:style-name="Standard">9,1.25,1.985,0.735</text:p>
      <text:p text:style-name="Standard">10,2.833,3.228,0.395</text:p>
      <text:p text:style-name="Standard">11,0.8,3.484,2.684</text:p>
      <text:p text:style-name="Standard">12,0.167,0.273,0.106</text:p>
      <text:p text:style-name="Standard">13,2.4,2.805,0.405</text:p>
      <text:p text:style-name="Standard">14,2.8,3.006,0.206</text:p>
      <text:p text:style-name="Standard">15,0.6,1.378,0.778</text:p>
      <text:p text:style-name="Standard">16,1.75,0.674,-1.076</text:p>
      <text:p text:style-name="Standard">17,1.5,2.019,0.519</text:p>
      <text:p text:style-name="Standard">18,0.667,2.007,1.34</text:p>
      <text:p text:style-name="Standard">19,0.4,2.274,1.874</text:p>
      <text:p text:style-name="Standard">20,0,1.877,1.877</text:p>
      <text:p text:style-name="Standard">21,0.2,1.103,0.903</text:p>
      <text:p text:style-name="Standard">22,2,1.98,-0.02</text:p>
      <text:p text:style-name="Standard">23,0.6,1.612,1.012</text:p>
      <text:p text:style-name="Standard">24,4.2,4.238,0.038</text:p>
      <text:p text:style-name="Standard">25,3.333,5.453,2.119</text:p>
      <text:p text:style-name="Standard">26,3,3.878,0.878</text:p>
      <text:p text:style-name="Standard">27,1.4,3.758,2.358</text:p>
      <text:p text:style-name="Standard">28,1.2,-0.498,-1.698</text:p>
      <text:p text:style-name="Standard">29,2.25,2.993,0.743</text:p>
      <text:p text:style-name="Standard">30,3.2,2.181,-1.019</text:p>
      <text:p text:style-name="Standard">31,1.6,3.629,2.029</text:p>
      <text:p text:style-name="Standard">32,3.4,1.811,-1.589</text:p>
      <text:p text:style-name="Standard">33,1.4,3.808,2.408</text:p>
      <text:p text:style-name="Standard">34,3,1.951,-1.049</text:p>
      <text:p text:style-name="Standard">35,3.5,2.764,-0.736</text:p>
      <text:p text:style-name="Standard">36,2.2,3.475,1.275</text:p>
      <text:p text:style-name="Standard">37,2,1.925,-0.075</text:p>
      <text:p text:style-name="Standard">38,1.6,2.089,0.489</text:p>
      <text:p text:style-name="Standard">39,1,3.148,2.148</text:p>
      <text:p text:style-name="Standard">40,2,2.489,0.489</text:p>
      <text:p text:style-name="Standard">41,2.4,2.85,0.45</text:p>
      <text:p text:style-name="Standard">42,1.333,1.927,0.594</text:p>
      <text:p text:style-name="Standard">43,3,6.156,3.156</text:p>
      <text:p text:style-name="Standard"><text:soft-page-break/>44,3.4,4.282,0.882</text:p>
      <text:p text:style-name="Standard">45,3.333,4.701,1.367</text:p>
      <text:p text:style-name="Standard">46,1.6,1.838,0.238</text:p>
      <text:p text:style-name="Standard">47,1,2.09,1.09</text:p>
      <text:p text:style-name="Standard">48,1.2,3.057,1.857</text:p>
      <text:p text:style-name="Standard">49,4.6,4.262,-0.338</text:p>
      <text:p text:style-name="Standard">50,4.2,3.257,-0.943</text:p>
      <text:p text:style-name="Standard">51,3.2,3.161,-0.039</text:p>
      <text:p text:style-name="Standard">52,1.167,2.104,0.937</text:p>
      <text:p text:style-name="Standard">53,1.6,0.955,-0.645</text:p>
      <text:p text:style-name="Standard">54,1,2.041,1.041</text:p>
      <text:p text:style-name="Standard">55,1.4,1.981,0.581</text:p>
      <text:p text:style-name="Standard">56,1.5,1.993,0.493</text:p>
      <text:p text:style-name="Standard">57,1.4,1.549,0.149</text:p>
      <text:p text:style-name="Standard">58,4.5,3.702,-0.798</text:p>
      <text:p text:style-name="Standard">59,4,4.1,0.1</text:p>
      <text:p text:style-name="Standard">60,1,3.731,2.731</text:p>
      <text:p text:style-name="Standard">61,3,3.272,0.272</text:p>
      <text:p text:style-name="Standard">62,2,3.04,1.04</text:p>
      <text:p text:style-name="Standard">63,1.8,0.382,-1.418</text:p>
      <text:p text:style-name="Standard">64,4.667,0.615,-4.051</text:p>
      <text:p text:style-name="Standard">65,2,4.803,2.803</text:p>
      <text:p text:style-name="Standard">66,1.8,1.902,0.102</text:p>
      <text:p text:style-name="Standard">67,1.6,1.669,0.069</text:p>
      <text:p text:style-name="Standard">68,1.833,2.786,0.952</text:p>
      <text:p text:style-name="Standard">69,2.6,1.981,-0.619</text:p>
      <text:p text:style-name="Standard">70,1.2,2.872,1.672</text:p>
      <text:p text:style-name="Standard">71,1,0.613,-0.387</text:p>
      <text:p text:style-name="Standard">72,2,2.998,0.998</text:p>
      <text:p text:style-name="Standard">73,3.167,1.761,-1.405</text:p>
      <text:p text:style-name="Standard">74,1.6,3.593,1.993</text:p>
      <text:p text:style-name="Standard">75,4.2,2.926,-1.274</text:p>
      <text:p text:style-name="Standard">76,2,3.765,1.765</text:p>
      <text:p text:style-name="Standard">77,0.6,1.789,1.189</text:p>
      <text:p text:style-name="Standard">78,2,1.754,-0.246</text:p>
      <text:p text:style-name="Standard">79,3.6,1.882,-1.718</text:p>
      <text:p text:style-name="Standard">80,0.2,4.158,3.958</text:p>
      <text:p text:style-name="Standard">81,2.8,2.341,-0.459</text:p>
      <text:p text:style-name="Standard">82,4.4,2.631,-1.769</text:p>
      <text:p text:style-name="Standard">83,1.167,1.982,0.816</text:p>
      <text:p text:style-name="Standard">84,2.833,2.649,-0.185</text:p>
      <text:p text:style-name="Standard">85,3.167,1.999,-1.168</text:p>
      <text:p text:style-name="Standard">86,1.6,1.895,0.295</text:p>
      <text:p text:style-name="Standard">87,0,1.37,1.37</text:p>
      <text:p text:style-name="Standard">88,1.429,1.022,-0.407</text:p>
      <text:p text:style-name="Standard">89,2.167,1.707,-0.459</text:p>
      <text:p text:style-name="Standard">90,1.8,0.887,-0.913</text:p>
      <text:p text:style-name="Standard">91,3,2.022,-0.978</text:p>
      <text:p text:style-name="Standard">92,0.4,1.874,1.474</text:p>
      <text:p text:style-name="Standard">93,3,2.278,-0.722</text:p>
      <text:p text:style-name="Standard">94,0.4,-0.783,-1.183</text:p>
      <text:p text:style-name="Standard"><text:soft-page-break/>95,1.5,2.221,0.721</text:p>
      <text:p text:style-name="Standard">96,1.5,3.331,1.831</text:p>
      <text:p text:style-name="Standard">97,0.2,2.025,1.825</text:p>
      <text:p text:style-name="Standard">98,3.833,6.107,2.274</text:p>
      <text:p text:style-name="Standard">99,1.6,2.51,0.91</text:p>
      <text:p text:style-name="Standard">100,4.2,3.44,-0.76</text:p>
      <text:p text:style-name="Standard">1,4.5,4.55,0.05</text:p>
      <text:p text:style-name="Standard">2,4.167,5.108,0.941</text:p>
      <text:p text:style-name="Standard">3,1.5,2.232,0.732</text:p>
      <text:p text:style-name="Standard">4,2.2,9.871,7.671</text:p>
      <text:p text:style-name="Standard">5,4.4,2.003,-2.397</text:p>
      <text:p text:style-name="Standard">6,2.2,1.473,-0.727</text:p>
      <text:p text:style-name="Standard">7,3.2,3.285,0.085</text:p>
      <text:p text:style-name="Standard">8,0,0.592,0.592</text:p>
      <text:p text:style-name="Standard">9,1.2,2.279,1.079</text:p>
      <text:p text:style-name="Standard">10,1.4,1.188,-0.212</text:p>
      <text:p text:style-name="Standard">11,0.2,0.73,0.53</text:p>
      <text:p text:style-name="Standard">12,3.75,0.84,-2.91</text:p>
      <text:p text:style-name="Standard">13,3.2,2.443,-0.757</text:p>
      <text:p text:style-name="Standard">14,0,0.938,0.938</text:p>
      <text:p text:style-name="Standard">15,3,2.37,-0.63</text:p>
      <text:p text:style-name="Standard">16,1,3.262,2.262</text:p>
      <text:p text:style-name="Standard">17,3.167,2.529,-0.638</text:p>
      <text:p text:style-name="Standard">18,4.2,3.067,-1.133</text:p>
      <text:p text:style-name="Standard">19,3.667,2.7,-0.967</text:p>
      <text:p text:style-name="Standard">20,0.6,-0.639,-1.239</text:p>
      <text:p text:style-name="Standard">21,2.143,2.422,0.279</text:p>
      <text:p text:style-name="Standard">22,0,1.665,1.665</text:p>
      <text:p text:style-name="Standard">23,0.333,2.409,2.075</text:p>
      <text:p text:style-name="Standard">24,2,1.547,-0.453</text:p>
      <text:p text:style-name="Standard">25,1.5,2.276,0.776</text:p>
      <text:p text:style-name="Standard">26,2.8,3.395,0.595</text:p>
      <text:p text:style-name="Standard">27,4.167,5.804,1.637</text:p>
      <text:p text:style-name="Standard">28,0.8,2.169,1.369</text:p>
      <text:p text:style-name="Standard">29,0,0.438,0.438</text:p>
      <text:p text:style-name="Standard">30,1.167,2.384,1.217</text:p>
      <text:p text:style-name="Standard">31,1.833,2.429,0.596</text:p>
      <text:p text:style-name="Standard">32,2,2.27,0.27</text:p>
      <text:p text:style-name="Standard">33,1.167,2.142,0.975</text:p>
      <text:p text:style-name="Standard">34,1.75,3.636,1.886</text:p>
      <text:p text:style-name="Standard">35,2,3.567,1.567</text:p>
      <text:p text:style-name="Standard">36,2.6,3.475,0.875</text:p>
      <text:p text:style-name="Standard">37,1,2.116,1.116</text:p>
      <text:p text:style-name="Standard">38,2.2,9.049,6.849</text:p>
      <text:p text:style-name="Standard">39,1.333,2.232,0.899</text:p>
      <text:p text:style-name="Standard">40,0.2,0.761,0.561</text:p>
      <text:p text:style-name="Standard">41,2.8,3.969,1.169</text:p>
      <text:p text:style-name="Standard">42,0,0.4,0.4</text:p>
      <text:p text:style-name="Standard">43,3,2.738,-0.262</text:p>
      <text:p text:style-name="Standard">44,1.667,4.104,2.437</text:p>
      <text:p text:style-name="Standard">45,3.2,4.708,1.508</text:p>
      <text:p text:style-name="Standard"><text:soft-page-break/>46,0,0.666,0.666</text:p>
      <text:p text:style-name="Standard">47,4.833,1.77,-3.063</text:p>
      <text:p text:style-name="Standard">48,3.333,4.395,1.061</text:p>
      <text:p text:style-name="Standard">49,0,0.389,0.389</text:p>
      <text:p text:style-name="Standard">50,1.6,2.234,0.634</text:p>
      <text:p text:style-name="Standard">51,1.333,5.391,4.057</text:p>
      <text:p text:style-name="Standard">52,4.2,3.031,-1.169</text:p>
      <text:p text:style-name="Standard">53,3.4,2.475,-0.925</text:p>
      <text:p text:style-name="Standard">54,2,4.139,2.139</text:p>
      <text:p text:style-name="Standard">55,1.6,4.681,3.081</text:p>
      <text:p text:style-name="Standard">56,3.4,1.721,-1.679</text:p>
      <text:p text:style-name="Standard">57,2.6,4.811,2.211</text:p>
      <text:p text:style-name="Standard">58,4.2,2.8,-1.4</text:p>
      <text:p text:style-name="Standard">59,2.8,3.62,0.82</text:p>
      <text:p text:style-name="Standard">60,3.2,3.658,0.458</text:p>
      <text:p text:style-name="Standard">61,1.4,3.42,2.02</text:p>
      <text:p text:style-name="Standard">62,1.5,3.286,1.786</text:p>
      <text:p text:style-name="Standard">63,2.8,2.106,-0.694</text:p>
      <text:p text:style-name="Standard">64,0.2,1.977,1.777</text:p>
      <text:p text:style-name="Standard">65,0.5,2.286,1.786</text:p>
      <text:p text:style-name="Standard">66,2.8,2.699,-0.101</text:p>
      <text:p text:style-name="Standard">67,2.2,3.995,1.795</text:p>
      <text:p text:style-name="Standard">68,3,3.99,0.99</text:p>
      <text:p text:style-name="Standard">69,1.75,2.757,1.007</text:p>
      <text:p text:style-name="Standard">70,2.833,4.51,1.677</text:p>
      <text:p text:style-name="Standard">71,0.5,0.776,0.276</text:p>
      <text:p text:style-name="Standard">72,3,4.204,1.204</text:p>
      <text:p text:style-name="Standard">73,1.167,1.03,-0.137</text:p>
      <text:p text:style-name="Standard">74,1.4,2.489,1.089</text:p>
      <text:p text:style-name="Standard">75,0.25,3.176,2.926</text:p>
      <text:p text:style-name="Standard">76,1.8,3.226,1.426</text:p>
      <text:p text:style-name="Standard">77,1.5,2.323,0.823</text:p>
      <text:p text:style-name="Standard">78,2.4,2.362,-0.038</text:p>
      <text:p text:style-name="Standard">79,1.4,2.192,0.792</text:p>
      <text:p text:style-name="Standard">80,2.333,1.481,-0.852</text:p>
      <text:p text:style-name="Standard">81,1.8,2.278,0.478</text:p>
      <text:p text:style-name="Standard">82,2,3.99,1.99</text:p>
      <text:p text:style-name="Standard">83,1.167,2.217,1.051</text:p>
      <text:p text:style-name="Standard">84,0.6,2.679,2.079</text:p>
      <text:p text:style-name="Standard">85,2.333,4.197,1.864</text:p>
      <text:p text:style-name="Standard">86,1.667,5.241,3.574</text:p>
      <text:p text:style-name="Standard">87,0.5,0.941,0.441</text:p>
      <text:p text:style-name="Standard">88,5,2.504,-2.496</text:p>
      <text:p text:style-name="Standard">89,0.667,2.037,1.371</text:p>
      <text:p text:style-name="Standard">90,3.667,2.39,-1.277</text:p>
      <text:p text:style-name="Standard">91,2.5,3.447,0.947</text:p>
      <text:p text:style-name="Standard">92,1.4,2.998,1.598</text:p>
      <text:p text:style-name="Standard">93,0,2.593,2.593</text:p>
      <text:p text:style-name="Standard">94,0.2,0.604,0.404</text:p>
      <text:p text:style-name="Standard">95,2,4.637,2.637</text:p>
      <text:p text:style-name="Standard">96,3.833,3.714,-0.12</text:p>
      <text:p text:style-name="Standard"><text:soft-page-break/>97,1.8,2.416,0.616</text:p>
      <text:p text:style-name="Standard">98,2.2,6.178,3.978</text:p>
      <text:p text:style-name="Standard">99,2.8,2.394,-0.406</text:p>
      <text:p text:style-name="Standard">100,3,5.612,2.612</text:p>
      <text:p text:style-name="Standard">1,1,1.016,0.016</text:p>
      <text:p text:style-name="Standard">2,3.5,1.589,-1.911</text:p>
      <text:p text:style-name="Standard">3,3.5,1.879,-1.621</text:p>
      <text:p text:style-name="Standard">4,0.8,0.536,-0.264</text:p>
      <text:p text:style-name="Standard">5,2,1.486,-0.514</text:p>
      <text:p text:style-name="Standard">6,1.8,1.545,-0.255</text:p>
      <text:p text:style-name="Standard">7,1.2,0.636,-0.564</text:p>
      <text:p text:style-name="Standard">8,1.75,3.664,1.914</text:p>
      <text:p text:style-name="Standard">9,1,1.722,0.722</text:p>
      <text:p text:style-name="Standard">10,1.2,1.56,0.36</text:p>
      <text:p text:style-name="Standard">11,2.833,4.579,1.745</text:p>
      <text:p text:style-name="Standard">12,0.2,1.395,1.195</text:p>
      <text:p text:style-name="Standard">13,2.4,7.622,5.222</text:p>
      <text:p text:style-name="Standard">14,0.833,1.621,0.788</text:p>
      <text:p text:style-name="Standard">15,2.4,4.341,1.941</text:p>
      <text:p text:style-name="Standard">16,1.333,1.637,0.304</text:p>
      <text:p text:style-name="Standard">17,1,1.484,0.484</text:p>
      <text:p text:style-name="Standard">18,1.333,1.697,0.363</text:p>
      <text:p text:style-name="Standard">19,2.6,2.026,-0.574</text:p>
      <text:p text:style-name="Standard">20,1,-0.766,-1.766</text:p>
      <text:p text:style-name="Standard">21,1.2,2.58,1.38</text:p>
      <text:p text:style-name="Standard">22,3,2.463,-0.537</text:p>
      <text:p text:style-name="Standard">23,1.833,2.558,0.724</text:p>
      <text:p text:style-name="Standard">24,1.75,1.581,-0.169</text:p>
      <text:p text:style-name="Standard">25,0.6,0.576,-0.024</text:p>
      <text:p text:style-name="Standard">26,0,0.856,0.856</text:p>
      <text:p text:style-name="Standard">27,3.8,3.391,-0.409</text:p>
      <text:p text:style-name="Standard">28,1,1.727,0.727</text:p>
      <text:p text:style-name="Standard">29,0.286,1.632,1.346</text:p>
      <text:p text:style-name="Standard">30,0.6,0.667,0.067</text:p>
      <text:p text:style-name="Standard">31,1.667,1.879,0.212</text:p>
      <text:p text:style-name="Standard">32,2,1.394,-0.606</text:p>
      <text:p text:style-name="Standard">33,3.667,2.686,-0.98</text:p>
      <text:p text:style-name="Standard">34,2.2,1.489,-0.711</text:p>
      <text:p text:style-name="Standard">35,0.333,1.616,1.282</text:p>
      <text:p text:style-name="Standard">36,3,1.19,-1.81</text:p>
      <text:p text:style-name="Standard">37,3.333,4.522,1.189</text:p>
      <text:p text:style-name="Standard">38,1.667,1.668,0.001</text:p>
      <text:p text:style-name="Standard">39,0.6,1.614,1.014</text:p>
      <text:p text:style-name="Standard">40,1.167,1.613,0.446</text:p>
      <text:p text:style-name="Standard">41,0,0.157,0.157</text:p>
      <text:p text:style-name="Standard">42,1.667,3.228,1.561</text:p>
      <text:p text:style-name="Standard">43,4,1.023,-2.977</text:p>
      <text:p text:style-name="Standard">44,1.8,1.807,0.007</text:p>
      <text:p text:style-name="Standard">45,0,2.375,2.375</text:p>
      <text:p text:style-name="Standard">46,3.8,5.133,1.333</text:p>
      <text:p text:style-name="Standard">47,1.2,1.548,0.348</text:p>
      <text:p text:style-name="Standard"><text:soft-page-break/>48,1.2,1.766,0.566</text:p>
      <text:p text:style-name="Standard">49,1.75,1.24,-0.51</text:p>
      <text:p text:style-name="Standard">50,0.167,0.441,0.274</text:p>
      <text:p text:style-name="Standard">51,2.5,1.522,-0.978</text:p>
      <text:p text:style-name="Standard">52,3,3.237,0.237</text:p>
      <text:p text:style-name="Standard">53,0,0.43,0.43</text:p>
      <text:p text:style-name="Standard">54,2.2,1.972,-0.228</text:p>
      <text:p text:style-name="Standard">55,3,4.695,1.695</text:p>
      <text:p text:style-name="Standard">56,1.333,1.628,0.295</text:p>
      <text:p text:style-name="Standard">57,4,1.568,-2.432</text:p>
      <text:p text:style-name="Standard">58,0.6,1.362,0.762</text:p>
      <text:p text:style-name="Standard">59,2.6,1.513,-1.087</text:p>
      <text:p text:style-name="Standard">60,1.5,1.553,0.053</text:p>
      <text:p text:style-name="Standard">61,4.714,3.258,-1.456</text:p>
      <text:p text:style-name="Standard">62,0.333,1.628,1.295</text:p>
      <text:p text:style-name="Standard">63,2.667,1.547,-1.12</text:p>
      <text:p text:style-name="Standard">64,0.2,2.993,2.793</text:p>
      <text:p text:style-name="Standard">65,3,2.862,-0.138</text:p>
      <text:p text:style-name="Standard">66,1.833,0.109,-1.725</text:p>
      <text:p text:style-name="Standard">67,0.8,1.389,0.589</text:p>
      <text:p text:style-name="Standard">68,4.6,0.269,-4.331</text:p>
      <text:p text:style-name="Standard">69,1.167,1.547,0.38</text:p>
      <text:p text:style-name="Standard">70,0.75,1.535,0.785</text:p>
      <text:p text:style-name="Standard">71,2.8,5.644,2.844</text:p>
      <text:p text:style-name="Standard">72,0.2,0.111,-0.089</text:p>
      <text:p text:style-name="Standard">73,1.143,0.666,-0.477</text:p>
      <text:p text:style-name="Standard">74,2.4,1.39,-1.01</text:p>
      <text:p text:style-name="Standard">75,3.4,2.245,-1.155</text:p>
      <text:p text:style-name="Standard">76,3.667,4.628,0.961</text:p>
      <text:p text:style-name="Standard">77,1.833,1.639,-0.194</text:p>
      <text:p text:style-name="Standard">78,2.167,0.075,-2.091</text:p>
      <text:p text:style-name="Standard">79,2.8,1.645,-1.155</text:p>
      <text:p text:style-name="Standard">80,0.333,1.602,1.268</text:p>
      <text:p text:style-name="Standard">81,2.6,1.888,-0.712</text:p>
      <text:p text:style-name="Standard">82,2.6,0.301,-2.299</text:p>
      <text:p text:style-name="Standard">83,3.333,4.604,1.271</text:p>
      <text:p text:style-name="Standard">84,2,2.731,0.731</text:p>
      <text:p text:style-name="Standard">85,2.333,1.947,-0.386</text:p>
      <text:p text:style-name="Standard">86,3.2,3.147,-0.053</text:p>
      <text:p text:style-name="Standard">87,2.5,2.199,-0.301</text:p>
      <text:p text:style-name="Standard">88,4.833,3.13,-1.703</text:p>
      <text:p text:style-name="Standard">89,2.167,1.611,-0.556</text:p>
      <text:p text:style-name="Standard">90,1.667,1.526,-0.14</text:p>
      <text:p text:style-name="Standard">91,0.333,1.376,1.043</text:p>
      <text:p text:style-name="Standard">92,1.2,-0.048,-1.248</text:p>
      <text:p text:style-name="Standard">93,2.6,2.179,-0.421</text:p>
      <text:p text:style-name="Standard">94,1.2,1.267,0.067</text:p>
      <text:p text:style-name="Standard">95,3,1.911,-1.089</text:p>
      <text:p text:style-name="Standard">96,1,2.427,1.427</text:p>
      <text:p text:style-name="Standard">97,1.4,1.527,0.127</text:p>
      <text:p text:style-name="Standard">98,1.8,1.173,-0.627</text:p>
      <text:p text:style-name="Standard"><text:soft-page-break/>99,3.167,1.536,-1.63</text:p>
      <text:p text:style-name="Standard">100,3.2,1.591,-1.609</text:p>
      <text:p text:style-name="Standard">1,2,2.585,0.585</text:p>
      <text:p text:style-name="Standard">2,1.667,2.529,0.862</text:p>
      <text:p text:style-name="Standard">3,2.2,2.639,0.439</text:p>
      <text:p text:style-name="Standard">4,1,3.826,2.826</text:p>
      <text:p text:style-name="Standard">5,2.6,2.57,-0.03</text:p>
      <text:p text:style-name="Standard">6,2.2,4.036,1.836</text:p>
      <text:p text:style-name="Standard">7,1.4,2.558,1.158</text:p>
      <text:p text:style-name="Standard">8,1.833,4.023,2.19</text:p>
      <text:p text:style-name="Standard">9,3.75,3.891,0.141</text:p>
      <text:p text:style-name="Standard">10,1.833,1.802,-0.031</text:p>
      <text:p text:style-name="Standard">11,1.333,3.231,1.897</text:p>
      <text:p text:style-name="Standard">12,2.75,5.422,2.672</text:p>
      <text:p text:style-name="Standard">13,3.833,3.81,-0.023</text:p>
      <text:p text:style-name="Standard">14,1,1.841,0.841</text:p>
      <text:p text:style-name="Standard">15,0.4,5.046,4.646</text:p>
      <text:p text:style-name="Standard">16,4.429,2.631,-1.797</text:p>
      <text:p text:style-name="Standard">17,1.4,4.004,2.604</text:p>
      <text:p text:style-name="Standard">18,3.2,2.455,-0.745</text:p>
      <text:p text:style-name="Standard">19,2.2,2.823,0.623</text:p>
      <text:p text:style-name="Standard">20,0.333,2.528,2.194</text:p>
      <text:p text:style-name="Standard">21,1.5,2.856,1.356</text:p>
      <text:p text:style-name="Standard">22,3.167,10.03,6.863</text:p>
      <text:p text:style-name="Standard">23,1.4,1.994,0.594</text:p>
      <text:p text:style-name="Standard">24,3.25,3.979,0.729</text:p>
      <text:p text:style-name="Standard">25,0.25,2.653,2.403</text:p>
      <text:p text:style-name="Standard">26,1,2.507,1.507</text:p>
      <text:p text:style-name="Standard">27,0.2,2.522,2.322</text:p>
      <text:p text:style-name="Standard">28,2.833,4.898,2.065</text:p>
      <text:p text:style-name="Standard">29,2,2.699,0.699</text:p>
      <text:p text:style-name="Standard">30,5,3.908,-1.092</text:p>
      <text:p text:style-name="Standard">31,0.8,2.543,1.743</text:p>
      <text:p text:style-name="Standard">32,1.75,1.57,-0.18</text:p>
      <text:p text:style-name="Standard">33,1.167,3.297,2.13</text:p>
      <text:p text:style-name="Standard">34,5,3.218,-1.782</text:p>
      <text:p text:style-name="Standard">35,2.4,3.62,1.22</text:p>
      <text:p text:style-name="Standard">36,1.6,3.884,2.284</text:p>
      <text:p text:style-name="Standard">37,0,3.866,3.866</text:p>
      <text:p text:style-name="Standard">38,2.4,2.613,0.213</text:p>
      <text:p text:style-name="Standard">39,1,2.483,1.483</text:p>
      <text:p text:style-name="Standard">40,0.333,2.461,2.127</text:p>
      <text:p text:style-name="Standard">41,1.143,3.024,1.881</text:p>
      <text:p text:style-name="Standard">42,1.4,2.552,1.152</text:p>
      <text:p text:style-name="Standard">43,2.75,2.894,0.144</text:p>
      <text:p text:style-name="Standard">44,3.6,2.846,-0.754</text:p>
      <text:p text:style-name="Standard">45,0.667,3.526,2.859</text:p>
      <text:p text:style-name="Standard">46,2.4,2.558,0.158</text:p>
      <text:p text:style-name="Standard">47,2.2,3.743,1.543</text:p>
      <text:p text:style-name="Standard">48,2.667,3.886,1.219</text:p>
      <text:p text:style-name="Standard">49,1.2,2.806,1.606</text:p>
      <text:p text:style-name="Standard"><text:soft-page-break/>50,1.8,2.774,0.974</text:p>
      <text:p text:style-name="Standard">51,2.2,3.291,1.091</text:p>
      <text:p text:style-name="Standard">52,0.5,4.778,4.278</text:p>
      <text:p text:style-name="Standard">53,2.5,2.418,-0.082</text:p>
      <text:p text:style-name="Standard">54,0,4.725,4.725</text:p>
      <text:p text:style-name="Standard">55,1.2,2.477,1.277</text:p>
      <text:p text:style-name="Standard">56,1.4,3.744,2.344</text:p>
      <text:p text:style-name="Standard">57,0.8,2.94,2.14</text:p>
      <text:p text:style-name="Standard">58,4.5,3.517,-0.983</text:p>
      <text:p text:style-name="Standard">59,0.6,3.701,3.101</text:p>
      <text:p text:style-name="Standard">60,4.2,3.217,-0.983</text:p>
      <text:p text:style-name="Standard">61,4.6,4.899,0.299</text:p>
      <text:p text:style-name="Standard">62,1,3.191,2.191</text:p>
      <text:p text:style-name="Standard">63,1.667,2.498,0.831</text:p>
      <text:p text:style-name="Standard">64,3.167,4.229,1.062</text:p>
      <text:p text:style-name="Standard">65,1.2,4.534,3.334</text:p>
      <text:p text:style-name="Standard">66,2.4,2.817,0.417</text:p>
      <text:p text:style-name="Standard">67,4.333,3.621,-0.712</text:p>
      <text:p text:style-name="Standard">68,2,4.374,2.374</text:p>
      <text:p text:style-name="Standard">69,3.5,3.782,0.282</text:p>
      <text:p text:style-name="Standard">70,4.333,3.229,-1.105</text:p>
      <text:p text:style-name="Standard">71,2.167,2.646,0.48</text:p>
      <text:p text:style-name="Standard">72,1.8,2.919,1.119</text:p>
      <text:p text:style-name="Standard">73,3.667,2.908,-0.759</text:p>
      <text:p text:style-name="Standard">74,2,3.727,1.727</text:p>
      <text:p text:style-name="Standard">75,0.75,1.677,0.927</text:p>
      <text:p text:style-name="Standard">76,2.4,2.481,0.081</text:p>
      <text:p text:style-name="Standard">77,2.75,6.096,3.346</text:p>
      <text:p text:style-name="Standard">78,0.833,2.367,1.533</text:p>
      <text:p text:style-name="Standard">79,2.833,4.02,1.187</text:p>
      <text:p text:style-name="Standard">80,3,5.201,2.201</text:p>
      <text:p text:style-name="Standard">81,0.667,3.123,2.456</text:p>
      <text:p text:style-name="Standard">82,2,2.563,0.563</text:p>
      <text:p text:style-name="Standard">83,1.5,3.276,1.776</text:p>
      <text:p text:style-name="Standard">84,2.833,4.215,1.381</text:p>
      <text:p text:style-name="Standard">85,1.75,3.138,1.388</text:p>
      <text:p text:style-name="Standard">86,4.4,6.411,2.011</text:p>
      <text:p text:style-name="Standard">87,2.2,2.608,0.408</text:p>
      <text:p text:style-name="Standard">88,1,2.532,1.532</text:p>
      <text:p text:style-name="Standard">89,0,1.295,1.295</text:p>
      <text:p text:style-name="Standard">90,0,2.568,2.568</text:p>
      <text:p text:style-name="Standard">91,1,2.51,1.51</text:p>
      <text:p text:style-name="Standard">92,2,2.845,0.845</text:p>
      <text:p text:style-name="Standard">93,0.6,2.498,1.898</text:p>
      <text:p text:style-name="Standard">94,3.2,3.106,-0.094</text:p>
      <text:p text:style-name="Standard">95,2,3.816,1.816</text:p>
      <text:p text:style-name="Standard">96,0,2.17,2.17</text:p>
      <text:p text:style-name="Standard">97,4.2,3.956,-0.244</text:p>
      <text:p text:style-name="Standard">98,1.75,4.696,2.946</text:p>
      <text:p text:style-name="Standard">99,0.5,2.598,2.098</text:p>
      <text:p text:style-name="Standard">100,2,2.599,0.599</text:p>
      <text:p text:style-name="Standard"><text:soft-page-break/>1,2,2.315,0.315</text:p>
      <text:p text:style-name="Standard">2,2.6,2.715,0.115</text:p>
      <text:p text:style-name="Standard">3,3.75,2.814,-0.936</text:p>
      <text:p text:style-name="Standard">4,1.667,6.969,5.303</text:p>
      <text:p text:style-name="Standard">5,0.333,3.525,3.191</text:p>
      <text:p text:style-name="Standard">6,0.167,1.726,1.559</text:p>
      <text:p text:style-name="Standard">7,2.6,2.391,-0.209</text:p>
      <text:p text:style-name="Standard">8,3.333,12.388,9.055</text:p>
      <text:p text:style-name="Standard">9,4,4.814,0.814</text:p>
      <text:p text:style-name="Standard">10,3.4,9.344,5.944</text:p>
      <text:p text:style-name="Standard">11,2.8,2.82,0.02</text:p>
      <text:p text:style-name="Standard">12,1.167,2.476,1.309</text:p>
      <text:p text:style-name="Standard">13,1.5,1.757,0.257</text:p>
      <text:p text:style-name="Standard">14,1,2.055,1.055</text:p>
      <text:p text:style-name="Standard">15,1.25,1.544,0.294</text:p>
      <text:p text:style-name="Standard">16,0.667,1.137,0.47</text:p>
      <text:p text:style-name="Standard">17,0.6,1.207,0.607</text:p>
      <text:p text:style-name="Standard">18,2.25,2.968,0.718</text:p>
      <text:p text:style-name="Standard">19,1.4,2.401,1.001</text:p>
      <text:p text:style-name="Standard">20,2,0.935,-1.065</text:p>
      <text:p text:style-name="Standard">21,1,6.675,5.675</text:p>
      <text:p text:style-name="Standard">22,1.25,2.903,1.653</text:p>
      <text:p text:style-name="Standard">23,1.25,2.163,0.913</text:p>
      <text:p text:style-name="Standard">24,1.4,2.508,1.108</text:p>
      <text:p text:style-name="Standard">25,2.4,4.447,2.047</text:p>
      <text:p text:style-name="Standard">26,1.5,6.002,4.502</text:p>
      <text:p text:style-name="Standard">27,1.4,0.953,-0.447</text:p>
      <text:p text:style-name="Standard">28,0.333,1.829,1.496</text:p>
      <text:p text:style-name="Standard">29,2.833,3.987,1.153</text:p>
      <text:p text:style-name="Standard">30,2,2.866,0.866</text:p>
      <text:p text:style-name="Standard">31,3.4,4.265,0.865</text:p>
      <text:p text:style-name="Standard">32,1.8,1.622,-0.178</text:p>
      <text:p text:style-name="Standard">33,1.2,0.938,-0.262</text:p>
      <text:p text:style-name="Standard">34,2.8,2.829,0.029</text:p>
      <text:p text:style-name="Standard">35,2,2.444,0.444</text:p>
      <text:p text:style-name="Standard">36,2,2.083,0.083</text:p>
      <text:p text:style-name="Standard">37,3,3.998,0.998</text:p>
      <text:p text:style-name="Standard">38,1,1.901,0.901</text:p>
      <text:p text:style-name="Standard">39,0.8,1.662,0.862</text:p>
      <text:p text:style-name="Standard">40,4,1.332,-2.668</text:p>
      <text:p text:style-name="Standard">41,1,2.459,1.459</text:p>
      <text:p text:style-name="Standard">42,0.833,1.66,0.827</text:p>
      <text:p text:style-name="Standard">43,2.25,1.971,-0.279</text:p>
      <text:p text:style-name="Standard">44,2.8,2.645,-0.155</text:p>
      <text:p text:style-name="Standard">45,1.25,1.479,0.229</text:p>
      <text:p text:style-name="Standard">46,1.833,2.366,0.532</text:p>
      <text:p text:style-name="Standard">47,3,4.802,1.802</text:p>
      <text:p text:style-name="Standard">48,1.2,0.939,-0.261</text:p>
      <text:p text:style-name="Standard">49,1.8,1.521,-0.279</text:p>
      <text:p text:style-name="Standard">50,0.667,0.97,0.303</text:p>
      <text:p text:style-name="Standard">51,2.6,4.71,2.11</text:p>
      <text:p text:style-name="Standard"><text:soft-page-break/>52,0.8,1.228,0.428</text:p>
      <text:p text:style-name="Standard">53,1.167,2.443,1.277</text:p>
      <text:p text:style-name="Standard">54,3.5,3.348,-0.152</text:p>
      <text:p text:style-name="Standard">55,0.6,1.247,0.647</text:p>
      <text:p text:style-name="Standard">56,1.6,3.162,1.562</text:p>
      <text:p text:style-name="Standard">57,1.4,2.485,1.085</text:p>
      <text:p text:style-name="Standard">58,2.4,2.346,-0.054</text:p>
      <text:p text:style-name="Standard">59,4.4,5.279,0.879</text:p>
      <text:p text:style-name="Standard">60,0.2,0.945,0.745</text:p>
      <text:p text:style-name="Standard">61,2.25,2.025,-0.225</text:p>
      <text:p text:style-name="Standard">62,2,2.393,0.393</text:p>
      <text:p text:style-name="Standard">63,1.167,2.215,1.048</text:p>
      <text:p text:style-name="Standard">64,2,3.524,1.524</text:p>
      <text:p text:style-name="Standard">65,2.333,5.563,3.23</text:p>
      <text:p text:style-name="Standard">66,0.6,2.62,2.02</text:p>
      <text:p text:style-name="Standard">67,1,2.384,1.384</text:p>
      <text:p text:style-name="Standard">68,0.8,1.635,0.835</text:p>
      <text:p text:style-name="Standard">69,2.667,5.938,3.271</text:p>
      <text:p text:style-name="Standard">70,3.8,0.924,-2.876</text:p>
      <text:p text:style-name="Standard">71,1.667,0.914,-0.752</text:p>
      <text:p text:style-name="Standard">72,1,2.123,1.123</text:p>
      <text:p text:style-name="Standard">73,0.75,3.657,2.907</text:p>
      <text:p text:style-name="Standard">74,2.667,3.294,0.627</text:p>
      <text:p text:style-name="Standard">75,1.6,6.24,4.64</text:p>
      <text:p text:style-name="Standard">76,0.8,1.164,0.364</text:p>
      <text:p text:style-name="Standard">77,4.833,1.5,-3.333</text:p>
      <text:p text:style-name="Standard">78,3.25,2.947,-0.303</text:p>
      <text:p text:style-name="Standard">79,3.4,4.75,1.35</text:p>
      <text:p text:style-name="Standard">80,0.667,2.021,1.354</text:p>
      <text:p text:style-name="Standard">81,0.4,1.013,0.613</text:p>
      <text:p text:style-name="Standard">82,1.5,2.473,0.973</text:p>
      <text:p text:style-name="Standard">83,3.667,2.927,-0.74</text:p>
      <text:p text:style-name="Standard">84,2.2,1.054,-1.146</text:p>
      <text:p text:style-name="Standard">85,0.833,2.518,1.685</text:p>
      <text:p text:style-name="Standard">86,3.833,4.379,0.545</text:p>
      <text:p text:style-name="Standard">87,3,5.917,2.917</text:p>
      <text:p text:style-name="Standard">88,1.4,2.068,0.668</text:p>
      <text:p text:style-name="Standard">89,1.333,1.956,0.623</text:p>
      <text:p text:style-name="Standard">90,1.2,1.983,0.783</text:p>
      <text:p text:style-name="Standard">91,0.4,1.123,0.723</text:p>
      <text:p text:style-name="Standard">92,1.2,3.081,1.881</text:p>
      <text:p text:style-name="Standard">93,3.167,2.749,-0.417</text:p>
      <text:p text:style-name="Standard">94,3.8,2.166,-1.634</text:p>
      <text:p text:style-name="Standard">95,2.5,3.605,1.105</text:p>
      <text:p text:style-name="Standard">96,0.25,1.57,1.32</text:p>
      <text:p text:style-name="Standard">97,0.6,1.542,0.942</text:p>
      <text:p text:style-name="Standard">98,2.667,2.731,0.065</text:p>
      <text:p text:style-name="Standard">99,2.6,5.746,3.146</text:p>
      <text:p text:style-name="Standard">100,3,1.355,-1.645</text:p>
      <text:p text:style-name="Standard">1,3.167,2.529,-0.638</text:p>
      <text:p text:style-name="Standard">2,1,1.561,0.561</text:p>
      <text:p text:style-name="Standard"><text:soft-page-break/>3,3.167,1.583,-1.584</text:p>
      <text:p text:style-name="Standard">4,2,0.699,-1.301</text:p>
      <text:p text:style-name="Standard">5,3.25,2.99,-0.26</text:p>
      <text:p text:style-name="Standard">6,2.5,1.378,-1.122</text:p>
      <text:p text:style-name="Standard">7,1,1.827,0.827</text:p>
      <text:p text:style-name="Standard">8,1,3.339,2.339</text:p>
      <text:p text:style-name="Standard">9,1.2,2.097,0.897</text:p>
      <text:p text:style-name="Standard">10,1,1.588,0.588</text:p>
      <text:p text:style-name="Standard">11,1.5,2.248,0.748</text:p>
      <text:p text:style-name="Standard">12,1,4.22,3.22</text:p>
      <text:p text:style-name="Standard">13,2.6,1.199,-1.401</text:p>
      <text:p text:style-name="Standard">14,0.2,2.017,1.817</text:p>
      <text:p text:style-name="Standard">15,1.6,1.652,0.052</text:p>
      <text:p text:style-name="Standard">16,2,1.629,-0.371</text:p>
      <text:p text:style-name="Standard">17,3.2,1.288,-1.912</text:p>
      <text:p text:style-name="Standard">18,1.5,1.646,0.146</text:p>
      <text:p text:style-name="Standard">19,4.2,1.601,-2.599</text:p>
      <text:p text:style-name="Standard">20,1,1.315,0.315</text:p>
      <text:p text:style-name="Standard">21,2.667,2.461,-0.205</text:p>
      <text:p text:style-name="Standard">22,0.333,1.821,1.488</text:p>
      <text:p text:style-name="Standard">23,1.4,1.215,-0.185</text:p>
      <text:p text:style-name="Standard">24,1,2.193,1.193</text:p>
      <text:p text:style-name="Standard">25,0,0.472,0.472</text:p>
      <text:p text:style-name="Standard">26,0.4,0.772,0.372</text:p>
      <text:p text:style-name="Standard">27,1,1.784,0.784</text:p>
      <text:p text:style-name="Standard">28,2,1.564,-0.436</text:p>
      <text:p text:style-name="Standard">29,1,1.761,0.761</text:p>
      <text:p text:style-name="Standard">30,0,2.021,2.021</text:p>
      <text:p text:style-name="Standard">31,4.8,2.188,-2.612</text:p>
      <text:p text:style-name="Standard">32,0.833,0.524,-0.31</text:p>
      <text:p text:style-name="Standard">33,0.4,1.941,1.541</text:p>
      <text:p text:style-name="Standard">34,1,1.072,0.072</text:p>
      <text:p text:style-name="Standard">35,1.2,1.491,0.291</text:p>
      <text:p text:style-name="Standard">36,1.167,2.241,1.074</text:p>
      <text:p text:style-name="Standard">37,3.8,2.651,-1.149</text:p>
      <text:p text:style-name="Standard">38,0.8,0.938,0.138</text:p>
      <text:p text:style-name="Standard">39,1.2,-0.14,-1.34</text:p>
      <text:p text:style-name="Standard">40,3.8,3.733,-0.067</text:p>
      <text:p text:style-name="Standard">41,1.8,1.271,-0.529</text:p>
      <text:p text:style-name="Standard">42,1.2,1.521,0.321</text:p>
      <text:p text:style-name="Standard">43,3.2,3.243,0.043</text:p>
      <text:p text:style-name="Standard">44,2.8,0.961,-1.839</text:p>
      <text:p text:style-name="Standard">45,0.8,0.724,-0.076</text:p>
      <text:p text:style-name="Standard">46,0.4,1.326,0.926</text:p>
      <text:p text:style-name="Standard">47,3.5,3,-0.5</text:p>
      <text:p text:style-name="Standard">48,0.2,1.162,0.962</text:p>
      <text:p text:style-name="Standard">49,1.6,1.615,0.015</text:p>
      <text:p text:style-name="Standard">50,1.167,1.748,0.582</text:p>
      <text:p text:style-name="Standard">51,1,1.819,0.819</text:p>
      <text:p text:style-name="Standard">52,2,1.409,-0.591</text:p>
      <text:p text:style-name="Standard">53,1.667,1.726,0.059</text:p>
      <text:p text:style-name="Standard"><text:soft-page-break/>54,1.5,1.336,-0.164</text:p>
      <text:p text:style-name="Standard">55,1.167,1.787,0.62</text:p>
      <text:p text:style-name="Standard">56,0.4,2.386,1.986</text:p>
      <text:p text:style-name="Standard">57,2.25,2.501,0.251</text:p>
      <text:p text:style-name="Standard">58,1.167,0.627,-0.54</text:p>
      <text:p text:style-name="Standard">59,1.5,1.808,0.308</text:p>
      <text:p text:style-name="Standard">60,0.6,1.126,0.526</text:p>
      <text:p text:style-name="Standard">61,2.333,2.212,-0.121</text:p>
      <text:p text:style-name="Standard">62,2.6,2.618,0.018</text:p>
      <text:p text:style-name="Standard">63,1.333,1.333,-0.001</text:p>
      <text:p text:style-name="Standard">64,1.2,2.691,1.491</text:p>
      <text:p text:style-name="Standard">65,1,1.82,0.82</text:p>
      <text:p text:style-name="Standard">66,3.667,1.317,-2.35</text:p>
      <text:p text:style-name="Standard">67,1.167,1.9,0.733</text:p>
      <text:p text:style-name="Standard">68,1.25,1.545,0.295</text:p>
      <text:p text:style-name="Standard">69,4.667,5.415,0.748</text:p>
      <text:p text:style-name="Standard">70,2.8,0.824,-1.976</text:p>
      <text:p text:style-name="Standard">71,0.6,2.303,1.703</text:p>
      <text:p text:style-name="Standard">72,2.167,0.553,-1.613</text:p>
      <text:p text:style-name="Standard">73,2,3.854,1.854</text:p>
      <text:p text:style-name="Standard">74,2.6,0.862,-1.738</text:p>
      <text:p text:style-name="Standard">75,1.8,1.481,-0.319</text:p>
      <text:p text:style-name="Standard">76,3.333,1.96,-1.374</text:p>
      <text:p text:style-name="Standard">77,2,1.596,-0.404</text:p>
      <text:p text:style-name="Standard">78,2.2,1.846,-0.354</text:p>
      <text:p text:style-name="Standard">79,1.833,1.568,-0.265</text:p>
      <text:p text:style-name="Standard">80,1.333,1.543,0.209</text:p>
      <text:p text:style-name="Standard">81,3,1.746,-1.254</text:p>
      <text:p text:style-name="Standard">82,1,1.768,0.768</text:p>
      <text:p text:style-name="Standard">83,2.4,2.741,0.341</text:p>
      <text:p text:style-name="Standard">84,2.333,1.367,-0.966</text:p>
      <text:p text:style-name="Standard">85,0.667,1.545,0.879</text:p>
      <text:p text:style-name="Standard">86,1.4,1.173,-0.227</text:p>
      <text:p text:style-name="Standard">87,1.8,1.489,-0.311</text:p>
      <text:p text:style-name="Standard">88,1.333,1.746,0.413</text:p>
      <text:p text:style-name="Standard">89,0,1.13,1.13</text:p>
      <text:p text:style-name="Standard">90,1.6,2.179,0.579</text:p>
      <text:p text:style-name="Standard">91,0.833,0.18,-0.653</text:p>
      <text:p text:style-name="Standard">92,2,1.607,-0.393</text:p>
      <text:p text:style-name="Standard">93,1.6,1.937,0.337</text:p>
      <text:p text:style-name="Standard">94,0.167,0.083,-0.083</text:p>
      <text:p text:style-name="Standard">95,1.6,1.652,0.052</text:p>
      <text:p text:style-name="Standard">96,1.2,1.68,0.48</text:p>
      <text:p text:style-name="Standard">97,0.6,0.65,0.05</text:p>
      <text:p text:style-name="Standard">98,0.667,-0.118,-0.785</text:p>
      <text:p text:style-name="Standard">99,0,1.304,1.304</text:p>
      <text:p text:style-name="Standard">100,1.6,1.622,0.022</text:p>
      <text:p text:style-name="Standard">1,1.833,1.055,-0.779</text:p>
      <text:p text:style-name="Standard">2,1.6,1.02,-0.58</text:p>
      <text:p text:style-name="Standard">3,1.667,1.246,-0.421</text:p>
      <text:p text:style-name="Standard">4,3,1.861,-1.139</text:p>
      <text:p text:style-name="Standard"><text:soft-page-break/>5,0,0.03,0.03</text:p>
      <text:p text:style-name="Standard">6,1,1.435,0.435</text:p>
      <text:p text:style-name="Standard">7,2.833,1.23,-1.604</text:p>
      <text:p text:style-name="Standard">8,1,1.938,0.938</text:p>
      <text:p text:style-name="Standard">9,1.833,1.197,-0.636</text:p>
      <text:p text:style-name="Standard">10,1,5.321,4.321</text:p>
      <text:p text:style-name="Standard">11,0.8,1.026,0.226</text:p>
      <text:p text:style-name="Standard">12,2,6.443,4.443</text:p>
      <text:p text:style-name="Standard">13,2.75,2.308,-0.442</text:p>
      <text:p text:style-name="Standard">14,1.667,3.346,1.679</text:p>
      <text:p text:style-name="Standard">15,1.4,1.365,-0.035</text:p>
      <text:p text:style-name="Standard">16,2.75,1.596,-1.154</text:p>
      <text:p text:style-name="Standard">17,2.6,0.891,-1.709</text:p>
      <text:p text:style-name="Standard">18,2,2.402,0.402</text:p>
      <text:p text:style-name="Standard">19,1.667,1.045,-0.621</text:p>
      <text:p text:style-name="Standard">20,2,1.185,-0.815</text:p>
      <text:p text:style-name="Standard">21,1.8,0.467,-1.333</text:p>
      <text:p text:style-name="Standard">22,0,0.182,0.182</text:p>
      <text:p text:style-name="Standard">23,1.75,1.314,-0.436</text:p>
      <text:p text:style-name="Standard">24,3,6.256,3.256</text:p>
      <text:p text:style-name="Standard">25,3.333,0.851,-2.483</text:p>
      <text:p text:style-name="Standard">26,0,2.55,2.55</text:p>
      <text:p text:style-name="Standard">27,3,4.801,1.801</text:p>
      <text:p text:style-name="Standard">28,2.5,1.293,-1.207</text:p>
      <text:p text:style-name="Standard">29,2.4,1.247,-1.153</text:p>
      <text:p text:style-name="Standard">30,2,1.588,-0.412</text:p>
      <text:p text:style-name="Standard">31,1.167,0.833,-0.334</text:p>
      <text:p text:style-name="Standard">32,2.2,1.046,-1.154</text:p>
      <text:p text:style-name="Standard">33,0.333,1.252,0.919</text:p>
      <text:p text:style-name="Standard">34,4.6,1.451,-3.149</text:p>
      <text:p text:style-name="Standard">35,0.167,-0.112,-0.279</text:p>
      <text:p text:style-name="Standard">36,1.6,1.094,-0.506</text:p>
      <text:p text:style-name="Standard">37,2,4.633,2.633</text:p>
      <text:p text:style-name="Standard">38,1.2,2.32,1.12</text:p>
      <text:p text:style-name="Standard">39,2.4,2.761,0.361</text:p>
      <text:p text:style-name="Standard">40,2,1.106,-0.894</text:p>
      <text:p text:style-name="Standard">41,1.4,1.161,-0.239</text:p>
      <text:p text:style-name="Standard">42,1.714,4.454,2.74</text:p>
      <text:p text:style-name="Standard">43,3.6,1.426,-2.174</text:p>
      <text:p text:style-name="Standard">44,0.6,2.254,1.654</text:p>
      <text:p text:style-name="Standard">45,2.25,1.385,-0.865</text:p>
      <text:p text:style-name="Standard">46,1.333,6.247,4.914</text:p>
      <text:p text:style-name="Standard">47,4.4,1.744,-2.656</text:p>
      <text:p text:style-name="Standard">48,2.2,3.882,1.682</text:p>
      <text:p text:style-name="Standard">49,2.5,5.146,2.646</text:p>
      <text:p text:style-name="Standard">50,4.167,2.419,-1.748</text:p>
      <text:p text:style-name="Standard">51,0.8,0.814,0.014</text:p>
      <text:p text:style-name="Standard">52,4.4,1.354,-3.046</text:p>
      <text:p text:style-name="Standard">53,1.5,0.591,-0.909</text:p>
      <text:p text:style-name="Standard">54,0.333,0.912,0.579</text:p>
      <text:p text:style-name="Standard">55,1.167,1.053,-0.113</text:p>
      <text:p text:style-name="Standard"><text:soft-page-break/>56,2,1.067,-0.933</text:p>
      <text:p text:style-name="Standard">57,0.833,2.635,1.801</text:p>
      <text:p text:style-name="Standard">58,3,2.058,-0.942</text:p>
      <text:p text:style-name="Standard">59,1.167,3.921,2.754</text:p>
      <text:p text:style-name="Standard">60,1.667,1.926,0.259</text:p>
      <text:p text:style-name="Standard">61,1.5,1.067,-0.433</text:p>
      <text:p text:style-name="Standard">62,3,1.054,-1.946</text:p>
      <text:p text:style-name="Standard">63,2.25,2.837,0.587</text:p>
      <text:p text:style-name="Standard">64,0.4,-0.068,-0.468</text:p>
      <text:p text:style-name="Standard">65,1,1.061,0.061</text:p>
      <text:p text:style-name="Standard">66,4.6,2.637,-1.963</text:p>
      <text:p text:style-name="Standard">67,2.333,0.908,-1.425</text:p>
      <text:p text:style-name="Standard">68,2.167,1.503,-0.663</text:p>
      <text:p text:style-name="Standard">69,2.8,2.353,-0.447</text:p>
      <text:p text:style-name="Standard">70,2.167,2.262,0.095</text:p>
      <text:p text:style-name="Standard">71,1,1.313,0.313</text:p>
      <text:p text:style-name="Standard">72,0.833,1.26,0.427</text:p>
      <text:p text:style-name="Standard">73,4.8,6.725,1.925</text:p>
      <text:p text:style-name="Standard">74,4,4.353,0.353</text:p>
      <text:p text:style-name="Standard">75,1.167,0.926,-0.241</text:p>
      <text:p text:style-name="Standard">76,4.5,2.762,-1.738</text:p>
      <text:p text:style-name="Standard">77,1.4,1.173,-0.227</text:p>
      <text:p text:style-name="Standard">78,2.8,1.512,-1.288</text:p>
      <text:p text:style-name="Standard">79,1.8,1.825,0.025</text:p>
      <text:p text:style-name="Standard">80,3.286,1.377,-1.908</text:p>
      <text:p text:style-name="Standard">81,4.167,0.086,-4.081</text:p>
      <text:p text:style-name="Standard">82,3.833,1.752,-2.081</text:p>
      <text:p text:style-name="Standard">83,3.6,3.274,-0.326</text:p>
      <text:p text:style-name="Standard">84,1.333,1.288,-0.045</text:p>
      <text:p text:style-name="Standard">85,0.833,0.705,-0.128</text:p>
      <text:p text:style-name="Standard">86,0.167,0.916,0.749</text:p>
      <text:p text:style-name="Standard">87,3.6,3.922,0.322</text:p>
      <text:p text:style-name="Standard">88,2.6,3.946,1.346</text:p>
      <text:p text:style-name="Standard">89,1.667,1.152,-0.514</text:p>
      <text:p text:style-name="Standard">90,2.4,4.564,2.164</text:p>
      <text:p text:style-name="Standard">91,0.167,0.929,0.762</text:p>
      <text:p text:style-name="Standard">92,3.833,1.734,-2.099</text:p>
      <text:p text:style-name="Standard">93,4.167,1.395,-2.772</text:p>
      <text:p text:style-name="Standard">94,2.8,2.152,-0.648</text:p>
      <text:p text:style-name="Standard">95,2.5,1.751,-0.749</text:p>
      <text:p text:style-name="Standard">96,3.6,1.017,-2.583</text:p>
      <text:p text:style-name="Standard">97,1.4,2.365,0.965</text:p>
      <text:p text:style-name="Standard">98,1,2.642,1.642</text:p>
      <text:p text:style-name="Standard">99,2.5,4.384,1.884</text:p>
      <text:p text:style-name="Standard">100,2.8,1.487,-1.313</text:p>
      <text:p text:style-name="Standard">1,2.75,1.463,-1.287</text:p>
      <text:p text:style-name="Standard">2,3.167,2.075,-1.092</text:p>
      <text:p text:style-name="Standard">3,3.833,4.854,1.02</text:p>
      <text:p text:style-name="Standard">4,2.167,1.196,-0.971</text:p>
      <text:p text:style-name="Standard">5,3.167,0.725,-2.442</text:p>
      <text:p text:style-name="Standard">6,0.6,1.32,0.72</text:p>
      <text:p text:style-name="Standard"><text:soft-page-break/>7,2.667,1.695,-0.971</text:p>
      <text:p text:style-name="Standard">8,0.667,2.427,1.761</text:p>
      <text:p text:style-name="Standard">9,3.5,7.129,3.629</text:p>
      <text:p text:style-name="Standard">10,2.8,1.507,-1.293</text:p>
      <text:p text:style-name="Standard">11,0.5,3.042,2.542</text:p>
      <text:p text:style-name="Standard">12,1,3.058,2.058</text:p>
      <text:p text:style-name="Standard">13,4.333,6.774,2.441</text:p>
      <text:p text:style-name="Standard">14,2.2,2.957,0.757</text:p>
      <text:p text:style-name="Standard">15,3,0.327,-2.673</text:p>
      <text:p text:style-name="Standard">16,1,0.326,-0.674</text:p>
      <text:p text:style-name="Standard">17,1,1.273,0.273</text:p>
      <text:p text:style-name="Standard">18,2.75,1.489,-1.261</text:p>
      <text:p text:style-name="Standard">19,2,1.425,-0.575</text:p>
      <text:p text:style-name="Standard">20,0,0.338,0.338</text:p>
      <text:p text:style-name="Standard">21,4.2,1.887,-2.313</text:p>
      <text:p text:style-name="Standard">22,2,2.02,0.02</text:p>
      <text:p text:style-name="Standard">23,4.2,1.767,-2.433</text:p>
      <text:p text:style-name="Standard">24,1.667,1.271,-0.395</text:p>
      <text:p text:style-name="Standard">25,1.6,1.302,-0.298</text:p>
      <text:p text:style-name="Standard">26,1,1.38,0.38</text:p>
      <text:p text:style-name="Standard">27,4.333,7.681,3.348</text:p>
      <text:p text:style-name="Standard">28,0.833,0.923,0.09</text:p>
      <text:p text:style-name="Standard">29,2.4,2.536,0.136</text:p>
      <text:p text:style-name="Standard">30,1.5,2.301,0.801</text:p>
      <text:p text:style-name="Standard">31,0,0.965,0.965</text:p>
      <text:p text:style-name="Standard">32,1.4,3.529,2.129</text:p>
      <text:p text:style-name="Standard">33,2,1.844,-0.156</text:p>
      <text:p text:style-name="Standard">34,3,1.559,-1.441</text:p>
      <text:p text:style-name="Standard">35,3.8,2.828,-0.972</text:p>
      <text:p text:style-name="Standard">36,0.5,1.383,0.883</text:p>
      <text:p text:style-name="Standard">37,2.6,1.443,-1.157</text:p>
      <text:p text:style-name="Standard">38,1.667,1.144,-0.523</text:p>
      <text:p text:style-name="Standard">39,0,-0.245,-0.245</text:p>
      <text:p text:style-name="Standard">40,4,2.81,-1.19</text:p>
      <text:p text:style-name="Standard">41,1.833,3.101,1.267</text:p>
      <text:p text:style-name="Standard">42,3,3.897,0.897</text:p>
      <text:p text:style-name="Standard">43,0,-0.407,-0.407</text:p>
      <text:p text:style-name="Standard">44,0.4,0.419,0.019</text:p>
      <text:p text:style-name="Standard">45,3.8,4.601,0.801</text:p>
      <text:p text:style-name="Standard">46,2.8,1.296,-1.504</text:p>
      <text:p text:style-name="Standard">47,1.8,1.413,-0.387</text:p>
      <text:p text:style-name="Standard">48,0.286,1.054,0.769</text:p>
      <text:p text:style-name="Standard">49,0.667,0.821,0.155</text:p>
      <text:p text:style-name="Standard">50,2.4,3.973,1.573</text:p>
      <text:p text:style-name="Standard">51,1,0.563,-0.437</text:p>
      <text:p text:style-name="Standard">52,2.6,3.265,0.665</text:p>
      <text:p text:style-name="Standard">53,3,2.76,-0.24</text:p>
      <text:p text:style-name="Standard">54,0.2,-0.119,-0.319</text:p>
      <text:p text:style-name="Standard">55,0.167,0.644,0.477</text:p>
      <text:p text:style-name="Standard">56,1,1.547,0.547</text:p>
      <text:p text:style-name="Standard">57,4.5,1.25,-3.25</text:p>
      <text:p text:style-name="Standard"><text:soft-page-break/>58,1.8,2.817,1.017</text:p>
      <text:p text:style-name="Standard">59,2.8,1.351,-1.449</text:p>
      <text:p text:style-name="Standard">60,0.167,1.789,1.622</text:p>
      <text:p text:style-name="Standard">61,3.8,5.622,1.822</text:p>
      <text:p text:style-name="Standard">62,0.4,2.093,1.693</text:p>
      <text:p text:style-name="Standard">63,3.4,2.376,-1.024</text:p>
      <text:p text:style-name="Standard">64,2,1.271,-0.729</text:p>
      <text:p text:style-name="Standard">65,2.8,1.256,-1.544</text:p>
      <text:p text:style-name="Standard">66,1,1.275,0.275</text:p>
      <text:p text:style-name="Standard">67,0.167,0.403,0.237</text:p>
      <text:p text:style-name="Standard">68,2,2.355,0.355</text:p>
      <text:p text:style-name="Standard">69,2,1.437,-0.563</text:p>
      <text:p text:style-name="Standard">70,3.333,6.25,2.916</text:p>
      <text:p text:style-name="Standard">71,0.8,1.064,0.264</text:p>
      <text:p text:style-name="Standard">72,3.333,3.245,-0.088</text:p>
      <text:p text:style-name="Standard">73,2.6,4.334,1.734</text:p>
      <text:p text:style-name="Standard">74,1.4,2.852,1.452</text:p>
      <text:p text:style-name="Standard">75,0,1.284,1.284</text:p>
      <text:p text:style-name="Standard">76,1.8,1.445,-0.355</text:p>
      <text:p text:style-name="Standard">77,2.2,1.281,-0.919</text:p>
      <text:p text:style-name="Standard">78,1.75,1.757,0.007</text:p>
      <text:p text:style-name="Standard">79,1,1.458,0.458</text:p>
      <text:p text:style-name="Standard">80,3,2.571,-0.429</text:p>
      <text:p text:style-name="Standard">81,1.833,1.326,-0.507</text:p>
      <text:p text:style-name="Standard">82,2,1.274,-0.726</text:p>
      <text:p text:style-name="Standard">83,1.8,2.098,0.298</text:p>
      <text:p text:style-name="Standard">84,2.8,4.121,1.321</text:p>
      <text:p text:style-name="Standard">85,1.4,1.743,0.343</text:p>
      <text:p text:style-name="Standard">86,0.2,-0.721,-0.921</text:p>
      <text:p text:style-name="Standard">87,3,8.636,5.636</text:p>
      <text:p text:style-name="Standard">88,4.2,1.946,-2.254</text:p>
      <text:p text:style-name="Standard">89,1.6,1.287,-0.313</text:p>
      <text:p text:style-name="Standard">90,3.2,1.414,-1.786</text:p>
      <text:p text:style-name="Standard">91,2.2,3.203,1.003</text:p>
      <text:p text:style-name="Standard">92,2.667,2.148,-0.519</text:p>
      <text:p text:style-name="Standard">93,1.833,2.78,0.947</text:p>
      <text:p text:style-name="Standard">94,1,0.351,-0.649</text:p>
      <text:p text:style-name="Standard">95,1.2,1.27,0.07</text:p>
      <text:p text:style-name="Standard">96,3.8,3.014,-0.786</text:p>
      <text:p text:style-name="Standard">97,1,1.584,0.584</text:p>
      <text:p text:style-name="Standard">98,1,1.399,0.399</text:p>
      <text:p text:style-name="Standard">99,4,3.262,-0.738</text:p>
      <text:p text:style-name="Standard">100,1.6,1.442,-0.158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3949</text:p>
      <text:p text:style-name="Standard">Mean absolute error <text:s text:c="21"/>1.1346</text:p>
      <text:p text:style-name="Standard">Root mean squared error <text:s text:c="17"/>1.5681</text:p>
      <text:p text:style-name="Standard">Relative absolute error <text:s text:c="15"/>115.7077 %</text:p>
      <text:p text:style-name="Standard"><text:soft-page-break/>Root relative squared error <text:s text:c="11"/>131.9789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4T13:03:48</meta:creation-date>
    <meta:document-statistic meta:table-count="0" meta:image-count="0" meta:object-count="0" meta:page-count="41" meta:paragraph-count="2033" meta:word-count="4149" meta:character-count="67426"/>
    <dc:date>2014-11-24T13:04:52</dc:date>
    <dc:creator>amita misra</dc:creator>
    <meta:editing-duration>PT1M4S</meta:editing-duration>
    <meta:editing-cycles>1</meta:editing-cycles>
    <meta:generator>OpenOffice/4.1.0$Unix OpenOffice.org_project/410m18$Build-9764</meta:generator>
  </office:meta>
</office:document-meta>
</file>